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1" svg:font-family="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259cm"/>
      <style:paragraph-properties style:writing-mode="lr-tb"/>
    </style:style>
    <style:style style:name="gr2" style:family="graphic" style:parent-style-name="standard">
      <style:graphic-properties draw:stroke="none" draw:fill="none" fo:min-height="10.96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2.332cm" fo:min-width="15.498cm" fo:padding-top="0.169cm" fo:padding-bottom="0.125cm" fo:padding-left="0.25cm" fo:padding-right="0.25cm" fo:wrap-option="no-wrap" draw:shadow-color="#808080"/>
      <style:paragraph-properties style:writing-mode="lr-tb"/>
    </style:style>
    <style:style style:name="gr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3.83cm" fo:min-width="25.002cm" fo:padding-top="0.169cm" fo:padding-bottom="0.125cm" fo:padding-left="0.25cm" fo:padding-right="0.25cm" fo:wrap-option="no-wrap" draw:shadow-color="#808080"/>
      <style:paragraph-properties style:writing-mode="lr-tb"/>
    </style:style>
    <style:style style:name="gr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2.332cm" fo:min-width="15.498cm" fo:padding-top="0.169cm" fo:padding-bottom="0.125cm" fo:padding-left="0.25cm" fo:padding-right="0.25cm" fo:wrap-option="no-wrap" draw:shadow-color="#808080"/>
      <style:paragraph-properties style:writing-mode="lr-tb"/>
    </style:style>
    <style:style style:name="gr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1.954cm" fo:min-width="24.499cm" fo:padding-top="0.169cm" fo:padding-bottom="0.125cm" fo:padding-left="0.25cm" fo:padding-right="0.25cm" fo:wrap-option="no-wrap" draw:shadow-color="#808080"/>
      <style:paragraph-properties style:writing-mode="lr-tb"/>
    </style:style>
    <style:style style:name="gr8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6.456cm" fo:min-width="23.502cm" fo:padding-top="0.169cm" fo:padding-bottom="0.125cm" fo:padding-left="0.25cm" fo:padding-right="0.25cm" fo:wrap-option="no-wrap" draw:shadow-color="#808080"/>
      <style:paragraph-properties style:writing-mode="lr-tb"/>
    </style:style>
    <style:style style:name="gr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2.332cm" fo:min-width="15.498cm" fo:padding-top="0.169cm" fo:padding-bottom="0.125cm" fo:padding-left="0.25cm" fo:padding-right="0.25cm" fo:wrap-option="no-wrap" draw:shadow-color="#808080"/>
      <style:paragraph-properties style:writing-mode="lr-tb"/>
    </style:style>
    <style:style style:name="gr10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6.083cm" fo:min-width="23.502cm" fo:padding-top="0.169cm" fo:padding-bottom="0.125cm" fo:padding-left="0.25cm" fo:padding-right="0.25cm" fo:wrap-option="no-wrap" draw:shadow-color="#808080"/>
      <style:paragraph-properties style:writing-mode="lr-tb"/>
    </style:style>
    <style:style style:name="gr1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2.332cm" fo:min-width="15.498cm" fo:padding-top="0.169cm" fo:padding-bottom="0.125cm" fo:padding-left="0.25cm" fo:padding-right="0.25cm" fo:wrap-option="no-wrap" draw:shadow-color="#808080"/>
      <style:paragraph-properties style:writing-mode="lr-tb"/>
    </style:style>
    <style:style style:name="gr12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2.706cm" fo:min-width="23.502cm" fo:padding-top="0.169cm" fo:padding-bottom="0.125cm" fo:padding-left="0.25cm" fo:padding-right="0.25cm" fo:wrap-option="no-wrap" draw:shadow-color="#808080"/>
      <style:paragraph-properties style:writing-mode="lr-tb"/>
    </style:style>
    <style:style style:name="gr13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2.332cm" fo:min-width="16.499cm" fo:padding-top="0.169cm" fo:padding-bottom="0.125cm" fo:padding-left="0.25cm" fo:padding-right="0.25cm" fo:wrap-option="no-wrap" draw:shadow-color="#808080"/>
      <style:paragraph-properties style:writing-mode="lr-tb"/>
    </style:style>
    <style:style style:name="gr1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1.955cm" fo:min-width="6.498cm" fo:padding-top="0.169cm" fo:padding-bottom="0.125cm" fo:padding-left="0.25cm" fo:padding-right="0.25cm" fo:wrap-option="no-wrap" draw:shadow-color="#808080"/>
      <style:paragraph-properties style:writing-mode="lr-tb"/>
    </style:style>
    <style:style style:name="gr15" style:family="graphic" style:parent-style-name="Predeterminado_5f_1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3.49cm" fo:min-width="10cm" fo:padding-top="0.13cm" fo:padding-bottom="0.13cm" fo:padding-left="0.25cm" fo:padding-right="0.25cm" fo:wrap-option="no-wrap" draw:shadow-color="#808080"/>
    </style:style>
    <style:style style:name="gr16" style:family="graphic" style:parent-style-name="Predeterminado_5f_1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4.241cm" fo:min-width="8.5cm" fo:padding-top="0.13cm" fo:padding-bottom="0.13cm" fo:padding-left="0.25cm" fo:padding-right="0.25cm" fo:wrap-option="no-wrap" draw:shadow-color="#808080"/>
    </style:style>
    <style:style style:name="gr17" style:family="graphic" style:parent-style-name="Predeterminado_5f_1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7.24cm" fo:min-width="15.498cm" fo:padding-top="0.13cm" fo:padding-bottom="0.13cm" fo:padding-left="0.25cm" fo:padding-right="0.25cm" fo:wrap-option="no-wrap" draw:shadow-color="#808080"/>
    </style:style>
    <style:style style:name="gr18" style:family="graphic" style:parent-style-name="Predeterminado_5f_1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Predeterminado_5f_1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0" style:family="graphic" style:parent-style-name="Predeterminado_5f_1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0.642cm" fo:min-width="0.001cm" fo:padding-top="0.13cm" fo:padding-bottom="0.13cm" fo:padding-left="0.25cm" fo:padding-right="0.25cm" fo:wrap-option="no-wrap" draw:shadow-color="#808080"/>
    </style:style>
    <style:style style:name="gr21" style:family="graphic" style:parent-style-name="Predeterminado_5f_1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1.243cm" fo:min-width="0.001cm" fo:padding-top="0.13cm" fo:padding-bottom="0.13cm" fo:padding-left="0.25cm" fo:padding-right="0.25cm" fo:wrap-option="no-wrap" draw:shadow-color="#808080"/>
    </style:style>
    <style:style style:name="gr22" style:family="graphic" style:parent-style-name="Predeterminado_5f_1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0.641cm" fo:min-width="0.001cm" fo:padding-top="0.13cm" fo:padding-bottom="0.13cm" fo:padding-left="0.25cm" fo:padding-right="0.25cm" fo:wrap-option="no-wrap" draw:shadow-color="#808080"/>
    </style:style>
    <style:style style:name="gr2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2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6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4cm" fo:min-width="2cm" fo:padding-top="0.13cm" fo:padding-bottom="0.13cm" fo:padding-left="0.25cm" fo:padding-right="0.25cm" fo:wrap-option="no-wrap" draw:shadow-color="#808080"/>
    </style:style>
    <style:style style:name="gr2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31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2.001cm" fo:padding-top="0.13cm" fo:padding-bottom="0.13cm" fo:padding-left="0.25cm" fo:padding-right="0.25cm" fo:wrap-option="no-wrap" draw:shadow-color="#808080"/>
    </style:style>
    <style:style style:name="gr3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33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08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.377cm" fo:padding-top="0.13cm" fo:padding-bottom="0.13cm" fo:padding-left="0.25cm" fo:padding-right="0.25cm" fo:wrap-option="no-wrap" draw:shadow-color="#808080"/>
    </style:style>
    <style:style style:name="gr36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.813cm" fo:padding-top="0.13cm" fo:padding-bottom="0.13cm" fo:padding-left="0.25cm" fo:padding-right="0.25cm" fo:wrap-option="no-wrap" draw:shadow-color="#808080"/>
    </style:style>
    <style:style style:name="gr37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39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40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41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42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3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44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45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46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4.999cm" fo:padding-top="0.13cm" fo:padding-bottom="0.13cm" fo:padding-left="0.25cm" fo:padding-right="0.25cm" fo:wrap-option="no-wrap" draw:shadow-color="#808080"/>
    </style:style>
    <style:style style:name="gr4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8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724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5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2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3.001cm" fo:padding-top="0.13cm" fo:padding-bottom="0.13cm" fo:padding-left="0.25cm" fo:padding-right="0.25cm" fo:wrap-option="no-wrap" draw:shadow-color="#808080"/>
    </style:style>
    <style:style style:name="gr5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4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4cm" fo:min-width="3.001cm" fo:padding-top="0.13cm" fo:padding-bottom="0.13cm" fo:padding-left="0.25cm" fo:padding-right="0.25cm" fo:wrap-option="no-wrap" draw:shadow-color="#808080"/>
    </style:style>
    <style:style style:name="gr5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5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1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6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6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70" style:family="graphic" style:parent-style-name="Predeterminado_5f_1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0.343cm" fo:min-width="0.001cm" fo:padding-top="0.13cm" fo:padding-bottom="0.13cm" fo:padding-left="0.25cm" fo:padding-right="0.25cm" fo:wrap-option="no-wrap" draw:shadow-color="#808080"/>
    </style:style>
    <style:style style:name="gr71" style:family="graphic" style:parent-style-name="Predeterminado_5f_1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73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2.499cm" fo:padding-top="0.13cm" fo:padding-bottom="0.13cm" fo:padding-left="0.25cm" fo:padding-right="0.25cm" fo:wrap-option="no-wrap" draw:shadow-color="#808080"/>
    </style:style>
    <style:style style:name="gr74" style:family="graphic" style:parent-style-name="Predeterminado_5f_1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2cm" fo:padding-top="0.13cm" fo:padding-bottom="0.13cm" fo:padding-left="0.25cm" fo:padding-right="0.25cm" fo:wrap-option="no-wrap" draw:shadow-color="#808080"/>
    </style:style>
    <style:style style:name="gr7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7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7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78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5.331cm" fo:min-width="20.001cm" fo:padding-top="0.169cm" fo:padding-bottom="0.125cm" fo:padding-left="0.25cm" fo:padding-right="0.25cm" fo:wrap-option="no-wrap" draw:shadow-color="#808080"/>
      <style:paragraph-properties style:writing-mode="lr-tb"/>
    </style:style>
    <style:style style:name="gr7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8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8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8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8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8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8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8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87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88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89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90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91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92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93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94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9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96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9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98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9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0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0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10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0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0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0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0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0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0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0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1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11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1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11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11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1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1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11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1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119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1.243cm" fo:min-width="0.001cm" fo:padding-top="0.13cm" fo:padding-bottom="0.13cm" fo:padding-left="0.25cm" fo:padding-right="0.25cm" fo:wrap-option="no-wrap" draw:shadow-color="#808080"/>
    </style:style>
    <style:style style:name="gr12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121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724cm" fo:min-width="0cm" fo:padding-top="0.13cm" fo:padding-bottom="0.13cm" fo:padding-left="0.25cm" fo:padding-right="0.25cm" fo:wrap-option="no-wrap" draw:shadow-color="#808080"/>
    </style:style>
    <style:style style:name="gr122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113cm" fo:min-width="1.502cm" fo:padding-top="0.13cm" fo:padding-bottom="0.13cm" fo:padding-left="0.25cm" fo:padding-right="0.25cm" fo:wrap-option="no-wrap" draw:shadow-color="#808080"/>
    </style:style>
    <style:style style:name="gr12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24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741cm" fo:min-width="1.002cm" fo:padding-top="0.13cm" fo:padding-bottom="0.13cm" fo:padding-left="0.25cm" fo:padding-right="0.25cm" fo:wrap-option="no-wrap" draw:shadow-color="#808080"/>
    </style:style>
    <style:style style:name="gr12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126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641cm" fo:min-width="0.001cm" fo:padding-top="0.13cm" fo:padding-bottom="0.13cm" fo:padding-left="0.25cm" fo:padding-right="0.25cm" fo:wrap-option="no-wrap" draw:shadow-color="#808080"/>
    </style:style>
    <style:style style:name="gr12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7.58cm" fo:min-width="22.501cm" fo:padding-top="0.169cm" fo:padding-bottom="0.125cm" fo:padding-left="0.25cm" fo:padding-right="0.25cm" fo:wrap-option="no-wrap" draw:shadow-color="#808080"/>
      <style:paragraph-properties style:writing-mode="lr-tb"/>
    </style:style>
    <style:style style:name="gr128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2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13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3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3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3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3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3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13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137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138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139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140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141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142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143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144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14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46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14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48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4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5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5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15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5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5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5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5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5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5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5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6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61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16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16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16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6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6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16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6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16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17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171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642cm" fo:min-width="0.001cm" fo:padding-top="0.13cm" fo:padding-bottom="0.13cm" fo:padding-left="0.25cm" fo:padding-right="0.25cm" fo:wrap-option="no-wrap" draw:shadow-color="#808080"/>
    </style:style>
    <style:style style:name="gr17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17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7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7.206cm" fo:min-width="25.002cm" fo:padding-top="0.169cm" fo:padding-bottom="0.125cm" fo:padding-left="0.25cm" fo:padding-right="0.25cm" fo:wrap-option="no-wrap" draw:shadow-color="#808080"/>
      <style:paragraph-properties style:writing-mode="lr-tb"/>
    </style:style>
    <style:style style:name="gr175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9.951cm" fo:min-width="8.25cm" fo:padding-top="0.13cm" fo:padding-bottom="0.13cm" fo:padding-left="0.25cm" fo:padding-right="0.25cm" fo:wrap-option="no-wrap" draw:shadow-color="#808080"/>
    </style:style>
    <style:style style:name="gr176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453cm" fo:min-width="4.496cm" fo:padding-top="0.169cm" fo:padding-bottom="0.125cm" fo:padding-left="0.25cm" fo:padding-right="0.25cm" fo:wrap-option="no-wrap" draw:shadow-color="#808080"/>
    </style:style>
    <style:style style:name="gr177" style:family="graphic" style:parent-style-name="Predeterminado_5f_1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8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3.322cm" fo:min-width="0.629cm" fo:padding-top="0.154cm" fo:padding-bottom="0.125cm" fo:padding-left="0.25cm" fo:padding-right="0.25cm" fo:wrap-option="no-wrap" draw:shadow-color="#808080"/>
      <style:paragraph-properties style:writing-mode="lr-tb"/>
    </style:style>
    <style:style style:name="gr17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18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8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8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18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8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8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18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18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188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189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190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191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192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193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194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195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19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197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198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19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0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0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20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0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0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0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0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0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0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0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1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11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1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21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21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1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1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21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1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21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</style:style>
    <style:style style:name="gr220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1.241cm" fo:min-width="0.501cm" fo:padding-top="0.13cm" fo:padding-bottom="0.13cm" fo:padding-left="0.25cm" fo:padding-right="0.25cm" fo:wrap-option="no-wrap" draw:shadow-color="#808080"/>
    </style:style>
    <style:style style:name="gr221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741cm" fo:min-width="1.001cm" fo:padding-top="0.13cm" fo:padding-bottom="0.13cm" fo:padding-left="0.25cm" fo:padding-right="0.25cm" fo:wrap-option="no-wrap" draw:shadow-color="#808080"/>
    </style:style>
    <style:style style:name="gr22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22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7.207cm" fo:min-width="25.5cm" fo:padding-top="0.169cm" fo:padding-bottom="0.125cm" fo:padding-left="0.25cm" fo:padding-right="0.25cm" fo:wrap-option="no-wrap" draw:shadow-color="#808080"/>
      <style:paragraph-properties style:writing-mode="lr-tb"/>
    </style:style>
    <style:style style:name="gr22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2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2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22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28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29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23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31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32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3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234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235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236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237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238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239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240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241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242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24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44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245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4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4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48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24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1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6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7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8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259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260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261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62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63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264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65" style:family="graphic" style:parent-style-name="Predeterminado_5f_1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266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267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268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269" style:family="graphic" style:parent-style-name="Predeterminado_5f_1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343cm" fo:min-width="0.001cm" fo:padding-top="0.13cm" fo:padding-bottom="0.13cm" fo:padding-left="0.25cm" fo:padding-right="0.25cm" fo:wrap-option="no-wrap" draw:shadow-color="#808080"/>
    </style:style>
    <style:style style:name="gr270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271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7.206cm" fo:min-width="25.5cm" fo:padding-top="0.169cm" fo:padding-bottom="0.125cm" fo:padding-left="0.25cm" fo:padding-right="0.25cm" fo:wrap-option="no-wrap" draw:shadow-color="#808080"/>
      <style:paragraph-properties style:writing-mode="lr-tb"/>
    </style:style>
    <style:style style:name="gr272" style:family="graphic" style:parent-style-name="Predeterminado_5f_1" style:list-style-name="L2">
      <style:graphic-properties draw:stroke="none" draw:fill="solid" draw:fill-color="#ffffff" draw:textarea-horizontal-align="justify" draw:textarea-vertical-align="middle" draw:auto-grow-height="false" fo:min-height="0.453cm" fo:min-width="4.496cm" fo:padding-top="0.169cm" fo:padding-bottom="0.125cm" fo:padding-left="0.25cm" fo:padding-right="0.25cm" fo:wrap-option="no-wrap" draw:shadow-color="#808080"/>
    </style:style>
    <style:style style:name="gr273" style:family="graphic" style:parent-style-name="Predeterminado_5f_1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3.322cm" fo:min-width="0.629cm" fo:padding-top="0.154cm" fo:padding-bottom="0.125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3.49cm" fo:min-width="10cm" fo:padding-top="0.13cm" fo:padding-bottom="0.13cm" fo:padding-left="0.25cm" fo:padding-right="0.25cm" fo:wrap-option="no-wrap" draw:shadow-color="#808080"/>
    </style:style>
    <style:style style:name="gr275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4.241cm" fo:min-width="8.5cm" fo:padding-top="0.13cm" fo:padding-bottom="0.13cm" fo:padding-left="0.25cm" fo:padding-right="0.25cm" fo:wrap-option="no-wrap" draw:shadow-color="#808080"/>
    </style:style>
    <style:style style:name="gr276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7.24cm" fo:min-width="15.498cm" fo:padding-top="0.13cm" fo:padding-bottom="0.13cm" fo:padding-left="0.25cm" fo:padding-right="0.25cm" fo:wrap-option="no-wrap" draw:shadow-color="#808080"/>
    </style:style>
    <style:style style:name="gr277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8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79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0.642cm" fo:min-width="0.001cm" fo:padding-top="0.13cm" fo:padding-bottom="0.13cm" fo:padding-left="0.25cm" fo:padding-right="0.25cm" fo:wrap-option="no-wrap" draw:shadow-color="#808080"/>
    </style:style>
    <style:style style:name="gr280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1.243cm" fo:min-width="0.001cm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28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2.001cm" fo:padding-top="0.13cm" fo:padding-bottom="0.13cm" fo:padding-left="0.25cm" fo:padding-right="0.25cm" fo:wrap-option="no-wrap" draw:shadow-color="#808080"/>
    </style:style>
    <style:style style:name="gr29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92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08cm" fo:min-width="0cm" fo:padding-top="0.13cm" fo:padding-bottom="0.13cm" fo:padding-left="0.25cm" fo:padding-right="0.25cm" fo:wrap-option="no-wrap" draw:shadow-color="#808080"/>
    </style:style>
    <style:style style:name="gr293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.377cm" fo:padding-top="0.13cm" fo:padding-bottom="0.13cm" fo:padding-left="0.25cm" fo:padding-right="0.25cm" fo:wrap-option="no-wrap" draw:shadow-color="#808080"/>
    </style:style>
    <style:style style:name="gr294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.813cm" fo:padding-top="0.13cm" fo:padding-bottom="0.13cm" fo:padding-left="0.25cm" fo:padding-right="0.25cm" fo:wrap-option="no-wrap" draw:shadow-color="#808080"/>
    </style:style>
    <style:style style:name="gr295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gr29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30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724cm" fo:min-width="0cm" fo:padding-top="0.13cm" fo:padding-bottom="0.13cm" fo:padding-left="0.25cm" fo:padding-right="0.25cm" fo:wrap-option="no-wrap" draw:shadow-color="#808080"/>
    </style:style>
    <style:style style:name="gr30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1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11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3.001cm" fo:padding-top="0.13cm" fo:padding-bottom="0.13cm" fo:padding-left="0.25cm" fo:padding-right="0.25cm" fo:wrap-option="no-wrap" draw:shadow-color="#808080"/>
    </style:style>
    <style:style style:name="gr31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13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4cm" fo:min-width="3.001cm" fo:padding-top="0.13cm" fo:padding-bottom="0.13cm" fo:padding-left="0.25cm" fo:padding-right="0.25cm" fo:wrap-option="no-wrap" draw:shadow-color="#808080"/>
    </style:style>
    <style:style style:name="gr31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1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31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0.343cm" fo:min-width="0.001cm" fo:padding-top="0.13cm" fo:padding-bottom="0.13cm" fo:padding-left="0.25cm" fo:padding-right="0.25cm" fo:wrap-option="no-wrap" draw:shadow-color="#808080"/>
    </style:style>
    <style:style style:name="gr330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.113cm" fo:min-width="2.499cm" fo:padding-top="0.13cm" fo:padding-bottom="0.13cm" fo:padding-left="0.25cm" fo:padding-right="0.25cm" fo:wrap-option="no-wrap" draw:shadow-color="#808080"/>
    </style:style>
    <style:style style:name="gr33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33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1.243cm" fo:min-width="0.001cm" fo:padding-top="0.13cm" fo:padding-bottom="0.13cm" fo:padding-left="0.25cm" fo:padding-right="0.25cm" fo:wrap-option="no-wrap" draw:shadow-color="#808080"/>
    </style:style>
    <style:style style:name="gr33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724cm" fo:min-width="0cm" fo:padding-top="0.13cm" fo:padding-bottom="0.13cm" fo:padding-left="0.25cm" fo:padding-right="0.25cm" fo:wrap-option="no-wrap" draw:shadow-color="#808080"/>
    </style:style>
    <style:style style:name="gr340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113cm" fo:min-width="1.502cm" fo:padding-top="0.13cm" fo:padding-bottom="0.13cm" fo:padding-left="0.25cm" fo:padding-right="0.25cm" fo:wrap-option="no-wrap" draw:shadow-color="#808080"/>
    </style:style>
    <style:style style:name="gr341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741cm" fo:min-width="1.002cm" fo:padding-top="0.13cm" fo:padding-bottom="0.13cm" fo:padding-left="0.25cm" fo:padding-right="0.25cm" fo:wrap-option="no-wrap" draw:shadow-color="#808080"/>
    </style:style>
    <style:style style:name="gr34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343" style:family="graphic" style:parent-style-name="standard">
      <style:graphic-properties draw:stroke="solid" svg:stroke-width="0.026cm" svg:stroke-color="#000000" svg:stroke-opacity="100%" draw:stroke-linejoin="round" draw:fill="solid" draw:fill-color="#99ccff" draw:textarea-horizontal-align="left" draw:textarea-vertical-align="middle" draw:auto-grow-height="false" fo:min-height="0.641cm" fo:min-width="0.001cm" fo:padding-top="0.13cm" fo:padding-bottom="0.13cm" fo:padding-left="0.25cm" fo:padding-right="0.25cm" fo:wrap-option="no-wrap" draw:shadow-color="#808080"/>
    </style:style>
    <style:style style:name="gr344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641cm" fo:min-width="0.001cm" fo:padding-top="0.13cm" fo:padding-bottom="0.13cm" fo:padding-left="0.25cm" fo:padding-right="0.25cm" fo:wrap-option="no-wrap" draw:shadow-color="#808080"/>
    </style:style>
    <style:style style:name="gr34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4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5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35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35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36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36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36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36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6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7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7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7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37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7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7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7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7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7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8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8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8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38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38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38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38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393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642cm" fo:min-width="0.001cm" fo:padding-top="0.13cm" fo:padding-bottom="0.13cm" fo:padding-left="0.25cm" fo:padding-right="0.25cm" fo:wrap-option="no-wrap" draw:shadow-color="#808080"/>
    </style:style>
    <style:style style:name="gr39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23ff23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0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0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41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1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41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1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1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2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2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42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2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2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43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43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44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491cm" fo:min-width="1.502cm" fo:padding-top="0.13cm" fo:padding-bottom="0.13cm" fo:padding-left="0.25cm" fo:padding-right="0.25cm" fo:wrap-option="no-wrap" draw:shadow-color="#808080"/>
    </style:style>
    <style:style style:name="gr44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445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741cm" fo:min-width="1.001cm" fo:padding-top="0.13cm" fo:padding-bottom="0.13cm" fo:padding-left="0.25cm" fo:padding-right="0.25cm" fo:wrap-option="no-wrap" draw:shadow-color="#808080"/>
    </style:style>
    <style:style style:name="gr44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44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5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5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46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46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46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6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7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7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47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47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48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48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86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343cm" fo:min-width="0.001cm" fo:padding-top="0.13cm" fo:padding-bottom="0.13cm" fo:padding-left="0.25cm" fo:padding-right="0.25cm" fo:wrap-option="no-wrap" draw:shadow-color="#808080"/>
    </style:style>
    <style:style style:name="gr48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8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48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49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9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49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49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49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2.001cm" fo:padding-top="0.159cm" fo:padding-bottom="0.125cm" fo:padding-left="0.25cm" fo:padding-right="0.25cm" fo:wrap-option="no-wrap" draw:shadow-color="#808080"/>
    </style:style>
    <style:style style:name="gr49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49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49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50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0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0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0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50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50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50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50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50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1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51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51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51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51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51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16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51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1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1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2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2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52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2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2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2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2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2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2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2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3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3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3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53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53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3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3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53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53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3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54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54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54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54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.001cm" fo:padding-top="0.159cm" fo:padding-bottom="0.125cm" fo:padding-left="0.25cm" fo:padding-right="0.25cm" fo:wrap-option="no-wrap" draw:shadow-color="#808080"/>
    </style:style>
    <style:style style:name="gr54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545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0.49cm" fo:min-width="1.502cm" fo:padding-top="0.13cm" fo:padding-bottom="0.13cm" fo:padding-left="0.25cm" fo:padding-right="0.25cm" fo:wrap-option="no-wrap" draw:shadow-color="#808080"/>
    </style:style>
    <style:style style:name="gr54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4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54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54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5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5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55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5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5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5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55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557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55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55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56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56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56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56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56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56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56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56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6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56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7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7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7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57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57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7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7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7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7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7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8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8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8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8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58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58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58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8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8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58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59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59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59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59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59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59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.001cm" fo:padding-top="0.159cm" fo:padding-bottom="0.125cm" fo:padding-left="0.25cm" fo:padding-right="0.25cm" fo:wrap-option="no-wrap" draw:shadow-color="#808080"/>
    </style:style>
    <style:style style:name="gr59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59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59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59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1cm" fo:padding-top="0.15cm" fo:padding-bottom="0.125cm" fo:padding-left="0.25cm" fo:padding-right="0.25cm" fo:wrap-option="no-wrap" draw:shadow-color="#808080"/>
      <style:paragraph-properties style:writing-mode="lr-tb"/>
    </style:style>
    <style:style style:name="gr60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6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60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60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60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60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60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60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999cm" fo:padding-top="0.15cm" fo:padding-bottom="0.125cm" fo:padding-left="0.25cm" fo:padding-right="0.25cm" fo:wrap-option="no-wrap" draw:shadow-color="#808080"/>
      <style:paragraph-properties style:writing-mode="lr-tb"/>
    </style:style>
    <style:style style:name="gr60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608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3.001cm" fo:padding-top="0.154cm" fo:padding-bottom="0.125cm" fo:padding-left="0.25cm" fo:padding-right="0.25cm" fo:wrap-option="no-wrap" draw:shadow-color="#808080"/>
      <style:paragraph-properties style:writing-mode="lr-tb"/>
    </style:style>
    <style:style style:name="gr60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5cm" fo:min-width="3.002cm" fo:padding-top="0.154cm" fo:padding-bottom="0.125cm" fo:padding-left="0.25cm" fo:padding-right="0.25cm" fo:wrap-option="no-wrap" draw:shadow-color="#808080"/>
      <style:paragraph-properties style:writing-mode="lr-tb"/>
    </style:style>
    <style:style style:name="gr610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471cm" fo:min-width="2.499cm" fo:padding-top="0.154cm" fo:padding-bottom="0.125cm" fo:padding-left="0.25cm" fo:padding-right="0.25cm" fo:wrap-option="no-wrap" draw:shadow-color="#808080"/>
      <style:paragraph-properties style:writing-mode="lr-tb"/>
    </style:style>
    <style:style style:name="gr611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  <style:paragraph-properties style:writing-mode="lr-tb"/>
    </style:style>
    <style:style style:name="gr612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  <style:paragraph-properties style:writing-mode="lr-tb"/>
    </style:style>
    <style:style style:name="gr613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cm" fo:min-width="3.002cm" fo:padding-top="0.159cm" fo:padding-bottom="0.125cm" fo:padding-left="0.25cm" fo:padding-right="0.25cm" fo:wrap-option="no-wrap" draw:shadow-color="#808080"/>
      <style:paragraph-properties style:writing-mode="lr-tb"/>
    </style:style>
    <style:style style:name="gr614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4.999cm" fo:padding-top="0.154cm" fo:padding-bottom="0.125cm" fo:padding-left="0.25cm" fo:padding-right="0.25cm" fo:wrap-option="no-wrap" draw:shadow-color="#808080"/>
      <style:paragraph-properties style:writing-mode="lr-tb"/>
    </style:style>
    <style:style style:name="gr615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4cm" fo:min-width="5.502cm" fo:padding-top="0.154cm" fo:padding-bottom="0.125cm" fo:padding-left="0.25cm" fo:padding-right="0.25cm" fo:wrap-option="no-wrap" draw:shadow-color="#808080"/>
      <style:paragraph-properties style:writing-mode="lr-tb"/>
    </style:style>
    <style:style style:name="gr61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61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  <style:paragraph-properties style:writing-mode="lr-tb"/>
    </style:style>
    <style:style style:name="gr61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619" style:family="graphic" style:parent-style-name="standard" style:list-style-name="L2">
      <style:graphic-properties draw:stroke="none" draw:fill="solid" draw:fill-color="#ffffff" draw:textarea-horizontal-align="justify" draw:textarea-vertical-align="middle" draw:auto-grow-height="false" fo:min-height="0.099cm" fo:min-width="3.001cm" fo:padding-top="0.15cm" fo:padding-bottom="0.125cm" fo:padding-left="0.25cm" fo:padding-right="0.25cm" fo:wrap-option="no-wrap" draw:shadow-color="#808080"/>
      <style:paragraph-properties style:writing-mode="lr-tb"/>
    </style:style>
    <style:style style:name="gr62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62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62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62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62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3.001cm" fo:padding-top="0.159cm" fo:padding-bottom="0.125cm" fo:padding-left="0.25cm" fo:padding-right="0.25cm" fo:wrap-option="no-wrap" draw:shadow-color="#808080"/>
    </style:style>
    <style:style style:name="gr62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2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2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2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29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3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3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3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33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34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89cm" fo:min-width="1.502cm" fo:padding-top="0.159cm" fo:padding-bottom="0.125cm" fo:padding-left="0.25cm" fo:padding-right="0.25cm" fo:wrap-option="no-wrap" draw:shadow-color="#808080"/>
      <style:paragraph-properties style:writing-mode="lr-tb"/>
    </style:style>
    <style:style style:name="gr635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2cm" fo:padding-top="0.194cm" fo:padding-bottom="0.125cm" fo:padding-left="0.25cm" fo:padding-right="0.25cm" fo:wrap-option="no-wrap" draw:shadow-color="#808080"/>
      <style:paragraph-properties style:writing-mode="lr-tb"/>
    </style:style>
    <style:style style:name="gr636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.001cm" fo:padding-top="0.15cm" fo:padding-bottom="0.125cm" fo:padding-left="0.25cm" fo:padding-right="0.25cm" fo:wrap-option="no-wrap" draw:shadow-color="#808080"/>
      <style:paragraph-properties style:writing-mode="lr-tb"/>
    </style:style>
    <style:style style:name="gr637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638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63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cm" fo:padding-top="0.159cm" fo:padding-bottom="0.125cm" fo:padding-left="0.25cm" fo:padding-right="0.25cm" fo:wrap-option="no-wrap" draw:shadow-color="#808080"/>
    </style:style>
    <style:style style:name="gr640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cm" fo:min-width="0.501cm" fo:padding-top="0.15cm" fo:padding-bottom="0.125cm" fo:padding-left="0.25cm" fo:padding-right="0.25cm" fo:wrap-option="no-wrap" draw:shadow-color="#808080"/>
      <style:paragraph-properties style:writing-mode="lr-tb"/>
    </style:style>
    <style:style style:name="gr641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8cm" fo:min-width="2cm" fo:padding-top="0.15cm" fo:padding-bottom="0.125cm" fo:padding-left="0.25cm" fo:padding-right="0.25cm" fo:wrap-option="no-wrap" draw:shadow-color="#808080"/>
      <style:paragraph-properties style:writing-mode="lr-tb"/>
    </style:style>
    <style:style style:name="gr642" style:family="graphic" style:parent-style-name="standard" style:list-style-name="L2">
      <style:graphic-properties draw:stroke="none" draw:fill="solid" draw:fill-color="#99ccff" draw:textarea-horizontal-align="justify" draw:textarea-vertical-align="middle" draw:auto-grow-height="false" fo:min-height="0.099cm" fo:min-width="3.5cm" fo:padding-top="0.15cm" fo:padding-bottom="0.125cm" fo:padding-left="0.25cm" fo:padding-right="0.25cm" fo:wrap-option="no-wrap" draw:shadow-color="#808080"/>
      <style:paragraph-properties style:writing-mode="lr-tb"/>
    </style:style>
    <style:style style:name="gr643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64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9cm" fo:min-width="2cm" fo:padding-top="0.159cm" fo:padding-bottom="0.125cm" fo:padding-left="0.25cm" fo:padding-right="0.25cm" fo:wrap-option="no-wrap" draw:shadow-color="#808080"/>
    </style:style>
    <style:style style:name="gr64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64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.089cm" fo:min-width="2.001cm" fo:padding-top="0.159cm" fo:padding-bottom="0.125cm" fo:padding-left="0.25cm" fo:padding-right="0.25cm" fo:wrap-option="no-wrap" draw:shadow-color="#808080"/>
    </style:style>
    <style:style style:name="gr647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79cm" fo:min-width="4.999cm" fo:padding-top="0.169cm" fo:padding-bottom="0.125cm" fo:padding-left="0.25cm" fo:padding-right="0.25cm" fo:wrap-option="no-wrap" draw:shadow-color="#808080"/>
      <style:paragraph-properties style:writing-mode="lr-tb"/>
    </style:style>
    <style:style style:name="gr648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649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1.972cm" fo:min-width="1.591cm" fo:padding-top="0.154cm" fo:padding-bottom="0.125cm" fo:padding-left="0.25cm" fo:padding-right="0.25cm" fo:wrap-option="no-wrap" draw:shadow-color="#808080"/>
      <style:paragraph-properties style:writing-mode="lr-tb"/>
    </style:style>
    <style:style style:name="gr650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2.499cm" fo:padding-top="0.159cm" fo:padding-bottom="0.125cm" fo:padding-left="0.25cm" fo:padding-right="0.25cm" fo:wrap-option="no-wrap" draw:shadow-color="#808080"/>
    </style:style>
    <style:style style:name="gr651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98cm" fo:min-width="2.499cm" fo:padding-top="0.15cm" fo:padding-bottom="0.125cm" fo:padding-left="0.25cm" fo:padding-right="0.25cm" fo:wrap-option="no-wrap" draw:shadow-color="#808080"/>
      <style:paragraph-properties style:writing-mode="lr-tb"/>
    </style:style>
    <style:style style:name="gr652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aecf00" draw:textarea-horizontal-align="justify" draw:textarea-vertical-align="middle" draw:auto-grow-height="false" fo:min-height="0.089cm" fo:min-width="4.999cm" fo:padding-top="0.159cm" fo:padding-bottom="0.125cm" fo:padding-left="0.25cm" fo:padding-right="0.25cm" fo:wrap-option="no-wrap" draw:shadow-color="#808080"/>
    </style:style>
    <style:style style:name="gr653" style:family="graphic" style:parent-style-name="standard">
      <style:graphic-properties draw:stroke="solid" svg:stroke-width="0.026cm" svg:stroke-color="#000000" svg:stroke-opacity="100%" draw:stroke-linejoin="round" draw:fill="solid" draw:fill-color="#355e00" draw:textarea-horizontal-align="left" draw:textarea-vertical-align="middle" draw:auto-grow-height="false" fo:min-height="1.241cm" fo:min-width="1.502cm" fo:padding-top="0.13cm" fo:padding-bottom="0.13cm" fo:padding-left="0.25cm" fo:padding-right="0.25cm" fo:wrap-option="no-wrap" draw:shadow-color="#808080"/>
    </style:style>
    <style:style style:name="gr654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ffd320" draw:textarea-horizontal-align="justify" draw:textarea-vertical-align="middle" draw:auto-grow-height="false" fo:min-height="0.089cm" fo:min-width="3.001cm" fo:padding-top="0.159cm" fo:padding-bottom="0.125cm" fo:padding-left="0.25cm" fo:padding-right="0.25cm" fo:wrap-option="no-wrap" draw:shadow-color="#808080"/>
    </style:style>
    <style:style style:name="gr655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2.331cm" fo:min-width="19.498cm" fo:padding-top="0.169cm" fo:padding-bottom="0.125cm" fo:padding-left="0.25cm" fo:padding-right="0.25cm" fo:wrap-option="no-wrap" draw:shadow-color="#808080"/>
      <style:paragraph-properties style:writing-mode="lr-tb"/>
    </style:style>
    <style:style style:name="gr656" style:family="graphic" style:parent-style-name="standard" style:list-style-name="L2">
      <style:graphic-properties draw:stroke="solid" svg:stroke-width="0.026cm" svg:stroke-color="#000000" svg:stroke-opacity="100%" draw:stroke-linejoin="round" draw:fill="solid" draw:fill-color="#99ccff" draw:textarea-horizontal-align="justify" draw:textarea-vertical-align="middle" draw:auto-grow-height="false" fo:min-height="7.58cm" fo:min-width="23.502cm" fo:padding-top="0.169cm" fo:padding-bottom="0.125cm" fo:padding-left="0.25cm" fo:padding-right="0.25cm" fo:wrap-option="no-wrap" draw:shadow-color="#808080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Predeterminado-notes">
      <style:graphic-properties draw:stroke="none" draw:fill="none" draw:fill-color="#ffffff" draw:textarea-horizontal-align="justify" draw:textarea-vertical-align="middle" fo:min-height="12.337cm" draw:shadow-color="#808080"/>
      <style:paragraph-properties style:writing-mode="lr-tb"/>
    </style:style>
    <style:style style:name="pr5" style:family="presentation" style:parent-style-name="Predeterminado-notes">
      <style:graphic-properties draw:stroke="none" draw:fill="none" draw:fill-color="#ffffff" draw:textarea-horizontal-align="justify" draw:textarea-vertical-align="middle" fo:min-height="12.574cm" draw:shadow-color="#808080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loext:graphic-properties draw:fill="solid" draw:fill-color="#99cc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loext:graphic-properties draw:fill="solid" draw:fill-color="#99ccff"/>
      <style:paragraph-properties fo:margin-left="0cm" fo:margin-right="0cm" fo:line-height="93%" fo:text-indent="0cm" style:line-break="strict" style:writing-mode="lr-tb" style:font-independent-line-spacing="true"/>
      <style:text-properties fo:font-size="13.5pt"/>
    </style:style>
    <style:style style:name="P7" style:family="paragraph">
      <loext:graphic-properties draw:fill="none" draw:fill-color="#ffffff"/>
      <style:text-properties fo:font-size="11.3000001907349pt"/>
    </style:style>
    <style:style style:name="P8" style:family="paragraph">
      <loext:graphic-properties draw:fill="solid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3.5pt"/>
    </style:style>
    <style:style style:name="P9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loext:graphic-properties draw:fill="solid" draw:fill-color="#99ccff"/>
      <style:paragraph-properties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13" style:family="paragraph">
      <loext:graphic-properties draw:fill="solid" draw:fill-color="#ffffff"/>
      <style:paragraph-properties style:writing-mode="lr-tb" style:font-independent-line-spacing="true"/>
    </style:style>
    <style:style style:name="P14" style:family="paragraph">
      <loext:graphic-properties draw:fill="solid" draw:fill-color="#355e00"/>
      <style:paragraph-properties style:writing-mode="lr-tb" style:font-independent-line-spacing="true"/>
    </style:style>
    <style:style style:name="P15" style:family="paragraph">
      <loext:graphic-properties draw:fill="solid" draw:fill-color="#ffd320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16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margin-left="0cm" fo:margin-right="0cm" fo:line-height="93%" fo:text-align="justify" fo:text-indent="0cm" style:line-break="strict"/>
    </style:style>
    <style:style style:name="P18" style:family="paragraph">
      <style:paragraph-properties fo:margin-left="0cm" fo:margin-right="0cm" fo:line-height="93%" fo:text-align="start" fo:text-indent="0cm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line-height="93%" fo:text-align="start" fo:text-indent="0cm" style:line-break="strict"/>
    </style:style>
    <style:style style:name="P20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1" style:family="paragraph">
      <loext:graphic-properties draw:fill="solid" draw:fill-color="#23ff23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22" style:family="paragraph">
      <loext:graphic-properties draw:fill="solid" draw:fill-color="#aecf00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T1" style:family="text">
      <style:text-properties fo:color="#000000" loext:opacity="100%" fo:font-size="13.5pt" fo:language="es" fo:country="ES" style:language-asian="es" style:country-asian="ES" style:language-complex="es" style:country-complex="ES"/>
    </style:style>
    <style:style style:name="T2" style:family="text">
      <style:text-properties fo:color="#0047ff" loext:opacity="100%" fo:font-size="13.5pt" fo:language="es" fo:country="ES" style:language-asian="es" style:country-asian="ES" style:language-complex="es" style:country-complex="ES"/>
    </style:style>
    <style:style style:name="T3" style:family="text">
      <style:text-properties fo:color="#2300dc" loext:opacity="100%" fo:font-size="13.5pt" fo:language="es" fo:country="ES" style:language-asian="es" style:country-asian="ES" style:language-complex="es" style:country-complex="ES"/>
    </style:style>
    <style:style style:name="T4" style:family="text">
      <style:text-properties fo:color="#000000" loext:opacity="100%" fo:font-size="10pt" fo:language="es" fo:country="ES" style:font-size-asian="10pt" style:language-asian="es" style:country-asian="ES" style:font-size-complex="10pt" style:language-complex="es" style:country-complex="ES"/>
    </style:style>
    <style:style style:name="T5" style:family="text">
      <style:text-properties fo:color="#000000" loext:opacity="100%" fo:font-size="12pt" fo:language="es" fo:country="ES" style:font-size-asian="12pt" style:language-asian="es" style:country-asian="ES" style:font-size-complex="12pt" style:language-complex="es" style:country-complex="ES"/>
    </style:style>
    <style:style style:name="T6" style:family="text">
      <style:text-properties fo:color="#000000" loext:opacity="100%" fo:font-size="14pt" fo:language="es" fo:country="ES" style:font-size-asian="14pt" style:language-asian="es" style:country-asian="ES" style:font-size-complex="14pt" style:language-complex="es" style:country-complex="ES"/>
    </style:style>
    <style:style style:name="T7" style:family="text">
      <style:text-properties fo:color="#000000" loext:opacity="100%" fo:font-size="28pt" fo:language="es" fo:country="ES" style:font-size-asian="28pt" style:language-asian="es" style:country-asian="ES" style:font-size-complex="28pt" style:language-complex="es" style:country-complex="ES"/>
    </style:style>
    <style:style style:name="T8" style:family="text">
      <style:text-properties fo:color="#ff0000" loext:opacity="100%" fo:font-size="14pt" fo:language="es" fo:country="ES" style:font-size-asian="14pt" style:language-asian="es" style:country-asian="ES" style:font-size-complex="14pt" style:language-complex="es" style:country-complex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ma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23.876cm" svg:height="5.509cm" svg:x="1.524cm" svg:y="4.905cm">
          <draw:text-box>
            <text:p>.</text:p>
          </draw:text-box>
        </draw:frame>
        <draw:frame draw:style-name="gr2" draw:text-style-name="P2" draw:layer="layout" svg:width="28.387cm" svg:height="11.218cm" svg:x="-0.109cm" svg:y="4.064cm">
          <draw:text-box>
            <text:p>Fase de Búsqueda y fase de ejecución de un programa situado a partir de la posición de memoria 0000 que suma el contenido de dos posiciones de memoria 1101(13 decimal) y 1110 (14 decimal) y almacena el resultado en la posición de memoria 1111(15 decimal).</text:p>
            <text:p>Números a sumar: el 22 decimal y el 12 decimal.</text:p>
            <text:p>Tenéis que completar contenido de las celdas de memoria en donde se carga el programa, celdas en donde se cargan los operandos y todos los registros que intervienen (registro de intercambio de memoria, dirección de memoria, ren1 ren2, acumulador etc.</text:p>
            <text:p/>
            <text:p/>
            <text:p>Nota: Tenéis que completar a partir de la diapositiva 6.</text:p>
            <text:p>Disponéis de la presentación ciclo de instrucción como ejemplo.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>
        <office:forms form:automatic-focus="false" form:apply-design-mode="false"/>
        <draw:custom-shape draw:style-name="gr4" draw:text-style-name="P4" draw:layer="layout" svg:width="15.998cm" svg:height="2.626cm" svg:x="6.002cm" svg:y="1.124cm">
          <text:list text:style-name="L2">
            <text:list-header>
              <text:p text:style-name="P3"><text:span text:style-name="T1">CICLO DE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25.502cm" svg:height="4.124cm" svg:x="1.499cm" svg:y="4.502cm">
          <text:list text:style-name="L2">
            <text:list-header>
              <text:p text:style-name="P5"><text:span text:style-name="T1">. Es el conjunto de acciones que se llevan a cabo en la realización de una instrucción.</text:span></text:p>
              <text:p text:style-name="P5"><text:span text:style-name="T1"/></text:p>
              <text:p text:style-name="P5"><text:span text:style-name="T1">. El programa debe estar almacenado en memoria central.</text:span></text:p>
              <text:p text:style-name="P5"><text:span text:style-name="T1"/></text:p>
              <text:p text:style-name="P5"><text:span text:style-name="T1">. La CPU toma una a una las instrucciones y realizará las tareas correspondientes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5.264cm" svg:height="10.474cm" svg:x="3.16cm" svg:y="2.124cm" draw:page-number="2" presentation:class="page"/>
          <draw:frame presentation:style-name="pr4" draw:text-style-name="P7" draw:layer="layout" svg:width="17.273cm" svg:height="12.337cm" svg:x="2.156cm" svg:y="13.271cm" presentation:class="notes" presentation:placeholder="true">
            <draw:text-box/>
          </draw:frame>
        </presentation:notes>
      </draw:page>
      <draw:page draw:name="page3" draw:style-name="dp3" draw:master-page-name="Predeterminado">
        <office:forms form:automatic-focus="false" form:apply-design-mode="false"/>
        <draw:custom-shape draw:style-name="gr6" draw:text-style-name="P4" draw:layer="layout" svg:width="15.998cm" svg:height="2.626cm" svg:x="6.002cm" svg:y="1.124cm">
          <text:list text:style-name="L2">
            <text:list-header>
              <text:p text:style-name="P3"><text:span text:style-name="T1">CICLO DE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24.999cm" svg:height="2.248cm" svg:x="1.499cm" svg:y="4.502cm">
          <text:list text:style-name="L2">
            <text:list-header>
              <text:p text:style-name="P5"><text:span text:style-name="T1">. Mostraremos un ejemplo simple</text:span></text:p>
              <text:p text:style-name="P5"><text:span text:style-name="T1"/></text:p>
              <text:p text:style-name="P5"><text:span text:style-name="T1">. Supongamos las siguientes instrucciones y sus equivalencias en binario :</text:span></text:p>
              <text:p text:style-name="P5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24.002cm" svg:height="6.75cm" svg:x="1.499cm" svg:y="7.124cm">
          <text:list text:style-name="L2">
            <text:list-header>
              <text:p text:style-name="P5"><text:span text:style-name="T1">Instrucción :</text:span><text:span text:style-name="T2"> </text:span><text:span text:style-name="T3">cargar1 </text:span><text:span text:style-name="T1">operando-direccion</text:span></text:p>
              <text:p text:style-name="P5"><text:span text:style-name="T1">Función : Lleva al registro 1 el valor indicado por la dirección del operando</text:span></text:p>
              <text:p text:style-name="P5"><text:span text:style-name="T1">Valor binario : 0101</text:span></text:p>
              <text:p text:style-name="P5"><text:span text:style-name="T1"/></text:p>
              <text:p text:style-name="P5"><text:span text:style-name="T1">Instrucción : </text:span><text:span text:style-name="T3">cargar2</text:span><text:span text:style-name="T1"> operando-direccion</text:span></text:p>
              <text:p text:style-name="P5"><text:span text:style-name="T1">Función : Lleva al registro 2 el valor indicado por la dirección del operando</text:span></text:p>
              <text:p text:style-name="P5"><text:span text:style-name="T1">Valor binario : 0111</text:span></text:p>
              <text:p text:style-name="P5"><text:span text:style-name="T1"/></text:p>
              <text:p text:style-name="P5"><text:span text:style-name="T1">Instrucción : </text:span><text:span text:style-name="T3">suma</text:span><text:span text:style-name="T1"> operando-direccion</text:span></text:p>
              <text:p text:style-name="P5"><text:span text:style-name="T1">Funcion : Realiza la suma de los registros de entrada y lleva su contenido a la dirección </text:span></text:p>
              <text:p text:style-name="P5"><text:span text:style-name="T1">del operando</text:span></text:p>
              <text:p text:style-name="P5"><text:span text:style-name="T1">Valor binario : 0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5.264cm" svg:height="10.474cm" svg:x="3.16cm" svg:y="2.124cm" draw:page-number="3" presentation:class="page"/>
          <draw:frame presentation:style-name="pr4" draw:text-style-name="P7" draw:layer="layout" svg:width="17.273cm" svg:height="12.337cm" svg:x="2.156cm" svg:y="13.271cm" presentation:class="notes" presentation:placeholder="true">
            <draw:text-box/>
          </draw:frame>
        </presentation:notes>
      </draw:page>
      <draw:page draw:name="page4" draw:style-name="dp3" draw:master-page-name="Predeterminado">
        <office:forms form:automatic-focus="false" form:apply-design-mode="false"/>
        <draw:custom-shape draw:style-name="gr9" draw:text-style-name="P4" draw:layer="layout" svg:width="15.998cm" svg:height="2.626cm" svg:x="6.002cm" svg:y="1.124cm">
          <text:list text:style-name="L2">
            <text:list-header>
              <text:p text:style-name="P3"><text:span text:style-name="T1">CICLO DE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4.002cm" svg:height="6.377cm" svg:x="1.499cm" svg:y="5.625cm">
          <text:list text:style-name="L2">
            <text:list-header>
              <text:p text:style-name="P5"><text:span text:style-name="T1">Para simplificar supongamos que cada instrucción ocupa un byte : </text:span></text:p>
              <text:p text:style-name="P5"><text:span text:style-name="T1"/></text:p>
              <text:p text:style-name="P5"><text:span text:style-name="T1">Ejemplo :</text:span></text:p>
              <text:p text:style-name="P5"><text:span text:style-name="T1"/></text:p>
              <text:p text:style-name="P5"><text:span text:style-name="T1">cargar1 <text:s/>operando</text:span></text:p>
              <text:p text:style-name="P5"><text:span text:style-name="T1"/></text:p>
              <text:p text:style-name="P5"><text:span text:style-name="T1"><text:s text:c="2"/></text:span><text:span text:style-name="T1">0101 <text:s text:c="3"/>0100 </text:span></text:p>
              <text:p text:style-name="P5"><text:span text:style-name="T1"/></text:p>
              <text:p text:style-name="P5"><text:span text:style-name="T1">0101 ==&gt; La instrucción cargar1</text:span></text:p>
              <text:p text:style-name="P5"><text:span text:style-name="T1">0100 ==&gt; La dirección de memoria 4</text:span></text:p>
              <text:p text:style-name="P5"><text:span text:style-name="T1"/></text:p>
              <text:p text:style-name="P5"><text:span text:style-name="T1">O sea, el byte : 01010100 significa : Llevar al registro 1 lo que contenga la dirección</text:span></text:p>
              <text:p text:style-name="P5"><text:span text:style-name="T1">de memoria 4.</text:span></text:p>
              <text:p text:style-name="P5"><text:span text:style-name="T1"/></text:p>
              <text:p text:style-name="P5"><text:span text:style-name="T1"/></text:p>
              <text:p text:style-name="P5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5.264cm" svg:height="10.474cm" svg:x="3.16cm" svg:y="2.124cm" draw:page-number="4" presentation:class="page"/>
          <draw:frame presentation:style-name="pr4" draw:text-style-name="P7" draw:layer="layout" svg:width="17.273cm" svg:height="12.337cm" svg:x="2.156cm" svg:y="13.271cm" presentation:class="notes" presentation:placeholder="true">
            <draw:text-box/>
          </draw:frame>
        </presentation:notes>
      </draw:page>
      <draw:page draw:name="page5" draw:style-name="dp3" draw:master-page-name="Predeterminado">
        <office:forms form:automatic-focus="false" form:apply-design-mode="false"/>
        <draw:custom-shape draw:style-name="gr11" draw:text-style-name="P4" draw:layer="layout" svg:width="15.998cm" svg:height="2.626cm" svg:x="6.002cm" svg:y="1.124cm">
          <text:list text:style-name="L2">
            <text:list-header>
              <text:p text:style-name="P3"><text:span text:style-name="T1">CICLO DE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draw:layer="layout" svg:width="24.002cm" svg:height="3cm" svg:x="1.499cm" svg:y="4.875cm">
          <text:list text:style-name="L2">
            <text:list-header>
              <text:p text:style-name="P5"><text:span text:style-name="T1">Supongamos que en un momento dado el programa que se ejecuta es el siguiente :</text:span></text:p>
              <text:p text:style-name="P5"><text:span text:style-name="T1"/></text:p>
              <text:p text:style-name="P9"><text:span text:style-name="T1">cargar1 </text:span><text:span text:style-name="T1"><text:tab/></text:span><text:span text:style-name="T1">1101</text:span></text:p>
              <text:p text:style-name="P9"><text:span text:style-name="T1">cargar2 </text:span><text:span text:style-name="T1"><text:tab/></text:span><text:span text:style-name="T1">1110</text:span></text:p>
              <text:p text:style-name="P9"><text:span text:style-name="T1">suma </text:span><text:span text:style-name="T1"><text:tab/></text:span><text:span text:style-name="T1">1111</text:span></text:p>
              <text:p text:style-name="P5"><text:span text:style-name="T1"/></text:p>
              <text:p text:style-name="P5"><text:span text:style-name="T1">O sea, suma el contenido de las celdas 1011 y 1100 y guarda el contenido en 1101</text:span></text:p>
              <text:p text:style-name="P5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8" xml:id="id48" draw:id="id48" draw:layer="layout" svg:width="16.999cm" svg:height="2.626cm" svg:x="5.001cm" svg:y="8.626cm">
          <text:list text:style-name="L2">
            <text:list-header>
              <text:p text:style-name="P5"><text:span text:style-name="T1">Si ahora sustituimos : </text:span></text:p>
              <text:p text:style-name="P5"><text:span text:style-name="T1"/></text:p>
              <text:p text:style-name="P9"><text:span text:style-name="T1">Instrucción :</text:span><text:span text:style-name="T2"> </text:span><text:span text:style-name="T3">cargar1 ==&gt; </text:span><text:span text:style-name="T3"><text:tab/></text:span><text:span text:style-name="T1">Valor binario : 0101</text:span></text:p>
              <text:p text:style-name="P5"><text:span text:style-name="T1"/></text:p>
              <text:p text:style-name="P9"><text:span text:style-name="T1">Instrucción : </text:span><text:span text:style-name="T3">cargar2</text:span><text:span text:style-name="T1"> ==&gt;</text:span><text:span text:style-name="T1"><text:tab/></text:span><text:span text:style-name="T1">Valor binario : 0111</text:span></text:p>
              <text:p text:style-name="P5"><text:span text:style-name="T1"/></text:p>
              <text:p text:style-name="P9"><text:span text:style-name="T1">Instrucción : </text:span><text:span text:style-name="T3">suma</text:span><text:span text:style-name="T1"> ==&gt; </text:span><text:span text:style-name="T1"><text:tab/></text:span><text:span text:style-name="T1">Valor binario : 0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4" xml:id="id49" draw:id="id49" draw:layer="layout" svg:width="6.998cm" svg:height="2.249cm" svg:x="8.502cm" svg:y="12.376cm">
          <text:list text:style-name="L2">
            <text:list-header>
              <text:p text:style-name="P3"><text:span text:style-name="T1">El resultado es : </text:span></text:p>
              <text:p text:style-name="P3"><text:span text:style-name="T1">0101 1101</text:span></text:p>
              <text:p text:style-name="P3"><text:span text:style-name="T1">0111 1110</text:span></text:p>
              <text:p text:style-name="P3"><text:span text:style-name="T1">0110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5" presentation:class="page"/>
          <draw:frame presentation:style-name="pr4" draw:text-style-name="P7" draw:layer="layout" svg:width="17.273cm" svg:height="12.337cm" svg:x="2.156cm" svg:y="13.271cm" presentation:class="notes" presentation:placeholder="true">
            <draw:text-box/>
          </draw:frame>
        </presentation:notes>
      </draw:page>
      <draw:page draw:name="page6" draw:style-name="dp3" draw:master-page-name="Predeterminado">
        <office:forms form:automatic-focus="false" form:apply-design-mode="false"/>
        <draw:custom-shape draw:style-name="gr15" draw:text-style-name="P10" xml:id="id4" draw:id="id4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xml:id="id3" draw:id="id3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1" draw:id="id1" draw:layer="layout" svg:width="15.998cm" svg:height="7.5cm" svg:x="5.001cm" svg:y="7.8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8" draw:text-style-name="P11" xml:id="id2" draw:id="id2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19" draw:text-style-name="P11" draw:layer="layout" svg:x1="5.001cm" svg:y1="11.625cm" svg:x2="0.392cm" svg:y2="15.372cm" draw:start-shape="id1" draw:start-glue-point="5" draw:end-shape="id2" draw:end-glue-point="4" svg:d="M5001 11625h-2304v3747h-2305" svg:viewBox="0 0 4610 3748">
          <text:p/>
        </draw:connector>
        <draw:connector draw:style-name="gr19" draw:text-style-name="P11" draw:layer="layout" svg:x1="16.501cm" svg:y1="3.002cm" svg:x2="0.392cm" svg:y2="15.372cm" draw:start-shape="id3" draw:start-glue-point="5" draw:end-shape="id2" draw:end-glue-point="5" svg:d="M16501 3002h-8054v12370h-8055" svg:viewBox="0 0 16110 12371">
          <text:p/>
        </draw:connector>
        <draw:connector draw:style-name="gr19" draw:text-style-name="P11" draw:layer="layout" svg:x1="2.002cm" svg:y1="2.999cm" svg:x2="0.365cm" svg:y2="7.277cm" draw:start-shape="id4" draw:start-glue-point="5" svg:d="M2002 2999h-1140v4278h-497" svg:viewBox="0 0 1638 4279">
          <text:p/>
        </draw:connector>
        <draw:line draw:style-name="gr18" draw:text-style-name="P11" draw:layer="layout" svg:x1="2.002cm" svg:y1="5.999cm" svg:x2="27.001cm" svg:y2="6.003cm">
          <text:p/>
        </draw:line>
        <draw:line draw:style-name="gr18" draw:text-style-name="P11" draw:layer="layout" svg:x1="2.002cm" svg:y1="6.75cm" svg:x2="27.001cm" svg:y2="6.754cm">
          <text:p/>
        </draw:line>
        <draw:custom-shape draw:style-name="gr20" draw:text-style-name="P10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0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0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0" draw:layer="layout" svg:width="1.001cm" svg:height="1.125cm" svg:x="12.502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2" draw:layer="layout" svg:width="1.5cm" svg:height="0.373cm" svg:x="2.5cm" svg:y="2.249cm">
          <text:list text:style-name="L2">
            <text:list-header>
              <text:p text:style-name="P3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2" draw:layer="layout" svg:width="2.5cm" svg:height="1.875cm" svg:x="4.498cm" svg:y="1.501cm">
          <text:list text:style-name="L2">
            <text:list-header>
              <text:p text:style-name="P3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2" draw:layer="layout" svg:width="2.999cm" svg:height="0.373cm" svg:x="7.501cm" svg:y="1.501cm">
          <text:list text:style-name="L2">
            <text:list-header>
              <text:p text:style-name="P3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2" draw:layer="layout" svg:width="2.999cm" svg:height="0.373cm" svg:x="9cm" svg:y="3.751cm">
          <text:list text:style-name="L2">
            <text:list-header>
              <text:p text:style-name="P3"><text:span text:style-name="T4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4" draw:layer="layout" svg:width="2.999cm" svg:height="0.374cm" svg:x="16.999cm" svg:y="1.124cm">
          <text:list text:style-name="L2">
            <text:list-header>
              <text:p text:style-name="P3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2" draw:layer="layout" svg:width="2.999cm" svg:height="0.373cm" svg:x="16.999cm" svg:y="3cm">
          <text:list text:style-name="L2">
            <text:list-header>
              <text:p text:style-name="P3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draw:layer="layout" svg:width="1.499cm" svg:height="0.003cm" svg:x="19.998cm" svg:y="4.874cm">
          <text:list text:style-name="L2">
            <text:list-header>
              <text:p text:style-name="P3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3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2" draw:layer="layout" svg:width="3.501cm" svg:height="2.25cm" svg:x="20.999cm" svg:y="1.124cm">
          <text:list text:style-name="L2">
            <text:list-header>
              <text:p text:style-name="P3"><text:span text:style-name="T5">Circuito </text:span></text:p>
              <text:p text:style-name="P3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3" draw:text-style-name="P13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3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3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12" draw:layer="layout" svg:width="3.501cm" svg:height="0.373cm" svg:x="1.001cm" svg:y="5.626cm">
          <text:list text:style-name="L2">
            <text:list-header>
              <text:p text:style-name="P3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2" draw:layer="layout" svg:width="3.502cm" svg:height="0.374cm" svg:x="22.498cm" svg:y="6.376cm">
          <text:list text:style-name="L2">
            <text:list-header>
              <text:p text:style-name="P3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2" draw:layer="layout" svg:width="2.999cm" svg:height="0.75cm" svg:x="0.498cm" svg:y="13.127cm">
          <text:list text:style-name="L2">
            <text:list-header>
              <text:p text:style-name="P3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2" draw:layer="layout" svg:width="2.5cm" svg:height="0.374cm" svg:x="8.502cm" svg:y="7.501cm">
          <text:list text:style-name="L2">
            <text:list-header>
              <text:p text:style-name="P3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" draw:text-style-name="P12" draw:layer="layout" svg:width="3.501cm" svg:height="0.374cm" svg:x="4.498cm" svg:y="0.75cm">
          <text:list text:style-name="L2">
            <text:list-header>
              <text:p text:style-name="P3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12" draw:layer="layout" svg:width="3.502cm" svg:height="0.374cm" svg:x="19.001cm" svg:y="0.373cm">
          <text:list text:style-name="L2">
            <text:list-header>
              <text:p text:style-name="P3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2" draw:layer="layout" svg:width="5.499cm" svg:height="0.373cm" svg:x="6.002cm" svg:y="8.248cm">
          <text:list text:style-name="L2">
            <text:list-header>
              <text:p text:style-name="P3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2" draw:layer="layout" svg:width="6.002cm" svg:height="0.373cm" svg:x="14.499cm" svg:y="8.248cm">
          <text:list text:style-name="L2">
            <text:list-header>
              <text:p text:style-name="P3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3" draw:layer="layout" svg:width="5.499cm" svg:height="0.373cm" svg:x="6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3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2" draw:layer="layout" svg:width="2.5cm" svg:height="0.373cm" svg:x="6.002cm" svg:y="10.501cm">
          <text:list text:style-name="L2">
            <text:list-header>
              <text:p text:style-name="P3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13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12" draw:layer="layout" svg:width="3.501cm" svg:height="0.374cm" svg:x="11.501cm" svg:y="9.75cm">
          <text:list text:style-name="L2">
            <text:list-header>
              <text:p text:style-name="P3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2" draw:layer="layout" svg:width="3.501cm" svg:height="0.373cm" svg:x="11.501cm" svg:y="10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2" draw:layer="layout" svg:width="3.501cm" svg:height="0.373cm" svg:x="11.501cm" svg:y="11.2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12" draw:layer="layout" svg:width="3.501cm" svg:height="0.373cm" svg:x="11.501cm" svg:y="10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3" draw:layer="layout" svg:width="3.501cm" svg:height="0.374cm" svg:x="11.501cm" svg:y="14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" draw:text-style-name="P12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12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3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3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4" draw:layer="layout" svg:width="2.002cm" svg:height="0.374cm" svg:x="9.499cm" svg:y="10.5cm">
          <text:list text:style-name="L2">
            <text:list-header>
              <text:p text:style-name="P3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" draw:text-style-name="P4" draw:layer="layout" svg:width="2.002cm" svg:height="0.373cm" svg:x="9.499cm" svg:y="10.874cm">
          <text:list text:style-name="L2">
            <text:list-header>
              <text:p text:style-name="P3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4" draw:layer="layout" svg:width="2.002cm" svg:height="0.373cm" svg:x="9.499cm" svg:y="11.251cm">
          <text:list text:style-name="L2">
            <text:list-header>
              <text:p text:style-name="P3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" draw:text-style-name="P4" draw:layer="layout" svg:width="2.002cm" svg:height="0.374cm" svg:x="9.499cm" svg:y="11.625cm">
          <text:list text:style-name="L2">
            <text:list-header>
              <text:p text:style-name="P3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4" draw:layer="layout" svg:width="2.002cm" svg:height="0.374cm" svg:x="9.499cm" svg:y="11.998cm">
          <text:list text:style-name="L2">
            <text:list-header>
              <text:p text:style-name="P3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4" draw:layer="layout" svg:width="2.002cm" svg:height="0.374cm" svg:x="9.499cm" svg:y="13.126cm">
          <text:list text:style-name="L2">
            <text:list-header>
              <text:p text:style-name="P3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" draw:text-style-name="P4" draw:layer="layout" svg:width="2.002cm" svg:height="0.374cm" svg:x="9.499cm" svg:y="13.5cm">
          <text:list text:style-name="L2">
            <text:list-header>
              <text:p text:style-name="P3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4" draw:layer="layout" svg:width="2.002cm" svg:height="0.373cm" svg:x="9.499cm" svg:y="13.874cm">
          <text:list text:style-name="L2">
            <text:list-header>
              <text:p text:style-name="P3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4" draw:layer="layout" svg:width="2.002cm" svg:height="0.374cm" svg:x="9.499cm" svg:y="14.251cm">
          <text:list text:style-name="L2">
            <text:list-header>
              <text:p text:style-name="P3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4" draw:layer="layout" svg:width="2.002cm" svg:height="0.373cm" svg:x="9.499cm" svg:y="14.625cm">
          <text:list text:style-name="L2">
            <text:list-header>
              <text:p text:style-name="P3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4" draw:layer="layout" svg:width="2.5cm" svg:height="0.004cm" svg:x="11.999cm" svg:y="12.749cm">
          <text:list text:style-name="L2">
            <text:list-header>
              <text:p text:style-name="P3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8" draw:text-style-name="P4" draw:layer="layout" svg:width="2.501cm" svg:height="0.373cm" svg:x="9cm" svg:y="10.123cm">
          <text:list text:style-name="L2">
            <text:list-header>
              <text:p text:style-name="P3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9" draw:text-style-name="P4" draw:layer="layout" svg:width="2.5cm" svg:height="0.373cm" svg:x="11.999cm" svg:y="10.123cm">
          <text:list text:style-name="L2">
            <text:list-header>
              <text:p text:style-name="P3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0" draw:text-style-name="P10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1" draw:text-style-name="P11" draw:layer="layout" svg:x1="5.001cm" svg:y1="3.373cm" svg:x2="5.005cm" svg:y2="4.124cm">
          <text:p/>
        </draw:line>
        <draw:line draw:style-name="gr71" draw:text-style-name="P11" draw:layer="layout" svg:x1="5.499cm" svg:y1="3.373cm" svg:x2="5.503cm" svg:y2="4.124cm">
          <text:p/>
        </draw:line>
        <draw:line draw:style-name="gr71" draw:text-style-name="P11" draw:layer="layout" svg:x1="6.002cm" svg:y1="3.373cm" svg:x2="6.006cm" svg:y2="4.124cm">
          <text:p/>
        </draw:line>
        <draw:line draw:style-name="gr71" draw:text-style-name="P11" draw:layer="layout" svg:x1="6.5cm" svg:y1="3.373cm" svg:x2="6.504cm" svg:y2="4.124cm">
          <text:p/>
        </draw:line>
        <draw:custom-shape draw:style-name="gr72" draw:text-style-name="P4" draw:layer="layout" svg:width="2.5cm" svg:height="0.374cm" svg:x="4.498cm" svg:y="4.2cm">
          <text:list text:style-name="L2">
            <text:list-header>
              <text:p text:style-name="P3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13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4" draw:layer="layout" svg:width="1.001cm" svg:height="0.003cm" svg:x="23.001cm" svg:y="4.875cm">
          <text:list text:style-name="L2">
            <text:list-header>
              <text:p text:style-name="P3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4" draw:layer="layout" svg:width="2.5cm" svg:height="0.373cm" svg:x="7.501cm" svg:y="2.249cm">
          <text:list text:style-name="L2">
            <text:list-header>
              <text:p text:style-name="P3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7" draw:text-style-name="P4" draw:layer="layout" svg:width="4cm" svg:height="0.374cm" svg:x="8.502cm" svg:y="3.373cm">
          <text:list text:style-name="L2">
            <text:list-header>
              <text:p text:style-name="P3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6" xml:id="id50" draw:id="id50" draw:layer="layout" svg:width="20.501cm" svg:height="5.625cm" svg:x="3.883cm" svg:y="-3.593cm">
          <text:list text:style-name="L2">
            <text:list-header>
              <text:p text:style-name="P5"><text:span text:style-name="T1">Supongamos pues, la siguiente situación inicial :</text:span></text:p>
              <text:p text:style-name="P5"><text:span text:style-name="T1"/></text:p>
              <text:p text:style-name="P9"><text:span text:style-name="T1"><text:tab/></text:span><text:span text:style-name="T1">- El programa cargado en memoria</text:span></text:p>
              <text:p text:style-name="P9"><text:span text:style-name="T1"><text:tab/></text:span><text:span text:style-name="T1">- Contenido de las celdas _____ y _____ : __ y __ respectivamente</text:span></text:p>
              <text:p text:style-name="P9"><text:span text:style-name="T1"><text:tab/></text:span><text:span text:style-name="T1">- El contador de programa apuntando a la dirección 000 </text:span></text:p>
              <text:p text:style-name="P3"><text:span text:style-name="T1">(primera instrucción de nuestro programa)</text:span></text:p>
              <text:p text:style-name="P3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targetElement="id50" smil:type="barWipe" smil:subtype="topToBottom" smil:mode="out" smil:direction="reverse"/>
                  <anim:set smil:begin="0.499s" smil:dur="0.001s" smil:fill="hold" smil:targetElement="id50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6" presentation:class="page"/>
          <draw:frame presentation:style-name="pr5" draw:text-style-name="P7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7" draw:style-name="dp3" draw:master-page-name="Predeterminado">
        <office:forms form:automatic-focus="false" form:apply-design-mode="false"/>
        <draw:custom-shape draw:style-name="gr15" draw:text-style-name="P10" xml:id="id8" draw:id="id8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xml:id="id7" draw:id="id7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5" draw:id="id5" draw:layer="layout" svg:width="15.998cm" svg:height="7.5cm" svg:x="5.001cm" svg:y="7.8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8" draw:text-style-name="P11" xml:id="id6" draw:id="id6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19" draw:text-style-name="P11" draw:layer="layout" svg:x1="5.001cm" svg:y1="11.625cm" svg:x2="0.392cm" svg:y2="15.372cm" draw:start-shape="id5" draw:start-glue-point="5" draw:end-shape="id6" draw:end-glue-point="4" svg:d="M5001 11625h-2304v3747h-2305" svg:viewBox="0 0 4610 3748">
          <text:p/>
        </draw:connector>
        <draw:connector draw:style-name="gr19" draw:text-style-name="P11" draw:layer="layout" svg:x1="16.501cm" svg:y1="3.002cm" svg:x2="0.392cm" svg:y2="15.372cm" draw:start-shape="id7" draw:start-glue-point="5" draw:end-shape="id6" draw:end-glue-point="5" svg:d="M16501 3002h-8054v12370h-8055" svg:viewBox="0 0 16110 12371">
          <text:p/>
        </draw:connector>
        <draw:connector draw:style-name="gr19" draw:text-style-name="P11" draw:layer="layout" svg:x1="2.002cm" svg:y1="2.999cm" svg:x2="0.365cm" svg:y2="7.277cm" draw:start-shape="id8" draw:start-glue-point="5" svg:d="M2002 2999h-1140v4278h-497" svg:viewBox="0 0 1638 4279">
          <text:p/>
        </draw:connector>
        <draw:line draw:style-name="gr18" draw:text-style-name="P11" draw:layer="layout" svg:x1="2.002cm" svg:y1="5.999cm" svg:x2="27.001cm" svg:y2="6.003cm">
          <text:p/>
        </draw:line>
        <draw:line draw:style-name="gr18" draw:text-style-name="P11" draw:layer="layout" svg:x1="2.002cm" svg:y1="6.75cm" svg:x2="27.001cm" svg:y2="6.754cm">
          <text:p/>
        </draw:line>
        <draw:custom-shape draw:style-name="gr20" draw:text-style-name="P10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0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0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9" draw:text-style-name="P12" draw:layer="layout" svg:width="1.5cm" svg:height="0.373cm" svg:x="2.5cm" svg:y="2.249cm">
          <text:list text:style-name="L2">
            <text:list-header>
              <text:p text:style-name="P3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0" draw:text-style-name="P12" draw:layer="layout" svg:width="2.5cm" svg:height="1.875cm" svg:x="4.498cm" svg:y="1.501cm">
          <text:list text:style-name="L2">
            <text:list-header>
              <text:p text:style-name="P3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12" draw:layer="layout" svg:width="2.999cm" svg:height="0.373cm" svg:x="7.501cm" svg:y="1.501cm">
          <text:list text:style-name="L2">
            <text:list-header>
              <text:p text:style-name="P3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2" draw:text-style-name="P12" draw:layer="layout" svg:width="2.999cm" svg:height="0.373cm" svg:x="9cm" svg:y="3.751cm">
          <text:list text:style-name="L2">
            <text:list-header>
              <text:p text:style-name="P3"><text:span text:style-name="T4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4" draw:layer="layout" svg:width="2.999cm" svg:height="0.374cm" svg:x="16.999cm" svg:y="1.124cm">
          <text:list text:style-name="L2">
            <text:list-header>
              <text:p text:style-name="P3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4" draw:text-style-name="P12" draw:layer="layout" svg:width="2.999cm" svg:height="0.373cm" svg:x="16.999cm" svg:y="3cm">
          <text:list text:style-name="L2">
            <text:list-header>
              <text:p text:style-name="P3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4" draw:layer="layout" svg:width="1.499cm" svg:height="0.003cm" svg:x="19.998cm" svg:y="4.874cm">
          <text:list text:style-name="L2">
            <text:list-header>
              <text:p text:style-name="P3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3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6" draw:text-style-name="P12" draw:layer="layout" svg:width="3.501cm" svg:height="2.25cm" svg:x="20.999cm" svg:y="1.124cm">
          <text:list text:style-name="L2">
            <text:list-header>
              <text:p text:style-name="P3"><text:span text:style-name="T5">Circuito </text:span></text:p>
              <text:p text:style-name="P3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3" draw:text-style-name="P13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3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3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7" draw:text-style-name="P12" draw:layer="layout" svg:width="3.501cm" svg:height="0.373cm" svg:x="1.001cm" svg:y="5.626cm">
          <text:list text:style-name="L2">
            <text:list-header>
              <text:p text:style-name="P3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8" draw:text-style-name="P12" draw:layer="layout" svg:width="3.502cm" svg:height="0.374cm" svg:x="22.498cm" svg:y="6.376cm">
          <text:list text:style-name="L2">
            <text:list-header>
              <text:p text:style-name="P3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9" draw:text-style-name="P12" draw:layer="layout" svg:width="2.999cm" svg:height="0.75cm" svg:x="0.498cm" svg:y="13.127cm">
          <text:list text:style-name="L2">
            <text:list-header>
              <text:p text:style-name="P3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0" draw:text-style-name="P12" draw:layer="layout" svg:width="2.5cm" svg:height="0.374cm" svg:x="8.502cm" svg:y="7.501cm">
          <text:list text:style-name="L2">
            <text:list-header>
              <text:p text:style-name="P3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1" draw:text-style-name="P12" draw:layer="layout" svg:width="3.501cm" svg:height="0.374cm" svg:x="4.498cm" svg:y="0.75cm">
          <text:list text:style-name="L2">
            <text:list-header>
              <text:p text:style-name="P3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2" draw:text-style-name="P12" draw:layer="layout" svg:width="3.502cm" svg:height="0.374cm" svg:x="19.001cm" svg:y="0.373cm">
          <text:list text:style-name="L2">
            <text:list-header>
              <text:p text:style-name="P3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3" draw:text-style-name="P12" draw:layer="layout" svg:width="5.499cm" svg:height="0.373cm" svg:x="6.002cm" svg:y="8.248cm">
          <text:list text:style-name="L2">
            <text:list-header>
              <text:p text:style-name="P3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4" draw:text-style-name="P12" draw:layer="layout" svg:width="6.002cm" svg:height="0.373cm" svg:x="14.499cm" svg:y="8.248cm">
          <text:list text:style-name="L2">
            <text:list-header>
              <text:p text:style-name="P3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3" draw:layer="layout" svg:width="5.499cm" svg:height="0.373cm" svg:x="6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3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5" draw:text-style-name="P12" draw:layer="layout" svg:width="2.5cm" svg:height="0.373cm" svg:x="6.002cm" svg:y="10.501cm">
          <text:list text:style-name="L2">
            <text:list-header>
              <text:p text:style-name="P3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13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6" draw:text-style-name="P12" draw:layer="layout" svg:width="3.501cm" svg:height="0.374cm" svg:x="11.501cm" svg:y="9.75cm">
          <text:list text:style-name="L2">
            <text:list-header>
              <text:p text:style-name="P3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7" draw:text-style-name="P12" draw:layer="layout" svg:width="3.501cm" svg:height="0.373cm" svg:x="11.501cm" svg:y="10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8" draw:text-style-name="P12" draw:layer="layout" svg:width="3.501cm" svg:height="0.373cm" svg:x="11.501cm" svg:y="11.2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9" draw:text-style-name="P12" draw:layer="layout" svg:width="3.501cm" svg:height="0.373cm" svg:x="11.501cm" svg:y="10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3" draw:layer="layout" svg:width="3.501cm" svg:height="0.374cm" svg:x="11.501cm" svg:y="14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0" draw:text-style-name="P12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1" draw:text-style-name="P12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3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3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2" draw:text-style-name="P4" draw:layer="layout" svg:width="2.002cm" svg:height="0.374cm" svg:x="9.499cm" svg:y="10.5cm">
          <text:list text:style-name="L2">
            <text:list-header>
              <text:p text:style-name="P3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3" draw:text-style-name="P4" draw:layer="layout" svg:width="2.002cm" svg:height="0.373cm" svg:x="9.499cm" svg:y="10.874cm">
          <text:list text:style-name="L2">
            <text:list-header>
              <text:p text:style-name="P3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4" draw:text-style-name="P4" draw:layer="layout" svg:width="2.002cm" svg:height="0.373cm" svg:x="9.499cm" svg:y="11.251cm">
          <text:list text:style-name="L2">
            <text:list-header>
              <text:p text:style-name="P3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5" draw:text-style-name="P4" draw:layer="layout" svg:width="2.002cm" svg:height="0.374cm" svg:x="9.499cm" svg:y="11.625cm">
          <text:list text:style-name="L2">
            <text:list-header>
              <text:p text:style-name="P3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6" draw:text-style-name="P4" draw:layer="layout" svg:width="2.002cm" svg:height="0.374cm" svg:x="9.499cm" svg:y="11.998cm">
          <text:list text:style-name="L2">
            <text:list-header>
              <text:p text:style-name="P3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7" draw:text-style-name="P4" draw:layer="layout" svg:width="2.002cm" svg:height="0.374cm" svg:x="9.499cm" svg:y="13.126cm">
          <text:list text:style-name="L2">
            <text:list-header>
              <text:p text:style-name="P3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8" draw:text-style-name="P4" draw:layer="layout" svg:width="2.002cm" svg:height="0.374cm" svg:x="9.499cm" svg:y="13.5cm">
          <text:list text:style-name="L2">
            <text:list-header>
              <text:p text:style-name="P3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9" draw:text-style-name="P4" draw:layer="layout" svg:width="2.002cm" svg:height="0.373cm" svg:x="9.499cm" svg:y="13.874cm">
          <text:list text:style-name="L2">
            <text:list-header>
              <text:p text:style-name="P3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0" draw:text-style-name="P4" draw:layer="layout" svg:width="2.002cm" svg:height="0.374cm" svg:x="9.499cm" svg:y="14.251cm">
          <text:list text:style-name="L2">
            <text:list-header>
              <text:p text:style-name="P3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1" draw:text-style-name="P4" draw:layer="layout" svg:width="2.002cm" svg:height="0.373cm" svg:x="9.499cm" svg:y="14.625cm">
          <text:list text:style-name="L2">
            <text:list-header>
              <text:p text:style-name="P3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2" draw:text-style-name="P4" draw:layer="layout" svg:width="2.5cm" svg:height="0.004cm" svg:x="11.999cm" svg:y="12.749cm">
          <text:list text:style-name="L2">
            <text:list-header>
              <text:p text:style-name="P3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3" draw:text-style-name="P4" draw:layer="layout" svg:width="2.501cm" svg:height="0.373cm" svg:x="9cm" svg:y="10.123cm">
          <text:list text:style-name="L2">
            <text:list-header>
              <text:p text:style-name="P3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4" draw:text-style-name="P4" draw:layer="layout" svg:width="2.5cm" svg:height="0.373cm" svg:x="11.999cm" svg:y="10.123cm">
          <text:list text:style-name="L2">
            <text:list-header>
              <text:p text:style-name="P3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0" draw:text-style-name="P10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1" draw:text-style-name="P11" draw:layer="layout" svg:x1="5.001cm" svg:y1="3.373cm" svg:x2="5.005cm" svg:y2="4.124cm">
          <text:p/>
        </draw:line>
        <draw:line draw:style-name="gr71" draw:text-style-name="P11" draw:layer="layout" svg:x1="5.499cm" svg:y1="3.373cm" svg:x2="5.503cm" svg:y2="4.124cm">
          <text:p/>
        </draw:line>
        <draw:line draw:style-name="gr71" draw:text-style-name="P11" draw:layer="layout" svg:x1="6.002cm" svg:y1="3.373cm" svg:x2="6.006cm" svg:y2="4.124cm">
          <text:p/>
        </draw:line>
        <draw:line draw:style-name="gr71" draw:text-style-name="P11" draw:layer="layout" svg:x1="6.5cm" svg:y1="3.373cm" svg:x2="6.504cm" svg:y2="4.124cm">
          <text:p/>
        </draw:line>
        <draw:custom-shape draw:style-name="gr115" draw:text-style-name="P4" draw:layer="layout" svg:width="2.5cm" svg:height="0.374cm" svg:x="4.498cm" svg:y="4.2cm">
          <text:list text:style-name="L2">
            <text:list-header>
              <text:p text:style-name="P3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13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6" draw:text-style-name="P4" draw:layer="layout" svg:width="1.001cm" svg:height="0.003cm" svg:x="23.001cm" svg:y="4.875cm">
          <text:list text:style-name="L2">
            <text:list-header>
              <text:p text:style-name="P3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7" draw:text-style-name="P4" draw:layer="layout" svg:width="2.5cm" svg:height="0.373cm" svg:x="7.501cm" svg:y="2.249cm">
          <text:list text:style-name="L2">
            <text:list-header>
              <text:p text:style-name="P3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8" draw:text-style-name="P4" draw:layer="layout" svg:width="4cm" svg:height="0.374cm" svg:x="8.502cm" svg:y="3.373cm">
          <text:list text:style-name="L2">
            <text:list-header>
              <text:p text:style-name="P3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9" draw:text-style-name="P14" xml:id="id53" draw:id="id53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0" draw:text-style-name="P12" xml:id="id55" draw:id="id55" draw:layer="layout" svg:width="5.499cm" svg:height="0.373cm" svg:x="6.002cm" svg:y="8.999cm">
          <text:list text:style-name="L2">
            <text:list-header>
              <text:p text:style-name="P3"><text:span text:style-name="T1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1" draw:text-style-name="P14" xml:id="id56" draw:id="id56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2" draw:text-style-name="P14" xml:id="id57" draw:id="id57" draw:layer="layout" svg:width="2.002cm" svg:height="0.373cm" svg:x="6.998cm" svg:y="10.874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123" draw:text-style-name="P15" xml:id="id58" draw:id="id58" draw:layer="layout" svg:width="3.501cm" svg:height="0.373cm" svg:x="11.501cm" svg:y="10.501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4" draw:text-style-name="P14" xml:id="id59" draw:id="id59" draw:layer="layout" svg:width="1.502cm" svg:height="1.001cm" draw:transform="rotate (1.5707963267949) translate (16.501cm 11.251cm)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125" draw:text-style-name="P15" xml:id="id60" draw:id="id60" draw:layer="layout" svg:width="5.499cm" svg:height="0.373cm" svg:x="15.002cm" svg:y="8.999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0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6" draw:text-style-name="P14" xml:id="id54" draw:id="id54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7" draw:text-style-name="P4" xml:id="id51" draw:id="id51" draw:layer="layout" svg:width="23.001cm" svg:height="7.874cm" svg:x="2.399cm" svg:y="-4.826cm">
          <text:list text:style-name="L2">
            <text:list-header>
              <text:p text:style-name="P3"><text:span text:style-name="T1">FASE DE BÚSQUEDA</text:span></text:p>
              <text:p text:style-name="P3"><text:span text:style-name="T1"/></text:p>
              <text:p text:style-name="P3"><text:span text:style-name="T1"/></text:p>
              <text:p text:style-name="P16"><text:span text:style-name="T1"><text:tab/></text:span><text:span text:style-name="T1">1) La UC envía una microorden para que el contenido del registro</text:span></text:p>
              <text:p text:style-name="P3"><text:span text:style-name="T1">contador de programa que contiene la dirección de la siguiente instrucción</text:span></text:p>
              <text:p text:style-name="P3"><text:span text:style-name="T1">a procesar sea transferido al RDM (Registro Dirección de Memoria)</text:span></text:p>
              <text:p text:style-name="P17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8" draw:text-style-name="P15" xml:id="id52" draw:id="id52" draw:layer="layout" svg:width="2.999cm" svg:height="0.373cm" svg:x="9cm" svg:y="3.751cm">
          <text:list text:style-name="L2">
            <text:list-header>
              <text:p text:style-name="P3"><text:span text:style-name="T4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xit" presentation:preset-id="ooo-exit-circle" presentation:preset-sub-type="in">
                  <anim:transitionFilter smil:dur="2s" smil:targetElement="id51" smil:type="ellipseWipe" smil:subtype="horizontal" smil:mode="out" smil:direction="reverse"/>
                  <anim:set smil:begin="1.999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7" presentation:class="page"/>
          <draw:frame presentation:style-name="pr5" draw:text-style-name="P7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8" draw:style-name="dp3" draw:master-page-name="Predeterminado">
        <office:forms form:automatic-focus="false" form:apply-design-mode="false"/>
        <draw:custom-shape draw:style-name="gr15" draw:text-style-name="P10" xml:id="id12" draw:id="id12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xml:id="id11" draw:id="id11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9" draw:id="id9" draw:layer="layout" svg:width="15.998cm" svg:height="7.5cm" svg:x="5.001cm" svg:y="7.8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8" draw:text-style-name="P11" xml:id="id10" draw:id="id10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19" draw:text-style-name="P11" draw:layer="layout" svg:x1="5.001cm" svg:y1="11.625cm" svg:x2="0.392cm" svg:y2="15.372cm" draw:start-shape="id9" draw:start-glue-point="5" draw:end-shape="id10" draw:end-glue-point="4" svg:d="M5001 11625h-2304v3747h-2305" svg:viewBox="0 0 4610 3748">
          <text:p/>
        </draw:connector>
        <draw:connector draw:style-name="gr19" draw:text-style-name="P11" draw:layer="layout" svg:x1="16.501cm" svg:y1="3.002cm" svg:x2="0.392cm" svg:y2="15.372cm" draw:start-shape="id11" draw:start-glue-point="5" draw:end-shape="id10" draw:end-glue-point="5" svg:d="M16501 3002h-8054v12370h-8055" svg:viewBox="0 0 16110 12371">
          <text:p/>
        </draw:connector>
        <draw:connector draw:style-name="gr19" draw:text-style-name="P11" draw:layer="layout" svg:x1="2.002cm" svg:y1="2.999cm" svg:x2="0.365cm" svg:y2="7.277cm" draw:start-shape="id12" draw:start-glue-point="5" svg:d="M2002 2999h-1140v4278h-497" svg:viewBox="0 0 1638 4279">
          <text:p/>
        </draw:connector>
        <draw:line draw:style-name="gr18" draw:text-style-name="P11" draw:layer="layout" svg:x1="2.002cm" svg:y1="5.999cm" svg:x2="27.001cm" svg:y2="6.003cm">
          <text:p/>
        </draw:line>
        <draw:line draw:style-name="gr18" draw:text-style-name="P11" draw:layer="layout" svg:x1="2.002cm" svg:y1="6.75cm" svg:x2="27.001cm" svg:y2="6.754cm">
          <text:p/>
        </draw:line>
        <draw:custom-shape draw:style-name="gr20" draw:text-style-name="P10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0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0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9" draw:text-style-name="P12" draw:layer="layout" svg:width="1.5cm" svg:height="0.373cm" svg:x="2.5cm" svg:y="2.249cm">
          <text:list text:style-name="L2">
            <text:list-header>
              <text:p text:style-name="P3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0" draw:text-style-name="P12" draw:layer="layout" svg:width="2.5cm" svg:height="1.875cm" svg:x="4.498cm" svg:y="1.501cm">
          <text:list text:style-name="L2">
            <text:list-header>
              <text:p text:style-name="P3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1" draw:text-style-name="P12" draw:layer="layout" svg:width="2.999cm" svg:height="0.373cm" svg:x="7.501cm" svg:y="1.501cm">
          <text:list text:style-name="L2">
            <text:list-header>
              <text:p text:style-name="P3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2" draw:text-style-name="P12" draw:layer="layout" svg:width="2.999cm" svg:height="0.373cm" svg:x="9cm" svg:y="3.751cm">
          <text:list text:style-name="L2">
            <text:list-header>
              <text:p text:style-name="P3"><text:span text:style-name="T4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3" draw:text-style-name="P4" draw:layer="layout" svg:width="2.999cm" svg:height="0.374cm" svg:x="16.999cm" svg:y="1.124cm">
          <text:list text:style-name="L2">
            <text:list-header>
              <text:p text:style-name="P3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4" draw:text-style-name="P12" draw:layer="layout" svg:width="2.999cm" svg:height="0.373cm" svg:x="16.999cm" svg:y="3cm">
          <text:list text:style-name="L2">
            <text:list-header>
              <text:p text:style-name="P3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5" draw:text-style-name="P4" draw:layer="layout" svg:width="1.499cm" svg:height="0.003cm" svg:x="19.998cm" svg:y="4.874cm">
          <text:list text:style-name="L2">
            <text:list-header>
              <text:p text:style-name="P3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3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6" draw:text-style-name="P12" draw:layer="layout" svg:width="3.501cm" svg:height="2.25cm" svg:x="20.999cm" svg:y="1.124cm">
          <text:list text:style-name="L2">
            <text:list-header>
              <text:p text:style-name="P3"><text:span text:style-name="T5">Circuito </text:span></text:p>
              <text:p text:style-name="P3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3" draw:text-style-name="P13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3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3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7" draw:text-style-name="P12" draw:layer="layout" svg:width="3.501cm" svg:height="0.373cm" svg:x="1.001cm" svg:y="5.626cm">
          <text:list text:style-name="L2">
            <text:list-header>
              <text:p text:style-name="P3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8" draw:text-style-name="P12" draw:layer="layout" svg:width="3.502cm" svg:height="0.374cm" svg:x="22.498cm" svg:y="6.376cm">
          <text:list text:style-name="L2">
            <text:list-header>
              <text:p text:style-name="P3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9" draw:text-style-name="P12" draw:layer="layout" svg:width="2.999cm" svg:height="0.75cm" svg:x="0.498cm" svg:y="13.127cm">
          <text:list text:style-name="L2">
            <text:list-header>
              <text:p text:style-name="P3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0" draw:text-style-name="P12" draw:layer="layout" svg:width="2.5cm" svg:height="0.374cm" svg:x="8.502cm" svg:y="7.501cm">
          <text:list text:style-name="L2">
            <text:list-header>
              <text:p text:style-name="P3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1" draw:text-style-name="P12" draw:layer="layout" svg:width="3.501cm" svg:height="0.374cm" svg:x="4.498cm" svg:y="0.75cm">
          <text:list text:style-name="L2">
            <text:list-header>
              <text:p text:style-name="P3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2" draw:text-style-name="P12" draw:layer="layout" svg:width="3.502cm" svg:height="0.374cm" svg:x="19.001cm" svg:y="0.373cm">
          <text:list text:style-name="L2">
            <text:list-header>
              <text:p text:style-name="P3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3" draw:text-style-name="P12" draw:layer="layout" svg:width="5.499cm" svg:height="0.373cm" svg:x="6.002cm" svg:y="8.248cm">
          <text:list text:style-name="L2">
            <text:list-header>
              <text:p text:style-name="P3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4" draw:text-style-name="P12" draw:layer="layout" svg:width="6.002cm" svg:height="0.373cm" svg:x="14.499cm" svg:y="8.248cm">
          <text:list text:style-name="L2">
            <text:list-header>
              <text:p text:style-name="P3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3" draw:layer="layout" svg:width="5.499cm" svg:height="0.373cm" svg:x="6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3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5" draw:text-style-name="P12" draw:layer="layout" svg:width="2.5cm" svg:height="0.373cm" svg:x="6.002cm" svg:y="10.501cm">
          <text:list text:style-name="L2">
            <text:list-header>
              <text:p text:style-name="P3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13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6" draw:text-style-name="P12" draw:layer="layout" svg:width="3.501cm" svg:height="0.374cm" svg:x="11.501cm" svg:y="9.75cm">
          <text:list text:style-name="L2">
            <text:list-header>
              <text:p text:style-name="P3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7" draw:text-style-name="P12" draw:layer="layout" svg:width="3.501cm" svg:height="0.373cm" svg:x="11.501cm" svg:y="10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8" draw:text-style-name="P12" draw:layer="layout" svg:width="3.501cm" svg:height="0.373cm" svg:x="11.501cm" svg:y="11.2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9" draw:text-style-name="P12" draw:layer="layout" svg:width="3.501cm" svg:height="0.373cm" svg:x="11.501cm" svg:y="10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3" draw:layer="layout" svg:width="3.501cm" svg:height="0.374cm" svg:x="11.501cm" svg:y="14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0" draw:text-style-name="P12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1" draw:text-style-name="P12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3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3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2" draw:text-style-name="P4" draw:layer="layout" svg:width="2.002cm" svg:height="0.374cm" svg:x="9.499cm" svg:y="10.5cm">
          <text:list text:style-name="L2">
            <text:list-header>
              <text:p text:style-name="P3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3" draw:text-style-name="P4" draw:layer="layout" svg:width="2.002cm" svg:height="0.373cm" svg:x="9.499cm" svg:y="10.874cm">
          <text:list text:style-name="L2">
            <text:list-header>
              <text:p text:style-name="P3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4" draw:text-style-name="P4" draw:layer="layout" svg:width="2.002cm" svg:height="0.373cm" svg:x="9.499cm" svg:y="11.251cm">
          <text:list text:style-name="L2">
            <text:list-header>
              <text:p text:style-name="P3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5" draw:text-style-name="P4" draw:layer="layout" svg:width="2.002cm" svg:height="0.374cm" svg:x="9.499cm" svg:y="11.625cm">
          <text:list text:style-name="L2">
            <text:list-header>
              <text:p text:style-name="P3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6" draw:text-style-name="P4" draw:layer="layout" svg:width="2.002cm" svg:height="0.374cm" svg:x="9.499cm" svg:y="11.998cm">
          <text:list text:style-name="L2">
            <text:list-header>
              <text:p text:style-name="P3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7" draw:text-style-name="P4" draw:layer="layout" svg:width="2.002cm" svg:height="0.374cm" svg:x="9.499cm" svg:y="13.126cm">
          <text:list text:style-name="L2">
            <text:list-header>
              <text:p text:style-name="P3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8" draw:text-style-name="P4" draw:layer="layout" svg:width="2.002cm" svg:height="0.374cm" svg:x="9.499cm" svg:y="13.5cm">
          <text:list text:style-name="L2">
            <text:list-header>
              <text:p text:style-name="P3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9" draw:text-style-name="P4" draw:layer="layout" svg:width="2.002cm" svg:height="0.373cm" svg:x="9.499cm" svg:y="13.874cm">
          <text:list text:style-name="L2">
            <text:list-header>
              <text:p text:style-name="P3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0" draw:text-style-name="P4" draw:layer="layout" svg:width="2.002cm" svg:height="0.374cm" svg:x="9.499cm" svg:y="14.251cm">
          <text:list text:style-name="L2">
            <text:list-header>
              <text:p text:style-name="P3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1" draw:text-style-name="P4" draw:layer="layout" svg:width="2.002cm" svg:height="0.373cm" svg:x="9.499cm" svg:y="14.625cm">
          <text:list text:style-name="L2">
            <text:list-header>
              <text:p text:style-name="P3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2" draw:text-style-name="P4" draw:layer="layout" svg:width="2.5cm" svg:height="0.004cm" svg:x="11.999cm" svg:y="12.749cm">
          <text:list text:style-name="L2">
            <text:list-header>
              <text:p text:style-name="P3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3" draw:text-style-name="P4" draw:layer="layout" svg:width="2.501cm" svg:height="0.373cm" svg:x="9cm" svg:y="10.123cm">
          <text:list text:style-name="L2">
            <text:list-header>
              <text:p text:style-name="P3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4" draw:text-style-name="P4" draw:layer="layout" svg:width="2.5cm" svg:height="0.373cm" svg:x="11.999cm" svg:y="10.123cm">
          <text:list text:style-name="L2">
            <text:list-header>
              <text:p text:style-name="P3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0" draw:text-style-name="P10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1" draw:text-style-name="P11" draw:layer="layout" svg:x1="5.001cm" svg:y1="3.373cm" svg:x2="5.005cm" svg:y2="4.124cm">
          <text:p/>
        </draw:line>
        <draw:line draw:style-name="gr71" draw:text-style-name="P11" draw:layer="layout" svg:x1="5.499cm" svg:y1="3.373cm" svg:x2="5.503cm" svg:y2="4.124cm">
          <text:p/>
        </draw:line>
        <draw:line draw:style-name="gr71" draw:text-style-name="P11" draw:layer="layout" svg:x1="6.002cm" svg:y1="3.373cm" svg:x2="6.006cm" svg:y2="4.124cm">
          <text:p/>
        </draw:line>
        <draw:line draw:style-name="gr71" draw:text-style-name="P11" draw:layer="layout" svg:x1="6.5cm" svg:y1="3.373cm" svg:x2="6.504cm" svg:y2="4.124cm">
          <text:p/>
        </draw:line>
        <draw:custom-shape draw:style-name="gr165" draw:text-style-name="P4" draw:layer="layout" svg:width="2.5cm" svg:height="0.374cm" svg:x="4.498cm" svg:y="4.2cm">
          <text:list text:style-name="L2">
            <text:list-header>
              <text:p text:style-name="P3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13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6" draw:text-style-name="P4" draw:layer="layout" svg:width="1.001cm" svg:height="0.003cm" svg:x="23.001cm" svg:y="4.875cm">
          <text:list text:style-name="L2">
            <text:list-header>
              <text:p text:style-name="P3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7" draw:text-style-name="P4" draw:layer="layout" svg:width="2.5cm" svg:height="0.373cm" svg:x="7.501cm" svg:y="2.249cm">
          <text:list text:style-name="L2">
            <text:list-header>
              <text:p text:style-name="P3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8" draw:text-style-name="P4" draw:layer="layout" svg:width="4cm" svg:height="0.374cm" svg:x="8.502cm" svg:y="3.373cm">
          <text:list text:style-name="L2">
            <text:list-header>
              <text:p text:style-name="P3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9" draw:text-style-name="P12" draw:layer="layout" svg:width="5.499cm" svg:height="0.373cm" svg:x="6.002cm" svg:y="8.999cm">
          <text:list text:style-name="L2">
            <text:list-header>
              <text:p text:style-name="P3"><text:span text:style-name="T1">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13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0" draw:text-style-name="P15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0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9" draw:text-style-name="P14" xml:id="id62" draw:id="id62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1" draw:text-style-name="P14" xml:id="id64" draw:id="id64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2" draw:text-style-name="P15" xml:id="id65" draw:id="id65" draw:layer="layout" svg:width="2.5cm" svg:height="0.374cm" svg:x="7.501cm" svg:y="2.626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3" draw:text-style-name="P15" xml:id="id66" draw:id="id66" draw:layer="layout" svg:width="2.999cm" svg:height="0.373cm" svg:x="9cm" svg:y="3.751cm">
          <text:list text:style-name="L2">
            <text:list-header>
              <text:p text:style-name="P3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4" draw:text-style-name="P4" xml:id="id61" draw:id="id61" draw:layer="layout" svg:width="25.502cm" svg:height="7.5cm" svg:x="-0.864cm" svg:y="-5.08cm">
          <text:list text:style-name="L2">
            <text:list-header>
              <text:p text:style-name="P3"><text:span text:style-name="T1">FASE DE BÚSQUEDA</text:span></text:p>
              <text:p text:style-name="P3"><text:span text:style-name="T1"/></text:p>
              <text:p text:style-name="P3"><text:span text:style-name="T1"/></text:p>
              <text:p text:style-name="P18"><text:span text:style-name="T1"><text:tab/></text:span><text:span text:style-name="T1"><text:tab/></text:span><text:span text:style-name="T1">2) Se transfiere la instrucción desde el RIM (Registro de Intercambio de</text:span></text:p>
              <text:p text:style-name="P19"><text:span text:style-name="T1"><text:s/></text:span><text:span text:style-name="T1">Memoria) al registro de instrucción. El decodificador procede a interpretar la instrucción </text:span></text:p>
              <text:p text:style-name="P19"><text:span text:style-name="T1">del registro de instrucción y queda dispuesta la activación de la UAL.</text:span></text:p>
              <text:p text:style-name="P19"><text:span text:style-name="T1"/></text:p>
              <text:p text:style-name="P18"><text:span text:style-name="T1"><text:tab/></text:span><text:span text:style-name="T1"><text:tab/></text:span><text:span text:style-name="T1">3) El registro contador de programa se autoincrementa en 1 para </text:span></text:p>
              <text:p text:style-name="P19"><text:span text:style-name="T1">apuntar a la próxima instrucción a ejecutar</text:span></text:p>
              <text:p text:style-name="P19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g xml:id="id63" draw:id="id63">
          <draw:custom-shape draw:style-name="gr175" draw:text-style-name="P14" draw:layer="layout" svg:width="17.498cm" svg:height="12.747cm" svg:x="13cm" svg:y="-5.588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line draw:style-name="gr18" draw:text-style-name="P11" draw:layer="layout" svg:x1="23.31cm" svg:y1="2.512cm" svg:x2="23.31cm" svg:y2="4.01cm">
              <text:p/>
            </draw:line>
            <draw:line draw:style-name="gr18" draw:text-style-name="P11" draw:layer="layout" svg:x1="19.584cm" svg:y1="2.512cm" svg:x2="19.584cm" svg:y2="4.01cm">
              <text:p/>
            </draw:line>
            <draw:line draw:style-name="gr18" draw:text-style-name="P11" draw:layer="layout" svg:x1="20.082cm" svg:y1="2.512cm" svg:x2="20.082cm" svg:y2="4.01cm">
              <text:p/>
            </draw:line>
            <draw:line draw:style-name="gr18" draw:text-style-name="P11" draw:layer="layout" svg:x1="20.581cm" svg:y1="2.512cm" svg:x2="20.581cm" svg:y2="4.01cm">
              <text:p/>
            </draw:line>
            <draw:line draw:style-name="gr18" draw:text-style-name="P11" draw:layer="layout" svg:x1="21.083cm" svg:y1="2.512cm" svg:x2="21.083cm" svg:y2="4.01cm">
              <text:p/>
            </draw:line>
            <draw:line draw:style-name="gr18" draw:text-style-name="P11" draw:layer="layout" svg:x1="21.582cm" svg:y1="2.512cm" svg:x2="21.582cm" svg:y2="4.01cm">
              <text:p/>
            </draw:line>
            <draw:line draw:style-name="gr18" draw:text-style-name="P11" draw:layer="layout" svg:x1="22.08cm" svg:y1="2.512cm" svg:x2="22.08cm" svg:y2="4.01cm">
              <text:p/>
            </draw:line>
            <draw:line draw:style-name="gr18" draw:text-style-name="P11" draw:layer="layout" svg:x1="22.759cm" svg:y1="2.512cm" svg:x2="22.759cm" svg:y2="4.01cm">
              <text:p/>
            </draw:line>
            <draw:custom-shape draw:style-name="gr176" draw:text-style-name="P20" draw:layer="layout" svg:width="4.996cm" svg:height="0.747cm" svg:x="19.002cm" svg:y="1.76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18" draw:text-style-name="P11" draw:layer="layout" svg:x1="17.503cm" svg:y1="-1.612cm" svg:x2="25.497cm" svg:y2="-1.612cm">
              <text:p/>
            </draw:line>
            <draw:line draw:style-name="gr18" draw:text-style-name="P11" draw:layer="layout" svg:x1="17.503cm" svg:y1="-1.238cm" svg:x2="25.497cm" svg:y2="-1.238cm">
              <text:p/>
            </draw:line>
            <draw:line draw:style-name="gr18" draw:text-style-name="P11" draw:layer="layout" svg:x1="17.503cm" svg:y1="-0.861cm" svg:x2="25.497cm" svg:y2="-0.861cm">
              <text:p/>
            </draw:line>
            <draw:line draw:style-name="gr18" draw:text-style-name="P11" draw:layer="layout" svg:x1="17.503cm" svg:y1="-0.488cm" svg:x2="25.497cm" svg:y2="-0.488cm">
              <text:p/>
            </draw:line>
            <draw:line draw:style-name="gr18" draw:text-style-name="P11" draw:layer="layout" svg:x1="17.503cm" svg:y1="-0.11cm" svg:x2="25.497cm" svg:y2="-0.11cm">
              <text:p/>
            </draw:line>
            <draw:line draw:style-name="gr18" draw:text-style-name="P11" draw:layer="layout" svg:x1="17.503cm" svg:y1="-1.986cm" svg:x2="25.497cm" svg:y2="-1.986cm">
              <text:p/>
            </draw:line>
            <draw:line draw:style-name="gr18" draw:text-style-name="P11" draw:layer="layout" svg:x1="17.503cm" svg:y1="-2.363cm" svg:x2="25.497cm" svg:y2="-2.363cm">
              <text:p/>
            </draw:line>
            <draw:connector draw:style-name="gr177" draw:text-style-name="P11" draw:layer="layout" draw:type="line" svg:x1="19.539cm" svg:y1="1.705cm" svg:x2="19.541cm" svg:y2="-0.208cm" svg:d="M19539 1705l2-1913" svg:viewBox="0 0 3 1914">
              <text:p/>
            </draw:connector>
            <draw:connector draw:style-name="gr177" draw:text-style-name="P11" draw:layer="layout" draw:type="line" svg:x1="20.112cm" svg:y1="1.718cm" svg:x2="20.114cm" svg:y2="-0.597cm" svg:d="M20112 1718l2-2315" svg:viewBox="0 0 3 2316">
              <text:p/>
            </draw:connector>
            <draw:connector draw:style-name="gr177" draw:text-style-name="P11" draw:layer="layout" draw:type="line" svg:x1="20.624cm" svg:y1="1.732cm" svg:x2="20.626cm" svg:y2="-0.948cm" svg:d="M20624 1732l2-2680" svg:viewBox="0 0 3 2681">
              <text:p/>
            </draw:connector>
            <draw:connector draw:style-name="gr177" draw:text-style-name="P11" draw:layer="layout" draw:type="line" svg:x1="21.079cm" svg:y1="1.741cm" svg:x2="21.077cm" svg:y2="-1.339cm" svg:d="M21079 1741l-2-3080" svg:viewBox="0 0 3 3081">
              <text:p/>
            </draw:connector>
            <draw:connector draw:style-name="gr177" draw:text-style-name="P11" draw:layer="layout" draw:type="line" svg:x1="21.599cm" svg:y1="1.751cm" svg:x2="21.597cm" svg:y2="-1.739cm" svg:d="M21599 1751l-2-3490" svg:viewBox="0 0 3 3491">
              <text:p/>
            </draw:connector>
            <draw:connector draw:style-name="gr177" draw:text-style-name="P11" draw:layer="layout" draw:type="line" svg:x1="22.11cm" svg:y1="1.757cm" svg:x2="22.112cm" svg:y2="-2.113cm" svg:d="M22110 1757l2-3870" svg:viewBox="0 0 3 3871">
              <text:p/>
            </draw:connector>
            <draw:connector draw:style-name="gr177" draw:text-style-name="P11" draw:layer="layout" draw:type="line" svg:x1="22.732cm" svg:y1="1.762cm" svg:x2="22.73cm" svg:y2="-2.486cm" svg:d="M22732 1762l-2-4248" svg:viewBox="0 0 3 4249">
              <text:p/>
            </draw:connector>
            <draw:connector draw:style-name="gr177" draw:text-style-name="P11" draw:layer="layout" draw:type="line" svg:x1="23.265cm" svg:y1="1.648cm" svg:x2="23.267cm" svg:y2="-2.781cm" svg:d="M23265 1648l2-4429" svg:viewBox="0 0 3 4430">
              <text:p/>
            </draw:connector>
            <draw:line draw:style-name="gr18" draw:text-style-name="P11" draw:layer="layout" svg:x1="17.503cm" svg:y1="-2.667cm" svg:x2="25.497cm" svg:y2="-2.667cm">
              <text:p/>
            </draw:line>
            <draw:custom-shape draw:style-name="gr178" draw:text-style-name="P20" draw:layer="layout" svg:width="1.129cm" svg:height="3.601cm" svg:x="17.917cm" svg:y="-2.961cm">
              <text:list text:style-name="L2">
                <text:list-header>
                  <text:p text:style-name="P3"><text:span text:style-name="T5"/></text:p>
                  <text:p text:style-name="P3"><text:span text:style-name="T5"/></text:p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xit" presentation:preset-id="ooo-exit-circle" presentation:preset-sub-type="in">
                  <anim:transitionFilter smil:dur="0.8s" smil:targetElement="id61" smil:type="ellipseWipe" smil:subtype="horizontal" smil:mode="out" smil:direction="reverse"/>
                  <anim:set smil:begin="0.799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0;width" smil:keyTimes="0;1"/>
                  <anim:animate smil:dur="0.5s" smil:fill="hold" smil:targetElement="id63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xit" presentation:preset-id="ooo-exit-collapse" presentation:preset-sub-type="across">
                  <anim:animate smil:dur="0.05s" smil:targetElement="id63" smil:attributeName="width" smil:values="width;0" smil:keyTimes="0;1"/>
                  <anim:animate smil:dur="0.05s" smil:targetElement="id63" smil:attributeName="height" smil:values="height;height" smil:keyTimes="0;1"/>
                  <anim:set smil:begin="0.049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8" presentation:class="page"/>
          <draw:frame presentation:style-name="pr5" draw:text-style-name="P7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9" draw:style-name="dp3" draw:master-page-name="Predeterminado">
        <office:forms form:automatic-focus="false" form:apply-design-mode="false"/>
        <draw:custom-shape draw:style-name="gr15" draw:text-style-name="P10" xml:id="id16" draw:id="id16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xml:id="id15" draw:id="id15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13" draw:id="id13" draw:layer="layout" svg:width="15.998cm" svg:height="7.5cm" svg:x="5.001cm" svg:y="7.87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8" draw:text-style-name="P11" xml:id="id14" draw:id="id14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19" draw:text-style-name="P11" draw:layer="layout" svg:x1="5.001cm" svg:y1="11.622cm" svg:x2="0.392cm" svg:y2="15.372cm" draw:start-shape="id13" draw:start-glue-point="5" draw:end-shape="id14" draw:end-glue-point="4" svg:d="M5001 11622h-2304v3750h-2305" svg:viewBox="0 0 4610 3751">
          <text:p/>
        </draw:connector>
        <draw:connector draw:style-name="gr19" draw:text-style-name="P11" draw:layer="layout" svg:x1="16.501cm" svg:y1="3.002cm" svg:x2="0.392cm" svg:y2="15.372cm" draw:start-shape="id15" draw:start-glue-point="5" draw:end-shape="id14" draw:end-glue-point="5" svg:d="M16501 3002h-8054v12370h-8055" svg:viewBox="0 0 16110 12371">
          <text:p/>
        </draw:connector>
        <draw:connector draw:style-name="gr19" draw:text-style-name="P11" draw:layer="layout" svg:x1="2.002cm" svg:y1="2.999cm" svg:x2="0.365cm" svg:y2="7.277cm" draw:start-shape="id16" draw:start-glue-point="5" svg:d="M2002 2999h-1140v4278h-497" svg:viewBox="0 0 1638 4279">
          <text:p/>
        </draw:connector>
        <draw:line draw:style-name="gr18" draw:text-style-name="P11" draw:layer="layout" svg:x1="2.002cm" svg:y1="5.999cm" svg:x2="27.001cm" svg:y2="6.003cm">
          <text:p/>
        </draw:line>
        <draw:line draw:style-name="gr18" draw:text-style-name="P11" draw:layer="layout" svg:x1="2.002cm" svg:y1="6.75cm" svg:x2="27.001cm" svg:y2="6.754cm">
          <text:p/>
        </draw:line>
        <draw:custom-shape draw:style-name="gr20" draw:text-style-name="P10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0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0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9" draw:text-style-name="P12" draw:layer="layout" svg:width="1.5cm" svg:height="0.373cm" svg:x="2.5cm" svg:y="2.249cm">
          <text:list text:style-name="L2">
            <text:list-header>
              <text:p text:style-name="P3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0" draw:text-style-name="P12" draw:layer="layout" svg:width="2.5cm" svg:height="1.875cm" svg:x="4.498cm" svg:y="1.501cm">
          <text:list text:style-name="L2">
            <text:list-header>
              <text:p text:style-name="P3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1" draw:text-style-name="P12" draw:layer="layout" svg:width="2.999cm" svg:height="0.373cm" svg:x="7.501cm" svg:y="1.501cm">
          <text:list text:style-name="L2">
            <text:list-header>
              <text:p text:style-name="P3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2" draw:text-style-name="P12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3" draw:text-style-name="P12" draw:layer="layout" svg:width="2.999cm" svg:height="0.373cm" svg:x="9cm" svg:y="3.751cm">
          <text:list text:style-name="L2">
            <text:list-header>
              <text:p text:style-name="P3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4" draw:text-style-name="P4" draw:layer="layout" svg:width="2.999cm" svg:height="0.374cm" svg:x="16.999cm" svg:y="1.124cm">
          <text:list text:style-name="L2">
            <text:list-header>
              <text:p text:style-name="P3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5" draw:text-style-name="P12" draw:layer="layout" svg:width="2.999cm" svg:height="0.373cm" svg:x="16.999cm" svg:y="3cm">
          <text:list text:style-name="L2">
            <text:list-header>
              <text:p text:style-name="P3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6" draw:text-style-name="P4" draw:layer="layout" svg:width="1.499cm" svg:height="0.003cm" svg:x="19.998cm" svg:y="4.874cm">
          <text:list text:style-name="L2">
            <text:list-header>
              <text:p text:style-name="P3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3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7" draw:text-style-name="P12" draw:layer="layout" svg:width="3.501cm" svg:height="2.25cm" svg:x="20.999cm" svg:y="1.124cm">
          <text:list text:style-name="L2">
            <text:list-header>
              <text:p text:style-name="P3"><text:span text:style-name="T5">Circuito </text:span></text:p>
              <text:p text:style-name="P3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3" draw:text-style-name="P13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3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3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12" draw:layer="layout" svg:width="3.501cm" svg:height="0.373cm" svg:x="1.001cm" svg:y="5.626cm">
          <text:list text:style-name="L2">
            <text:list-header>
              <text:p text:style-name="P3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9" draw:text-style-name="P12" draw:layer="layout" svg:width="3.502cm" svg:height="0.374cm" svg:x="22.498cm" svg:y="6.376cm">
          <text:list text:style-name="L2">
            <text:list-header>
              <text:p text:style-name="P3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0" draw:text-style-name="P12" draw:layer="layout" svg:width="2.999cm" svg:height="0.75cm" svg:x="0.498cm" svg:y="13.127cm">
          <text:list text:style-name="L2">
            <text:list-header>
              <text:p text:style-name="P3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1" draw:text-style-name="P12" draw:layer="layout" svg:width="2.5cm" svg:height="0.374cm" svg:x="8.502cm" svg:y="7.501cm">
          <text:list text:style-name="L2">
            <text:list-header>
              <text:p text:style-name="P3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2" draw:text-style-name="P12" draw:layer="layout" svg:width="3.501cm" svg:height="0.374cm" svg:x="4.498cm" svg:y="0.75cm">
          <text:list text:style-name="L2">
            <text:list-header>
              <text:p text:style-name="P3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3" draw:text-style-name="P12" draw:layer="layout" svg:width="3.502cm" svg:height="0.374cm" svg:x="19.001cm" svg:y="0.373cm">
          <text:list text:style-name="L2">
            <text:list-header>
              <text:p text:style-name="P3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4" draw:text-style-name="P12" draw:layer="layout" svg:width="5.499cm" svg:height="0.373cm" svg:x="6.002cm" svg:y="8.248cm">
          <text:list text:style-name="L2">
            <text:list-header>
              <text:p text:style-name="P3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5" draw:text-style-name="P12" draw:layer="layout" svg:width="6.002cm" svg:height="0.373cm" svg:x="14.499cm" svg:y="8.248cm">
          <text:list text:style-name="L2">
            <text:list-header>
              <text:p text:style-name="P3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3" draw:layer="layout" svg:width="5.499cm" svg:height="0.373cm" svg:x="6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3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6" draw:text-style-name="P12" draw:layer="layout" svg:width="2.5cm" svg:height="0.373cm" svg:x="6.002cm" svg:y="10.501cm">
          <text:list text:style-name="L2">
            <text:list-header>
              <text:p text:style-name="P3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13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12" draw:layer="layout" svg:width="3.501cm" svg:height="0.374cm" svg:x="11.501cm" svg:y="9.75cm">
          <text:list text:style-name="L2">
            <text:list-header>
              <text:p text:style-name="P3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8" draw:text-style-name="P12" draw:layer="layout" svg:width="3.501cm" svg:height="0.373cm" svg:x="11.501cm" svg:y="10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9" draw:text-style-name="P12" draw:layer="layout" svg:width="3.501cm" svg:height="0.373cm" svg:x="11.501cm" svg:y="11.2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0" draw:text-style-name="P12" draw:layer="layout" svg:width="3.501cm" svg:height="0.373cm" svg:x="11.501cm" svg:y="10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3" draw:layer="layout" svg:width="3.501cm" svg:height="0.374cm" svg:x="11.501cm" svg:y="14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1" draw:text-style-name="P12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3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3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2" draw:text-style-name="P4" draw:layer="layout" svg:width="2.002cm" svg:height="0.374cm" svg:x="9.499cm" svg:y="10.5cm">
          <text:list text:style-name="L2">
            <text:list-header>
              <text:p text:style-name="P3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3" draw:text-style-name="P4" draw:layer="layout" svg:width="2.002cm" svg:height="0.373cm" svg:x="9.499cm" svg:y="10.874cm">
          <text:list text:style-name="L2">
            <text:list-header>
              <text:p text:style-name="P3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4" draw:text-style-name="P4" draw:layer="layout" svg:width="2.002cm" svg:height="0.373cm" svg:x="9.499cm" svg:y="11.251cm">
          <text:list text:style-name="L2">
            <text:list-header>
              <text:p text:style-name="P3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5" draw:text-style-name="P4" draw:layer="layout" svg:width="2.002cm" svg:height="0.374cm" svg:x="9.499cm" svg:y="11.625cm">
          <text:list text:style-name="L2">
            <text:list-header>
              <text:p text:style-name="P3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6" draw:text-style-name="P4" draw:layer="layout" svg:width="2.002cm" svg:height="0.374cm" svg:x="9.499cm" svg:y="11.998cm">
          <text:list text:style-name="L2">
            <text:list-header>
              <text:p text:style-name="P3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7" draw:text-style-name="P4" draw:layer="layout" svg:width="2.002cm" svg:height="0.374cm" svg:x="9.499cm" svg:y="13.126cm">
          <text:list text:style-name="L2">
            <text:list-header>
              <text:p text:style-name="P3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8" draw:text-style-name="P4" draw:layer="layout" svg:width="2.002cm" svg:height="0.374cm" svg:x="9.499cm" svg:y="13.5cm">
          <text:list text:style-name="L2">
            <text:list-header>
              <text:p text:style-name="P3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9" draw:text-style-name="P4" draw:layer="layout" svg:width="2.002cm" svg:height="0.373cm" svg:x="9.499cm" svg:y="13.874cm">
          <text:list text:style-name="L2">
            <text:list-header>
              <text:p text:style-name="P3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0" draw:text-style-name="P4" draw:layer="layout" svg:width="2.002cm" svg:height="0.374cm" svg:x="9.499cm" svg:y="14.251cm">
          <text:list text:style-name="L2">
            <text:list-header>
              <text:p text:style-name="P3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1" draw:text-style-name="P4" draw:layer="layout" svg:width="2.002cm" svg:height="0.373cm" svg:x="9.499cm" svg:y="14.625cm">
          <text:list text:style-name="L2">
            <text:list-header>
              <text:p text:style-name="P3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2" draw:text-style-name="P4" draw:layer="layout" svg:width="2.5cm" svg:height="0.004cm" svg:x="11.999cm" svg:y="12.749cm">
          <text:list text:style-name="L2">
            <text:list-header>
              <text:p text:style-name="P3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3" draw:text-style-name="P4" draw:layer="layout" svg:width="2.501cm" svg:height="0.373cm" svg:x="9cm" svg:y="10.123cm">
          <text:list text:style-name="L2">
            <text:list-header>
              <text:p text:style-name="P3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4" draw:text-style-name="P4" draw:layer="layout" svg:width="2.5cm" svg:height="0.373cm" svg:x="11.999cm" svg:y="10.123cm">
          <text:list text:style-name="L2">
            <text:list-header>
              <text:p text:style-name="P3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0" draw:text-style-name="P10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1" draw:text-style-name="P11" draw:layer="layout" svg:x1="5.001cm" svg:y1="3.373cm" svg:x2="5.005cm" svg:y2="4.124cm">
          <text:p/>
        </draw:line>
        <draw:line draw:style-name="gr71" draw:text-style-name="P11" draw:layer="layout" svg:x1="5.499cm" svg:y1="3.373cm" svg:x2="5.503cm" svg:y2="4.124cm">
          <text:p/>
        </draw:line>
        <draw:line draw:style-name="gr71" draw:text-style-name="P11" draw:layer="layout" svg:x1="6.002cm" svg:y1="3.373cm" svg:x2="6.006cm" svg:y2="4.124cm">
          <text:p/>
        </draw:line>
        <draw:line draw:style-name="gr71" draw:text-style-name="P11" draw:layer="layout" svg:x1="6.5cm" svg:y1="3.373cm" svg:x2="6.504cm" svg:y2="4.124cm">
          <text:p/>
        </draw:line>
        <draw:custom-shape draw:style-name="gr215" draw:text-style-name="P4" draw:layer="layout" svg:width="2.5cm" svg:height="0.374cm" svg:x="4.498cm" svg:y="4.2cm">
          <text:list text:style-name="L2">
            <text:list-header>
              <text:p text:style-name="P3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13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6" draw:text-style-name="P4" draw:layer="layout" svg:width="1.001cm" svg:height="0.003cm" svg:x="23.001cm" svg:y="4.875cm">
          <text:list text:style-name="L2">
            <text:list-header>
              <text:p text:style-name="P3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7" draw:text-style-name="P4" draw:layer="layout" svg:width="2.5cm" svg:height="0.373cm" svg:x="7.501cm" svg:y="2.249cm">
          <text:list text:style-name="L2">
            <text:list-header>
              <text:p text:style-name="P3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8" draw:text-style-name="P4" draw:layer="layout" svg:width="4cm" svg:height="0.374cm" svg:x="8.502cm" svg:y="3.373cm">
          <text:list text:style-name="L2">
            <text:list-header>
              <text:p text:style-name="P3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3" draw:layer="layout" svg:width="5.499cm" svg:height="0.373cm" svg:x="6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13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0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9" draw:text-style-name="P14" xml:id="id68" draw:id="id68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6" draw:text-style-name="P14" xml:id="id69" draw:id="id69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9" draw:text-style-name="P15" xml:id="id70" draw:id="id70" draw:layer="layout" svg:width="5.499cm" svg:height="0.373cm" svg:x="6.002cm" svg:y="8.999cm">
          <text:list text:style-name="L2">
            <text:list-header>
              <text:p text:style-name="P3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1" draw:text-style-name="P14" xml:id="id71" draw:id="id71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0" draw:text-style-name="P14" xml:id="id72" draw:id="id72" draw:layer="layout" svg:width="1.001cm" svg:height="1.501cm" svg:x="6.998cm" svg:y="12.954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221" draw:text-style-name="P14" xml:id="id74" draw:id="id74" draw:layer="layout" svg:width="1.501cm" svg:height="1.001cm" draw:transform="rotate (1.5707963267949) translate (16.501cm 14.201cm)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222" draw:text-style-name="P15" xml:id="id75" draw:id="id75" draw:layer="layout" svg:width="5.499cm" svg:height="0.373cm" svg:x="15.002cm" svg:y="8.999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3" draw:text-style-name="P4" xml:id="id67" draw:id="id67" draw:layer="layout" svg:width="26cm" svg:height="7.501cm" svg:x="1.178cm" svg:y="-5.215cm">
          <text:list text:style-name="L2">
            <text:list-header>
              <text:p text:style-name="P3"><text:span text:style-name="T1">FASE DE EJECUCIÓN</text:span></text:p>
              <text:p text:style-name="P3"><text:span text:style-name="T1"/></text:p>
              <text:p text:style-name="P3"><text:span text:style-name="T1"/></text:p>
              <text:p text:style-name="P18"><text:span text:style-name="T1"><text:tab/></text:span><text:span text:style-name="T1"><text:tab/></text:span><text:span text:style-name="T1">1) Se transfiere la instrucción del primer operando desde el registro de instrucción</text:span></text:p>
              <text:p text:style-name="P19"><text:span text:style-name="T1"><text:s/></text:span><text:span text:style-name="T1">al RDM (Registro Dirección de Memoria)</text:span></text:p>
              <text:p text:style-name="P19"><text:span text:style-name="T1"/></text:p>
              <text:p text:style-name="P18"><text:span text:style-name="T1"><text:tab/></text:span><text:span text:style-name="T1"><text:tab/></text:span><text:span text:style-name="T1">2) El selector extrae de la memoria dicho dato depositándolo en el RIM</text:span></text:p>
              <text:p text:style-name="P18"><text:span text:style-name="T1"><text:tab/></text:span><text:span text:style-name="T1">(Registro de Intercambio de Memoria)</text:span></text:p>
              <text:p text:style-name="P19"><text:span text:style-name="T1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4" draw:text-style-name="P12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5" draw:text-style-name="P15" xml:id="id73" draw:id="id73" draw:layer="layout" svg:width="3.501cm" svg:height="0.373cm" svg:x="11.501cm" svg:y="13.886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xit" presentation:preset-id="ooo-exit-circle" presentation:preset-sub-type="in">
                  <anim:transitionFilter smil:dur="0.8s" smil:targetElement="id67" smil:type="ellipseWipe" smil:subtype="horizontal" smil:mode="out" smil:direction="reverse"/>
                  <anim:set smil:begin="0.799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9" presentation:class="page"/>
          <draw:frame presentation:style-name="pr5" draw:text-style-name="P7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0" draw:style-name="dp3" draw:master-page-name="Predeterminado">
        <office:forms form:automatic-focus="false" form:apply-design-mode="false"/>
        <draw:custom-shape draw:style-name="gr15" draw:text-style-name="P10" xml:id="id20" draw:id="id20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xml:id="id19" draw:id="id19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17" draw:id="id17" draw:layer="layout" svg:width="15.998cm" svg:height="7.5cm" svg:x="5.001cm" svg:y="7.8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8" draw:text-style-name="P11" xml:id="id18" draw:id="id18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19" draw:text-style-name="P11" draw:layer="layout" svg:x1="5.001cm" svg:y1="11.625cm" svg:x2="0.392cm" svg:y2="15.372cm" draw:start-shape="id17" draw:start-glue-point="5" draw:end-shape="id18" draw:end-glue-point="4" svg:d="M5001 11625h-2304v3747h-2305" svg:viewBox="0 0 4610 3748">
          <text:p/>
        </draw:connector>
        <draw:connector draw:style-name="gr19" draw:text-style-name="P11" draw:layer="layout" svg:x1="16.501cm" svg:y1="3.002cm" svg:x2="0.392cm" svg:y2="15.372cm" draw:start-shape="id19" draw:start-glue-point="5" draw:end-shape="id18" draw:end-glue-point="5" svg:d="M16501 3002h-8054v12370h-8055" svg:viewBox="0 0 16110 12371">
          <text:p/>
        </draw:connector>
        <draw:connector draw:style-name="gr19" draw:text-style-name="P11" draw:layer="layout" svg:x1="2.002cm" svg:y1="2.999cm" svg:x2="0.365cm" svg:y2="7.277cm" draw:start-shape="id20" draw:start-glue-point="5" svg:d="M2002 2999h-1140v4278h-497" svg:viewBox="0 0 1638 4279">
          <text:p/>
        </draw:connector>
        <draw:line draw:style-name="gr18" draw:text-style-name="P11" draw:layer="layout" svg:x1="2.002cm" svg:y1="5.999cm" svg:x2="27.001cm" svg:y2="6.003cm">
          <text:p/>
        </draw:line>
        <draw:line draw:style-name="gr18" draw:text-style-name="P11" draw:layer="layout" svg:x1="2.002cm" svg:y1="6.75cm" svg:x2="27.001cm" svg:y2="6.754cm">
          <text:p/>
        </draw:line>
        <draw:custom-shape draw:style-name="gr20" draw:text-style-name="P10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0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0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6" draw:text-style-name="P12" draw:layer="layout" svg:width="1.5cm" svg:height="0.373cm" svg:x="2.5cm" svg:y="2.249cm">
          <text:list text:style-name="L2">
            <text:list-header>
              <text:p text:style-name="P3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7" draw:text-style-name="P12" draw:layer="layout" svg:width="2.5cm" svg:height="1.875cm" svg:x="4.498cm" svg:y="1.501cm">
          <text:list text:style-name="L2">
            <text:list-header>
              <text:p text:style-name="P3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8" draw:text-style-name="P12" draw:layer="layout" svg:width="2.999cm" svg:height="0.373cm" svg:x="7.501cm" svg:y="1.501cm">
          <text:list text:style-name="L2">
            <text:list-header>
              <text:p text:style-name="P3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9" draw:text-style-name="P12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0" draw:text-style-name="P12" draw:layer="layout" svg:width="2.999cm" svg:height="0.373cm" svg:x="9cm" svg:y="3.751cm">
          <text:list text:style-name="L2">
            <text:list-header>
              <text:p text:style-name="P3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1" draw:text-style-name="P4" draw:layer="layout" svg:width="2.999cm" svg:height="0.374cm" svg:x="16.999cm" svg:y="1.124cm">
          <text:list text:style-name="L2">
            <text:list-header>
              <text:p text:style-name="P3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2" draw:text-style-name="P12" draw:layer="layout" svg:width="2.999cm" svg:height="0.373cm" svg:x="16.999cm" svg:y="3cm">
          <text:list text:style-name="L2">
            <text:list-header>
              <text:p text:style-name="P3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3" draw:text-style-name="P4" draw:layer="layout" svg:width="1.499cm" svg:height="0.003cm" svg:x="19.998cm" svg:y="4.874cm">
          <text:list text:style-name="L2">
            <text:list-header>
              <text:p text:style-name="P3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3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4" draw:text-style-name="P12" draw:layer="layout" svg:width="3.501cm" svg:height="2.25cm" svg:x="20.999cm" svg:y="1.124cm">
          <text:list text:style-name="L2">
            <text:list-header>
              <text:p text:style-name="P3"><text:span text:style-name="T5">Circuito </text:span></text:p>
              <text:p text:style-name="P3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3" draw:text-style-name="P13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3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3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3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3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5" draw:text-style-name="P12" draw:layer="layout" svg:width="3.501cm" svg:height="0.373cm" svg:x="1.001cm" svg:y="5.626cm">
          <text:list text:style-name="L2">
            <text:list-header>
              <text:p text:style-name="P3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6" draw:text-style-name="P12" draw:layer="layout" svg:width="3.502cm" svg:height="0.374cm" svg:x="22.498cm" svg:y="6.376cm">
          <text:list text:style-name="L2">
            <text:list-header>
              <text:p text:style-name="P3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7" draw:text-style-name="P12" draw:layer="layout" svg:width="2.999cm" svg:height="0.75cm" svg:x="0.498cm" svg:y="13.127cm">
          <text:list text:style-name="L2">
            <text:list-header>
              <text:p text:style-name="P3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8" draw:text-style-name="P12" draw:layer="layout" svg:width="2.5cm" svg:height="0.374cm" svg:x="8.502cm" svg:y="7.501cm">
          <text:list text:style-name="L2">
            <text:list-header>
              <text:p text:style-name="P3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9" draw:text-style-name="P12" draw:layer="layout" svg:width="3.501cm" svg:height="0.374cm" svg:x="4.498cm" svg:y="0.75cm">
          <text:list text:style-name="L2">
            <text:list-header>
              <text:p text:style-name="P3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0" draw:text-style-name="P12" draw:layer="layout" svg:width="3.502cm" svg:height="0.374cm" svg:x="19.001cm" svg:y="0.373cm">
          <text:list text:style-name="L2">
            <text:list-header>
              <text:p text:style-name="P3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1" draw:text-style-name="P12" draw:layer="layout" svg:width="5.499cm" svg:height="0.373cm" svg:x="6.002cm" svg:y="8.248cm">
          <text:list text:style-name="L2">
            <text:list-header>
              <text:p text:style-name="P3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2" draw:text-style-name="P12" draw:layer="layout" svg:width="6.002cm" svg:height="0.373cm" svg:x="14.499cm" svg:y="8.248cm">
          <text:list text:style-name="L2">
            <text:list-header>
              <text:p text:style-name="P3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3" draw:layer="layout" svg:width="5.499cm" svg:height="0.373cm" svg:x="6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3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3" draw:text-style-name="P12" draw:layer="layout" svg:width="2.5cm" svg:height="0.373cm" svg:x="6.002cm" svg:y="10.501cm">
          <text:list text:style-name="L2">
            <text:list-header>
              <text:p text:style-name="P3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13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4" draw:text-style-name="P12" draw:layer="layout" svg:width="3.501cm" svg:height="0.374cm" svg:x="11.501cm" svg:y="9.75cm">
          <text:list text:style-name="L2">
            <text:list-header>
              <text:p text:style-name="P3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5" draw:text-style-name="P12" draw:layer="layout" svg:width="3.501cm" svg:height="0.373cm" svg:x="11.501cm" svg:y="10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6" draw:text-style-name="P12" draw:layer="layout" svg:width="3.501cm" svg:height="0.373cm" svg:x="11.501cm" svg:y="11.2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7" draw:text-style-name="P12" draw:layer="layout" svg:width="3.501cm" svg:height="0.373cm" svg:x="11.501cm" svg:y="10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3" draw:layer="layout" svg:width="3.501cm" svg:height="0.374cm" svg:x="11.501cm" svg:y="14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8" draw:text-style-name="P12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3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3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3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9" draw:text-style-name="P4" draw:layer="layout" svg:width="2.002cm" svg:height="0.374cm" svg:x="9.499cm" svg:y="10.5cm">
          <text:list text:style-name="L2">
            <text:list-header>
              <text:p text:style-name="P3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0" draw:text-style-name="P4" draw:layer="layout" svg:width="2.002cm" svg:height="0.373cm" svg:x="9.499cm" svg:y="10.874cm">
          <text:list text:style-name="L2">
            <text:list-header>
              <text:p text:style-name="P3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1" draw:text-style-name="P4" draw:layer="layout" svg:width="2.002cm" svg:height="0.373cm" svg:x="9.499cm" svg:y="11.251cm">
          <text:list text:style-name="L2">
            <text:list-header>
              <text:p text:style-name="P3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2" draw:text-style-name="P4" draw:layer="layout" svg:width="2.002cm" svg:height="0.374cm" svg:x="9.499cm" svg:y="11.625cm">
          <text:list text:style-name="L2">
            <text:list-header>
              <text:p text:style-name="P3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3" draw:text-style-name="P4" draw:layer="layout" svg:width="2.002cm" svg:height="0.374cm" svg:x="9.499cm" svg:y="11.998cm">
          <text:list text:style-name="L2">
            <text:list-header>
              <text:p text:style-name="P3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4" draw:text-style-name="P4" draw:layer="layout" svg:width="2.002cm" svg:height="0.374cm" svg:x="9.499cm" svg:y="13.126cm">
          <text:list text:style-name="L2">
            <text:list-header>
              <text:p text:style-name="P3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5" draw:text-style-name="P4" draw:layer="layout" svg:width="2.002cm" svg:height="0.374cm" svg:x="9.499cm" svg:y="13.5cm">
          <text:list text:style-name="L2">
            <text:list-header>
              <text:p text:style-name="P3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6" draw:text-style-name="P4" draw:layer="layout" svg:width="2.002cm" svg:height="0.373cm" svg:x="9.499cm" svg:y="13.874cm">
          <text:list text:style-name="L2">
            <text:list-header>
              <text:p text:style-name="P3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7" draw:text-style-name="P4" draw:layer="layout" svg:width="2.002cm" svg:height="0.374cm" svg:x="9.499cm" svg:y="14.251cm">
          <text:list text:style-name="L2">
            <text:list-header>
              <text:p text:style-name="P3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8" draw:text-style-name="P4" draw:layer="layout" svg:width="2.002cm" svg:height="0.373cm" svg:x="9.499cm" svg:y="14.625cm">
          <text:list text:style-name="L2">
            <text:list-header>
              <text:p text:style-name="P3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9" draw:text-style-name="P4" draw:layer="layout" svg:width="2.5cm" svg:height="0.004cm" svg:x="11.999cm" svg:y="12.749cm">
          <text:list text:style-name="L2">
            <text:list-header>
              <text:p text:style-name="P3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0" draw:text-style-name="P4" draw:layer="layout" svg:width="2.501cm" svg:height="0.373cm" svg:x="9cm" svg:y="10.123cm">
          <text:list text:style-name="L2">
            <text:list-header>
              <text:p text:style-name="P3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1" draw:text-style-name="P4" draw:layer="layout" svg:width="2.5cm" svg:height="0.373cm" svg:x="11.999cm" svg:y="10.123cm">
          <text:list text:style-name="L2">
            <text:list-header>
              <text:p text:style-name="P3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0" draw:text-style-name="P10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1" draw:text-style-name="P11" draw:layer="layout" svg:x1="5.001cm" svg:y1="3.373cm" svg:x2="5.005cm" svg:y2="4.124cm">
          <text:p/>
        </draw:line>
        <draw:line draw:style-name="gr71" draw:text-style-name="P11" draw:layer="layout" svg:x1="5.499cm" svg:y1="3.373cm" svg:x2="5.503cm" svg:y2="4.124cm">
          <text:p/>
        </draw:line>
        <draw:line draw:style-name="gr71" draw:text-style-name="P11" draw:layer="layout" svg:x1="6.002cm" svg:y1="3.373cm" svg:x2="6.006cm" svg:y2="4.124cm">
          <text:p/>
        </draw:line>
        <draw:line draw:style-name="gr71" draw:text-style-name="P11" draw:layer="layout" svg:x1="6.5cm" svg:y1="3.373cm" svg:x2="6.504cm" svg:y2="4.124cm">
          <text:p/>
        </draw:line>
        <draw:custom-shape draw:style-name="gr262" draw:text-style-name="P4" draw:layer="layout" svg:width="2.5cm" svg:height="0.374cm" svg:x="4.498cm" svg:y="4.2cm">
          <text:list text:style-name="L2">
            <text:list-header>
              <text:p text:style-name="P3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13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3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3" draw:text-style-name="P4" draw:layer="layout" svg:width="1.001cm" svg:height="0.003cm" svg:x="23.001cm" svg:y="4.875cm">
          <text:list text:style-name="L2">
            <text:list-header>
              <text:p text:style-name="P3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4" draw:text-style-name="P4" draw:layer="layout" svg:width="2.5cm" svg:height="0.373cm" svg:x="7.501cm" svg:y="2.249cm">
          <text:list text:style-name="L2">
            <text:list-header>
              <text:p text:style-name="P3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5" draw:text-style-name="P4" draw:layer="layout" svg:width="4cm" svg:height="0.374cm" svg:x="8.502cm" svg:y="3.373cm">
          <text:list text:style-name="L2">
            <text:list-header>
              <text:p text:style-name="P3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6" draw:text-style-name="P12" draw:layer="layout" svg:width="5.499cm" svg:height="0.373cm" svg:x="6.002cm" svg:y="8.999cm">
          <text:list text:style-name="L2">
            <text:list-header>
              <text:p text:style-name="P3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13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0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7" draw:text-style-name="P15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8" draw:text-style-name="P12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9" draw:text-style-name="P14" xml:id="id77" draw:id="id77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9" draw:text-style-name="P14" xml:id="id79" draw:id="id79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0" draw:text-style-name="P15" xml:id="id80" draw:id="id80" draw:layer="layout" svg:width="2.5cm" svg:height="0.373cm" svg:x="19.5cm" svg:y="4.124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1" draw:text-style-name="P4" xml:id="id76" draw:id="id76" draw:layer="layout" svg:width="26cm" svg:height="7.5cm" svg:x="4.734cm" svg:y="15.75cm">
          <text:list text:style-name="L2">
            <text:list-header>
              <text:p text:style-name="P3"><text:span text:style-name="T1">FASE DE EJECUCIÓN</text:span></text:p>
              <text:p text:style-name="P3"><text:span text:style-name="T1"/></text:p>
              <text:p text:style-name="P3"><text:span text:style-name="T1"/></text:p>
              <text:p text:style-name="P18"><text:span text:style-name="T1"><text:tab/></text:span><text:span text:style-name="T1"><text:tab/></text:span><text:span text:style-name="T1">3) Se lleva el contenido del RIM al registro de entrada (REN 1) de la UAL.</text:span></text:p>
              <text:p text:style-name="P19"><text:span text:style-name="T1"/></text:p>
              <text:p text:style-name="P18"><text:span text:style-name="T1"><text:tab/></text:span><text:span text:style-name="T1"><text:tab/></text:span><text:span text:style-name="T1"><text:tab/></text:span><text:span text:style-name="T1">Repetimos el proceso con la siguientes instru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g xml:id="id78" draw:id="id78">
          <draw:custom-shape draw:style-name="gr175" draw:text-style-name="P14" draw:layer="layout" svg:width="17.498cm" svg:height="12.747cm" svg:x="15.748cm" svg:y="10.87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line draw:style-name="gr18" draw:text-style-name="P11" draw:layer="layout" svg:x1="26.561cm" svg:y1="19.499cm" svg:x2="26.561cm" svg:y2="20.998cm">
              <text:p/>
            </draw:line>
            <draw:line draw:style-name="gr18" draw:text-style-name="P11" draw:layer="layout" svg:x1="22.83cm" svg:y1="19.499cm" svg:x2="22.83cm" svg:y2="20.998cm">
              <text:p/>
            </draw:line>
            <draw:line draw:style-name="gr18" draw:text-style-name="P11" draw:layer="layout" svg:x1="23.333cm" svg:y1="19.499cm" svg:x2="23.333cm" svg:y2="20.998cm">
              <text:p/>
            </draw:line>
            <draw:line draw:style-name="gr18" draw:text-style-name="P11" draw:layer="layout" svg:x1="23.831cm" svg:y1="19.499cm" svg:x2="23.831cm" svg:y2="20.998cm">
              <text:p/>
            </draw:line>
            <draw:line draw:style-name="gr18" draw:text-style-name="P11" draw:layer="layout" svg:x1="24.33cm" svg:y1="19.499cm" svg:x2="24.33cm" svg:y2="20.998cm">
              <text:p/>
            </draw:line>
            <draw:line draw:style-name="gr18" draw:text-style-name="P11" draw:layer="layout" svg:x1="24.832cm" svg:y1="19.499cm" svg:x2="24.832cm" svg:y2="20.998cm">
              <text:p/>
            </draw:line>
            <draw:line draw:style-name="gr18" draw:text-style-name="P11" draw:layer="layout" svg:x1="25.331cm" svg:y1="19.499cm" svg:x2="25.331cm" svg:y2="20.998cm">
              <text:p/>
            </draw:line>
            <draw:line draw:style-name="gr18" draw:text-style-name="P11" draw:layer="layout" svg:x1="26.005cm" svg:y1="19.499cm" svg:x2="26.005cm" svg:y2="20.998cm">
              <text:p/>
            </draw:line>
            <draw:line draw:style-name="gr18" draw:text-style-name="P11" draw:layer="layout" svg:x1="20.749cm" svg:y1="15.375cm" svg:x2="28.744cm" svg:y2="15.375cm">
              <text:p/>
            </draw:line>
            <draw:line draw:style-name="gr18" draw:text-style-name="P11" draw:layer="layout" svg:x1="20.749cm" svg:y1="15.752cm" svg:x2="28.744cm" svg:y2="15.752cm">
              <text:p/>
            </draw:line>
            <draw:line draw:style-name="gr18" draw:text-style-name="P11" draw:layer="layout" svg:x1="20.749cm" svg:y1="16.126cm" svg:x2="28.744cm" svg:y2="16.126cm">
              <text:p/>
            </draw:line>
            <draw:line draw:style-name="gr18" draw:text-style-name="P11" draw:layer="layout" svg:x1="20.749cm" svg:y1="16.5cm" svg:x2="28.744cm" svg:y2="16.5cm">
              <text:p/>
            </draw:line>
            <draw:line draw:style-name="gr18" draw:text-style-name="P11" draw:layer="layout" svg:x1="20.749cm" svg:y1="16.877cm" svg:x2="28.744cm" svg:y2="16.877cm">
              <text:p/>
            </draw:line>
            <draw:line draw:style-name="gr18" draw:text-style-name="P11" draw:layer="layout" svg:x1="20.749cm" svg:y1="15.002cm" svg:x2="28.744cm" svg:y2="15.002cm">
              <text:p/>
            </draw:line>
            <draw:line draw:style-name="gr18" draw:text-style-name="P11" draw:layer="layout" svg:x1="20.749cm" svg:y1="14.624cm" svg:x2="28.744cm" svg:y2="14.624cm">
              <text:p/>
            </draw:line>
            <draw:g>
              <draw:custom-shape draw:style-name="gr272" draw:text-style-name="P20" draw:layer="layout" svg:width="4.996cm" svg:height="0.747cm" svg:x="22.248cm" svg:y="18.749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177" draw:text-style-name="P11" draw:layer="layout" draw:type="line" svg:x1="22.785cm" svg:y1="18.689cm" svg:x2="22.787cm" svg:y2="16.778cm" svg:d="M22785 18689l2-1911" svg:viewBox="0 0 3 1912">
                <text:p/>
              </draw:connector>
              <draw:connector draw:style-name="gr177" draw:text-style-name="P11" draw:layer="layout" draw:type="line" svg:x1="23.363cm" svg:y1="18.702cm" svg:x2="23.365cm" svg:y2="16.388cm" svg:d="M23363 18702l2-2314" svg:viewBox="0 0 3 2315">
                <text:p/>
              </draw:connector>
              <draw:connector draw:style-name="gr177" draw:text-style-name="P11" draw:layer="layout" draw:type="line" svg:x1="23.874cm" svg:y1="18.715cm" svg:x2="23.876cm" svg:y2="16.038cm" svg:d="M23874 18715l2-2677" svg:viewBox="0 0 3 2678">
                <text:p/>
              </draw:connector>
              <draw:connector draw:style-name="gr177" draw:text-style-name="P11" draw:layer="layout" draw:type="line" svg:x1="24.325cm" svg:y1="18.725cm" svg:x2="24.323cm" svg:y2="15.647cm" svg:d="M24325 18725l-2-3078" svg:viewBox="0 0 3 3079">
                <text:p/>
              </draw:connector>
              <draw:connector draw:style-name="gr177" draw:text-style-name="P11" draw:layer="layout" draw:type="line" svg:x1="24.845cm" svg:y1="18.735cm" svg:x2="24.843cm" svg:y2="15.248cm" svg:d="M24845 18735l-2-3487" svg:viewBox="0 0 3 3488">
                <text:p/>
              </draw:connector>
              <draw:connector draw:style-name="gr177" draw:text-style-name="P11" draw:layer="layout" draw:type="line" svg:x1="25.36cm" svg:y1="18.743cm" svg:x2="25.362cm" svg:y2="14.875cm" svg:d="M25360 18743l2-3868" svg:viewBox="0 0 3 3869">
                <text:p/>
              </draw:connector>
            </draw:g>
            <draw:connector draw:style-name="gr177" draw:text-style-name="P11" draw:layer="layout" draw:type="line" svg:x1="25.983cm" svg:y1="18.749cm" svg:x2="25.981cm" svg:y2="14.501cm" svg:d="M25983 18749l-2-4248" svg:viewBox="0 0 3 4249">
              <text:p/>
            </draw:connector>
            <draw:connector draw:style-name="gr177" draw:text-style-name="P11" draw:layer="layout" draw:type="line" svg:x1="26.511cm" svg:y1="18.636cm" svg:x2="26.513cm" svg:y2="14.207cm" svg:d="M26511 18636l2-4429" svg:viewBox="0 0 3 4430">
              <text:p/>
            </draw:connector>
            <draw:line draw:style-name="gr18" draw:text-style-name="P11" draw:layer="layout" svg:x1="20.749cm" svg:y1="14.324cm" svg:x2="28.744cm" svg:y2="14.324cm">
              <text:p/>
            </draw:line>
            <draw:custom-shape draw:style-name="gr273" draw:text-style-name="P20" draw:layer="layout" svg:width="1.129cm" svg:height="3.601cm" svg:x="27.249cm" svg:y="14.023cm">
              <text:list text:style-name="L2">
                <text:list-header>
                  <text:p text:style-name="P3"><text:span text:style-name="T5"/></text:p>
                  <text:p text:style-name="P3"><text:span text:style-name="T5"/></text:p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xit" presentation:preset-id="ooo-exit-circle" presentation:preset-sub-type="in">
                  <anim:transitionFilter smil:dur="0.8s" smil:targetElement="id76" smil:type="ellipseWipe" smil:subtype="horizontal" smil:mode="out" smil:direction="reverse"/>
                  <anim:set smil:begin="0.799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0;width" smil:keyTimes="0;1"/>
                  <anim:animate smil:dur="0.5s" smil:fill="hold" smil:targetElement="id78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0" presentation:class="page"/>
          <draw:frame presentation:style-name="pr5" draw:text-style-name="P7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1" draw:style-name="dp3" draw:master-page-name="Predeterminado">
        <office:forms form:automatic-focus="false" form:apply-design-mode="false"/>
        <draw:custom-shape draw:style-name="gr274" draw:text-style-name="P10" xml:id="id24" draw:id="id24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5" draw:text-style-name="P10" xml:id="id23" draw:id="id23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6" draw:text-style-name="P10" xml:id="id21" draw:id="id21" draw:layer="layout" svg:width="15.998cm" svg:height="7.5cm" svg:x="5.001cm" svg:y="7.8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7" draw:text-style-name="P11" xml:id="id22" draw:id="id22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278" draw:text-style-name="P11" draw:layer="layout" svg:x1="5.001cm" svg:y1="11.625cm" svg:x2="0.392cm" svg:y2="15.372cm" draw:start-shape="id21" draw:start-glue-point="5" draw:end-shape="id22" draw:end-glue-point="4" svg:d="M5001 11625h-2304v3747h-2305" svg:viewBox="0 0 4610 3748">
          <text:p/>
        </draw:connector>
        <draw:connector draw:style-name="gr278" draw:text-style-name="P11" draw:layer="layout" svg:x1="16.501cm" svg:y1="3.002cm" svg:x2="0.392cm" svg:y2="15.372cm" draw:start-shape="id23" draw:start-glue-point="5" draw:end-shape="id22" draw:end-glue-point="5" svg:d="M16501 3002h-8054v12370h-8055" svg:viewBox="0 0 16110 12371">
          <text:p/>
        </draw:connector>
        <draw:connector draw:style-name="gr278" draw:text-style-name="P11" draw:layer="layout" svg:x1="2.002cm" svg:y1="2.999cm" svg:x2="0.365cm" svg:y2="7.277cm" draw:start-shape="id24" draw:start-glue-point="5" svg:d="M2002 2999h-1140v4278h-497" svg:viewBox="0 0 1638 4279">
          <text:p/>
        </draw:connector>
        <draw:line draw:style-name="gr277" draw:text-style-name="P11" draw:layer="layout" svg:x1="2.002cm" svg:y1="5.999cm" svg:x2="27.001cm" svg:y2="6.003cm">
          <text:p/>
        </draw:line>
        <draw:line draw:style-name="gr277" draw:text-style-name="P11" draw:layer="layout" svg:x1="2.002cm" svg:y1="6.75cm" svg:x2="27.001cm" svg:y2="6.754cm">
          <text:p/>
        </draw:line>
        <draw:custom-shape draw:style-name="gr279" draw:text-style-name="P10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0" draw:text-style-name="P10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0" draw:text-style-name="P10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1" draw:text-style-name="P12" draw:layer="layout" svg:width="1.5cm" svg:height="0.373cm" svg:x="2.5cm" svg:y="2.249cm">
          <text:list text:style-name="L2">
            <text:list-header>
              <text:p text:style-name="P3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2" draw:text-style-name="P12" draw:layer="layout" svg:width="2.5cm" svg:height="1.875cm" svg:x="4.498cm" svg:y="1.501cm">
          <text:list text:style-name="L2">
            <text:list-header>
              <text:p text:style-name="P3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3" draw:text-style-name="P12" draw:layer="layout" svg:width="2.999cm" svg:height="0.373cm" svg:x="7.501cm" svg:y="1.501cm">
          <text:list text:style-name="L2">
            <text:list-header>
              <text:p text:style-name="P3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4" draw:text-style-name="P12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5" draw:text-style-name="P12" draw:layer="layout" svg:width="2.999cm" svg:height="0.373cm" svg:x="9cm" svg:y="3.751cm">
          <text:list text:style-name="L2">
            <text:list-header>
              <text:p text:style-name="P3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6" draw:text-style-name="P4" draw:layer="layout" svg:width="2.999cm" svg:height="0.374cm" svg:x="16.999cm" svg:y="1.124cm">
          <text:list text:style-name="L2">
            <text:list-header>
              <text:p text:style-name="P3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7" draw:text-style-name="P12" draw:layer="layout" svg:width="2.999cm" svg:height="0.373cm" svg:x="16.999cm" svg:y="3cm">
          <text:list text:style-name="L2">
            <text:list-header>
              <text:p text:style-name="P3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8" draw:text-style-name="P4" draw:layer="layout" svg:width="1.499cm" svg:height="0.003cm" svg:x="19.998cm" svg:y="4.874cm">
          <text:list text:style-name="L2">
            <text:list-header>
              <text:p text:style-name="P3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9" draw:text-style-name="P13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0" draw:text-style-name="P12" draw:layer="layout" svg:width="3.501cm" svg:height="2.25cm" svg:x="20.999cm" svg:y="1.124cm">
          <text:list text:style-name="L2">
            <text:list-header>
              <text:p text:style-name="P3"><text:span text:style-name="T5">Circuito </text:span></text:p>
              <text:p text:style-name="P3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1" draw:text-style-name="P13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2" draw:text-style-name="P13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3" draw:text-style-name="P13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4" draw:text-style-name="P13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5" draw:text-style-name="P13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6" draw:text-style-name="P12" draw:layer="layout" svg:width="3.501cm" svg:height="0.373cm" svg:x="1.001cm" svg:y="5.626cm">
          <text:list text:style-name="L2">
            <text:list-header>
              <text:p text:style-name="P3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7" draw:text-style-name="P12" draw:layer="layout" svg:width="3.502cm" svg:height="0.374cm" svg:x="22.498cm" svg:y="6.376cm">
          <text:list text:style-name="L2">
            <text:list-header>
              <text:p text:style-name="P3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8" draw:text-style-name="P12" draw:layer="layout" svg:width="2.999cm" svg:height="0.75cm" svg:x="0.498cm" svg:y="13.127cm">
          <text:list text:style-name="L2">
            <text:list-header>
              <text:p text:style-name="P3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9" draw:text-style-name="P12" draw:layer="layout" svg:width="2.5cm" svg:height="0.374cm" svg:x="8.502cm" svg:y="7.501cm">
          <text:list text:style-name="L2">
            <text:list-header>
              <text:p text:style-name="P3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0" draw:text-style-name="P12" draw:layer="layout" svg:width="3.501cm" svg:height="0.374cm" svg:x="4.498cm" svg:y="0.75cm">
          <text:list text:style-name="L2">
            <text:list-header>
              <text:p text:style-name="P3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1" draw:text-style-name="P12" draw:layer="layout" svg:width="3.502cm" svg:height="0.374cm" svg:x="19.001cm" svg:y="0.373cm">
          <text:list text:style-name="L2">
            <text:list-header>
              <text:p text:style-name="P3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2" draw:text-style-name="P12" draw:layer="layout" svg:width="5.499cm" svg:height="0.373cm" svg:x="6.002cm" svg:y="8.248cm">
          <text:list text:style-name="L2">
            <text:list-header>
              <text:p text:style-name="P3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3" draw:text-style-name="P12" draw:layer="layout" svg:width="6.002cm" svg:height="0.373cm" svg:x="14.499cm" svg:y="8.248cm">
          <text:list text:style-name="L2">
            <text:list-header>
              <text:p text:style-name="P3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4" draw:text-style-name="P12" draw:layer="layout" svg:width="5.499cm" svg:height="0.373cm" svg:x="6.002cm" svg:y="8.999cm">
          <text:list text:style-name="L2">
            <text:list-header>
              <text:p text:style-name="P3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5" draw:text-style-name="P12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6" draw:text-style-name="P12" draw:layer="layout" svg:width="2.5cm" svg:height="0.373cm" svg:x="6.002cm" svg:y="10.501cm">
          <text:list text:style-name="L2">
            <text:list-header>
              <text:p text:style-name="P3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7" draw:text-style-name="P13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8" draw:text-style-name="P12" draw:layer="layout" svg:width="3.501cm" svg:height="0.374cm" svg:x="11.501cm" svg:y="9.75cm">
          <text:list text:style-name="L2">
            <text:list-header>
              <text:p text:style-name="P3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9" draw:text-style-name="P12" draw:layer="layout" svg:width="3.501cm" svg:height="0.373cm" svg:x="11.501cm" svg:y="10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0" draw:text-style-name="P12" draw:layer="layout" svg:width="3.501cm" svg:height="0.373cm" svg:x="11.501cm" svg:y="11.2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2" draw:text-style-name="P12" draw:layer="layout" svg:width="3.501cm" svg:height="0.373cm" svg:x="11.501cm" svg:y="10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13" draw:layer="layout" svg:width="3.501cm" svg:height="0.374cm" svg:x="11.501cm" svg:y="14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4" draw:text-style-name="P12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5" draw:text-style-name="P12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3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13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6" draw:text-style-name="P4" draw:layer="layout" svg:width="2.002cm" svg:height="0.374cm" svg:x="9.499cm" svg:y="10.5cm">
          <text:list text:style-name="L2">
            <text:list-header>
              <text:p text:style-name="P3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7" draw:text-style-name="P4" draw:layer="layout" svg:width="2.002cm" svg:height="0.373cm" svg:x="9.499cm" svg:y="10.874cm">
          <text:list text:style-name="L2">
            <text:list-header>
              <text:p text:style-name="P3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8" draw:text-style-name="P4" draw:layer="layout" svg:width="2.002cm" svg:height="0.373cm" svg:x="9.499cm" svg:y="11.251cm">
          <text:list text:style-name="L2">
            <text:list-header>
              <text:p text:style-name="P3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9" draw:text-style-name="P4" draw:layer="layout" svg:width="2.002cm" svg:height="0.374cm" svg:x="9.499cm" svg:y="11.625cm">
          <text:list text:style-name="L2">
            <text:list-header>
              <text:p text:style-name="P3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0" draw:text-style-name="P4" draw:layer="layout" svg:width="2.002cm" svg:height="0.374cm" svg:x="9.499cm" svg:y="11.998cm">
          <text:list text:style-name="L2">
            <text:list-header>
              <text:p text:style-name="P3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1" draw:text-style-name="P4" draw:layer="layout" svg:width="2.002cm" svg:height="0.374cm" svg:x="9.499cm" svg:y="13.126cm">
          <text:list text:style-name="L2">
            <text:list-header>
              <text:p text:style-name="P3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2" draw:text-style-name="P4" draw:layer="layout" svg:width="2.002cm" svg:height="0.374cm" svg:x="9.499cm" svg:y="13.5cm">
          <text:list text:style-name="L2">
            <text:list-header>
              <text:p text:style-name="P3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3" draw:text-style-name="P4" draw:layer="layout" svg:width="2.002cm" svg:height="0.373cm" svg:x="9.499cm" svg:y="13.874cm">
          <text:list text:style-name="L2">
            <text:list-header>
              <text:p text:style-name="P3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4" draw:text-style-name="P4" draw:layer="layout" svg:width="2.002cm" svg:height="0.374cm" svg:x="9.499cm" svg:y="14.251cm">
          <text:list text:style-name="L2">
            <text:list-header>
              <text:p text:style-name="P3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5" draw:text-style-name="P4" draw:layer="layout" svg:width="2.002cm" svg:height="0.373cm" svg:x="9.499cm" svg:y="14.625cm">
          <text:list text:style-name="L2">
            <text:list-header>
              <text:p text:style-name="P3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6" draw:text-style-name="P4" draw:layer="layout" svg:width="2.5cm" svg:height="0.004cm" svg:x="11.999cm" svg:y="12.749cm">
          <text:list text:style-name="L2">
            <text:list-header>
              <text:p text:style-name="P3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7" draw:text-style-name="P4" draw:layer="layout" svg:width="2.501cm" svg:height="0.373cm" svg:x="9cm" svg:y="10.123cm">
          <text:list text:style-name="L2">
            <text:list-header>
              <text:p text:style-name="P3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8" draw:text-style-name="P4" draw:layer="layout" svg:width="2.5cm" svg:height="0.373cm" svg:x="11.999cm" svg:y="10.123cm">
          <text:list text:style-name="L2">
            <text:list-header>
              <text:p text:style-name="P3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9" draw:text-style-name="P10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30" draw:text-style-name="P11" draw:layer="layout" svg:x1="5.001cm" svg:y1="3.373cm" svg:x2="5.005cm" svg:y2="4.124cm">
          <text:p/>
        </draw:line>
        <draw:line draw:style-name="gr330" draw:text-style-name="P11" draw:layer="layout" svg:x1="5.499cm" svg:y1="3.373cm" svg:x2="5.503cm" svg:y2="4.124cm">
          <text:p/>
        </draw:line>
        <draw:line draw:style-name="gr330" draw:text-style-name="P11" draw:layer="layout" svg:x1="6.002cm" svg:y1="3.373cm" svg:x2="6.006cm" svg:y2="4.124cm">
          <text:p/>
        </draw:line>
        <draw:line draw:style-name="gr330" draw:text-style-name="P11" draw:layer="layout" svg:x1="6.5cm" svg:y1="3.373cm" svg:x2="6.504cm" svg:y2="4.124cm">
          <text:p/>
        </draw:line>
        <draw:custom-shape draw:style-name="gr331" draw:text-style-name="P4" draw:layer="layout" svg:width="2.5cm" svg:height="0.374cm" svg:x="4.498cm" svg:y="4.2cm">
          <text:list text:style-name="L2">
            <text:list-header>
              <text:p text:style-name="P3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2" draw:text-style-name="P13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3" draw:text-style-name="P12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4" draw:text-style-name="P4" draw:layer="layout" svg:width="1.001cm" svg:height="0.003cm" svg:x="23.001cm" svg:y="4.875cm">
          <text:list text:style-name="L2">
            <text:list-header>
              <text:p text:style-name="P3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5" draw:text-style-name="P4" draw:layer="layout" svg:width="2.5cm" svg:height="0.373cm" svg:x="7.501cm" svg:y="2.249cm">
          <text:list text:style-name="L2">
            <text:list-header>
              <text:p text:style-name="P3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6" draw:text-style-name="P4" draw:layer="layout" svg:width="4cm" svg:height="0.374cm" svg:x="8.502cm" svg:y="3.373cm">
          <text:list text:style-name="L2">
            <text:list-header>
              <text:p text:style-name="P3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7" draw:text-style-name="P14" xml:id="id82" draw:id="id82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8" draw:text-style-name="P12" xml:id="id84" draw:id="id84" draw:layer="layout" svg:width="5.499cm" svg:height="0.373cm" svg:x="6.002cm" svg:y="8.999cm">
          <text:list text:style-name="L2">
            <text:list-header>
              <text:p text:style-name="P3"><text:span text:style-name="T1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9" draw:text-style-name="P14" xml:id="id85" draw:id="id85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0" draw:text-style-name="P14" xml:id="id86" draw:id="id86" draw:layer="layout" svg:width="2.002cm" svg:height="0.373cm" svg:x="6.998cm" svg:y="10.874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341" draw:text-style-name="P14" xml:id="id88" draw:id="id88" draw:layer="layout" svg:width="1.502cm" svg:height="1.001cm" draw:transform="rotate (1.5707963267949) translate (16.501cm 11.251cm)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342" draw:text-style-name="P15" xml:id="id89" draw:id="id89" draw:layer="layout" svg:width="5.499cm" svg:height="0.373cm" svg:x="15.002cm" svg:y="9.004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3" draw:text-style-name="P10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4" draw:text-style-name="P14" xml:id="id83" draw:id="id83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5" draw:text-style-name="P15" xml:id="id87" draw:id="id87" draw:layer="layout" svg:width="3.501cm" svg:height="0.373cm" svg:x="11.501cm" svg:y="10.879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6" draw:text-style-name="P15" xml:id="id81" draw:id="id81" draw:layer="layout" svg:width="2.999cm" svg:height="0.373cm" svg:x="9cm" svg:y="3.751cm">
          <text:list text:style-name="L2">
            <text:list-header>
              <text:p text:style-name="P3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1" presentation:class="page"/>
          <draw:frame presentation:style-name="pr5" draw:text-style-name="P7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2" draw:style-name="dp3" draw:master-page-name="Predeterminado">
        <draw:custom-shape draw:style-name="gr274" draw:text-style-name="P10" xml:id="id28" draw:id="id28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5" draw:text-style-name="P10" xml:id="id27" draw:id="id27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6" draw:text-style-name="P10" xml:id="id25" draw:id="id25" draw:layer="layout" svg:width="15.998cm" svg:height="7.5cm" svg:x="4.83cm" svg:y="7.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7" draw:text-style-name="P11" xml:id="id26" draw:id="id26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278" draw:text-style-name="P11" draw:layer="layout" svg:x1="4.83cm" svg:y1="11.49cm" svg:x2="0.392cm" svg:y2="15.372cm" draw:start-shape="id25" draw:start-glue-point="5" draw:end-shape="id26" draw:end-glue-point="4" svg:d="M4830 11490h-2219v3882h-2219" svg:viewBox="0 0 4439 3883">
          <text:p/>
        </draw:connector>
        <draw:connector draw:style-name="gr278" draw:text-style-name="P11" draw:layer="layout" svg:x1="16.501cm" svg:y1="3.002cm" svg:x2="0.392cm" svg:y2="15.372cm" draw:start-shape="id27" draw:start-glue-point="5" draw:end-shape="id26" draw:end-glue-point="5" svg:d="M16501 3002h-8054v12370h-8055" svg:viewBox="0 0 16110 12371">
          <text:p/>
        </draw:connector>
        <draw:connector draw:style-name="gr278" draw:text-style-name="P11" draw:layer="layout" svg:x1="2.002cm" svg:y1="2.999cm" svg:x2="0.365cm" svg:y2="7.277cm" draw:start-shape="id28" draw:start-glue-point="5" svg:d="M2002 2999h-1140v4278h-497" svg:viewBox="0 0 1638 4279">
          <text:p/>
        </draw:connector>
        <draw:line draw:style-name="gr277" draw:text-style-name="P11" draw:layer="layout" svg:x1="2.002cm" svg:y1="5.999cm" svg:x2="27.001cm" svg:y2="6.003cm">
          <text:p/>
        </draw:line>
        <draw:line draw:style-name="gr277" draw:text-style-name="P11" draw:layer="layout" svg:x1="2.002cm" svg:y1="6.75cm" svg:x2="27.001cm" svg:y2="6.754cm">
          <text:p/>
        </draw:line>
        <draw:custom-shape draw:style-name="gr279" draw:text-style-name="P10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0" draw:text-style-name="P10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0" draw:text-style-name="P10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7" draw:text-style-name="P12" draw:layer="layout" svg:width="1.5cm" svg:height="0.373cm" svg:x="2.5cm" svg:y="2.249cm">
          <text:list text:style-name="L2">
            <text:list-header>
              <text:p text:style-name="P3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8" draw:text-style-name="P12" draw:layer="layout" svg:width="2.5cm" svg:height="1.875cm" svg:x="4.498cm" svg:y="1.501cm">
          <text:list text:style-name="L2">
            <text:list-header>
              <text:p text:style-name="P3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9" draw:text-style-name="P12" draw:layer="layout" svg:width="2.999cm" svg:height="0.373cm" svg:x="7.501cm" svg:y="1.501cm">
          <text:list text:style-name="L2">
            <text:list-header>
              <text:p text:style-name="P3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0" draw:text-style-name="P12" draw:layer="layout" svg:width="2.5cm" svg:height="0.374cm" svg:x="7.501cm" svg:y="2.626cm">
          <text:list text:style-name="L2">
            <text:list-header>
              <text:p text:style-name="P3"><text:span text:style-name="T6">0101 </text:span><text:span text:style-name="T8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1" draw:text-style-name="P15" draw:layer="layout" svg:width="2.999cm" svg:height="0.373cm" svg:x="9cm" svg:y="3.751cm">
          <text:list text:style-name="L2">
            <text:list-header>
              <text:p text:style-name="P3"><text:span text:style-name="T4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2" draw:text-style-name="P4" draw:layer="layout" svg:width="2.999cm" svg:height="0.374cm" svg:x="16.999cm" svg:y="1.124cm">
          <text:list text:style-name="L2">
            <text:list-header>
              <text:p text:style-name="P3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3" draw:text-style-name="P12" draw:layer="layout" svg:width="2.999cm" svg:height="0.373cm" svg:x="16.999cm" svg:y="3cm">
          <text:list text:style-name="L2">
            <text:list-header>
              <text:p text:style-name="P3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4" draw:text-style-name="P4" draw:layer="layout" svg:width="1.499cm" svg:height="0.003cm" svg:x="19.998cm" svg:y="4.874cm">
          <text:list text:style-name="L2">
            <text:list-header>
              <text:p text:style-name="P3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9" draw:text-style-name="P13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5" draw:text-style-name="P12" draw:layer="layout" svg:width="3.501cm" svg:height="2.25cm" svg:x="20.999cm" svg:y="1.124cm">
          <text:list text:style-name="L2">
            <text:list-header>
              <text:p text:style-name="P3"><text:span text:style-name="T5">Circuito </text:span></text:p>
              <text:p text:style-name="P3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1" draw:text-style-name="P13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2" draw:text-style-name="P13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3" draw:text-style-name="P13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4" draw:text-style-name="P13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5" draw:text-style-name="P13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6" draw:text-style-name="P12" draw:layer="layout" svg:width="3.501cm" svg:height="0.373cm" svg:x="1.001cm" svg:y="5.626cm">
          <text:list text:style-name="L2">
            <text:list-header>
              <text:p text:style-name="P3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7" draw:text-style-name="P12" draw:layer="layout" svg:width="3.502cm" svg:height="0.374cm" svg:x="22.498cm" svg:y="6.376cm">
          <text:list text:style-name="L2">
            <text:list-header>
              <text:p text:style-name="P3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8" draw:text-style-name="P12" draw:layer="layout" svg:width="2.999cm" svg:height="0.75cm" svg:x="0.498cm" svg:y="13.127cm">
          <text:list text:style-name="L2">
            <text:list-header>
              <text:p text:style-name="P3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9" draw:text-style-name="P12" draw:layer="layout" svg:width="2.5cm" svg:height="0.374cm" svg:x="8.502cm" svg:y="7.501cm">
          <text:list text:style-name="L2">
            <text:list-header>
              <text:p text:style-name="P3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0" draw:text-style-name="P12" draw:layer="layout" svg:width="3.501cm" svg:height="0.374cm" svg:x="4.498cm" svg:y="0.75cm">
          <text:list text:style-name="L2">
            <text:list-header>
              <text:p text:style-name="P3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1" draw:text-style-name="P12" draw:layer="layout" svg:width="3.502cm" svg:height="0.374cm" svg:x="19.001cm" svg:y="0.373cm">
          <text:list text:style-name="L2">
            <text:list-header>
              <text:p text:style-name="P3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2" draw:text-style-name="P12" draw:layer="layout" svg:width="5.499cm" svg:height="0.373cm" svg:x="6.002cm" svg:y="8.248cm">
          <text:list text:style-name="L2">
            <text:list-header>
              <text:p text:style-name="P3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3" draw:text-style-name="P12" draw:layer="layout" svg:width="6.002cm" svg:height="0.373cm" svg:x="14.499cm" svg:y="8.248cm">
          <text:list text:style-name="L2">
            <text:list-header>
              <text:p text:style-name="P3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4" draw:text-style-name="P12" draw:layer="layout" svg:width="5.499cm" svg:height="0.373cm" svg:x="6.002cm" svg:y="8.999cm">
          <text:list text:style-name="L2">
            <text:list-header>
              <text:p text:style-name="P3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5" draw:text-style-name="P12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6" draw:text-style-name="P12" draw:layer="layout" svg:width="2.5cm" svg:height="0.373cm" svg:x="6.002cm" svg:y="10.501cm">
          <text:list text:style-name="L2">
            <text:list-header>
              <text:p text:style-name="P3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7" draw:text-style-name="P13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7" draw:text-style-name="P12" draw:layer="layout" svg:width="3.501cm" svg:height="0.374cm" svg:x="11.501cm" svg:y="9.75cm">
          <text:list text:style-name="L2">
            <text:list-header>
              <text:p text:style-name="P3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8" draw:text-style-name="P12" draw:layer="layout" svg:width="3.501cm" svg:height="0.373cm" svg:x="11.501cm" svg:y="10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9" draw:text-style-name="P12" draw:layer="layout" svg:width="3.501cm" svg:height="0.373cm" svg:x="11.501cm" svg:y="11.2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0" draw:text-style-name="P12" draw:layer="layout" svg:width="3.501cm" svg:height="0.373cm" svg:x="11.501cm" svg:y="10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13" draw:layer="layout" svg:width="3.501cm" svg:height="0.374cm" svg:x="11.501cm" svg:y="14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1" draw:text-style-name="P12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2" draw:text-style-name="P12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3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13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3" draw:text-style-name="P4" draw:layer="layout" svg:width="2.002cm" svg:height="0.374cm" svg:x="9.499cm" svg:y="10.5cm">
          <text:list text:style-name="L2">
            <text:list-header>
              <text:p text:style-name="P3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4" draw:text-style-name="P4" draw:layer="layout" svg:width="2.002cm" svg:height="0.373cm" svg:x="9.499cm" svg:y="10.874cm">
          <text:list text:style-name="L2">
            <text:list-header>
              <text:p text:style-name="P3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5" draw:text-style-name="P4" draw:layer="layout" svg:width="2.002cm" svg:height="0.373cm" svg:x="9.499cm" svg:y="11.251cm">
          <text:list text:style-name="L2">
            <text:list-header>
              <text:p text:style-name="P3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6" draw:text-style-name="P4" draw:layer="layout" svg:width="2.002cm" svg:height="0.374cm" svg:x="9.499cm" svg:y="11.625cm">
          <text:list text:style-name="L2">
            <text:list-header>
              <text:p text:style-name="P3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7" draw:text-style-name="P4" draw:layer="layout" svg:width="2.002cm" svg:height="0.374cm" svg:x="9.499cm" svg:y="11.998cm">
          <text:list text:style-name="L2">
            <text:list-header>
              <text:p text:style-name="P3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8" draw:text-style-name="P4" draw:layer="layout" svg:width="2.002cm" svg:height="0.374cm" svg:x="9.499cm" svg:y="13.126cm">
          <text:list text:style-name="L2">
            <text:list-header>
              <text:p text:style-name="P3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9" draw:text-style-name="P4" draw:layer="layout" svg:width="2.002cm" svg:height="0.374cm" svg:x="9.499cm" svg:y="13.5cm">
          <text:list text:style-name="L2">
            <text:list-header>
              <text:p text:style-name="P3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0" draw:text-style-name="P4" draw:layer="layout" svg:width="2.002cm" svg:height="0.373cm" svg:x="9.499cm" svg:y="13.874cm">
          <text:list text:style-name="L2">
            <text:list-header>
              <text:p text:style-name="P3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1" draw:text-style-name="P4" draw:layer="layout" svg:width="2.002cm" svg:height="0.374cm" svg:x="9.499cm" svg:y="14.251cm">
          <text:list text:style-name="L2">
            <text:list-header>
              <text:p text:style-name="P3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2" draw:text-style-name="P4" draw:layer="layout" svg:width="2.002cm" svg:height="0.373cm" svg:x="9.499cm" svg:y="14.625cm">
          <text:list text:style-name="L2">
            <text:list-header>
              <text:p text:style-name="P3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3" draw:text-style-name="P4" draw:layer="layout" svg:width="2.5cm" svg:height="0.004cm" svg:x="11.999cm" svg:y="12.749cm">
          <text:list text:style-name="L2">
            <text:list-header>
              <text:p text:style-name="P3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4" draw:text-style-name="P4" draw:layer="layout" svg:width="2.501cm" svg:height="0.373cm" svg:x="9cm" svg:y="10.123cm">
          <text:list text:style-name="L2">
            <text:list-header>
              <text:p text:style-name="P3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5" draw:text-style-name="P4" draw:layer="layout" svg:width="2.5cm" svg:height="0.373cm" svg:x="11.999cm" svg:y="10.123cm">
          <text:list text:style-name="L2">
            <text:list-header>
              <text:p text:style-name="P3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9" draw:text-style-name="P10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30" draw:text-style-name="P11" draw:layer="layout" svg:x1="5.001cm" svg:y1="3.373cm" svg:x2="5.005cm" svg:y2="4.124cm">
          <text:p/>
        </draw:line>
        <draw:line draw:style-name="gr330" draw:text-style-name="P11" draw:layer="layout" svg:x1="5.499cm" svg:y1="3.373cm" svg:x2="5.503cm" svg:y2="4.124cm">
          <text:p/>
        </draw:line>
        <draw:line draw:style-name="gr330" draw:text-style-name="P11" draw:layer="layout" svg:x1="6.002cm" svg:y1="3.373cm" svg:x2="6.006cm" svg:y2="4.124cm">
          <text:p/>
        </draw:line>
        <draw:line draw:style-name="gr330" draw:text-style-name="P11" draw:layer="layout" svg:x1="6.5cm" svg:y1="3.373cm" svg:x2="6.504cm" svg:y2="4.124cm">
          <text:p/>
        </draw:line>
        <draw:custom-shape draw:style-name="gr386" draw:text-style-name="P4" draw:layer="layout" svg:width="2.5cm" svg:height="0.374cm" svg:x="4.498cm" svg:y="4.2cm">
          <text:list text:style-name="L2">
            <text:list-header>
              <text:p text:style-name="P3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2" draw:text-style-name="P13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7" draw:text-style-name="P12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8" draw:text-style-name="P4" draw:layer="layout" svg:width="1.001cm" svg:height="0.003cm" svg:x="23.001cm" svg:y="4.875cm">
          <text:list text:style-name="L2">
            <text:list-header>
              <text:p text:style-name="P3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9" draw:text-style-name="P4" draw:layer="layout" svg:width="2.5cm" svg:height="0.373cm" svg:x="7.501cm" svg:y="2.249cm">
          <text:list text:style-name="L2">
            <text:list-header>
              <text:p text:style-name="P3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0" draw:text-style-name="P4" draw:layer="layout" svg:width="4cm" svg:height="0.374cm" svg:x="8.502cm" svg:y="3.373cm">
          <text:list text:style-name="L2">
            <text:list-header>
              <text:p text:style-name="P3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1" draw:text-style-name="P12" draw:layer="layout" svg:width="5.499cm" svg:height="0.373cm" svg:x="6.002cm" svg:y="8.999cm">
          <text:list text:style-name="L2">
            <text:list-header>
              <text:p text:style-name="P3"><text:span text:style-name="T1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3" draw:text-style-name="P10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2" draw:text-style-name="P15" draw:layer="layout" svg:width="3.501cm" svg:height="0.373cm" svg:x="11.501cm" svg:y="10.8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7" draw:text-style-name="P14" xml:id="id90" draw:id="id90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3" draw:text-style-name="P14" xml:id="id91" draw:id="id91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4" draw:text-style-name="P12" xml:id="id92" draw:id="id92" draw:layer="layout" svg:width="2.5cm" svg:height="0.374cm" svg:x="7.501cm" svg:y="2.626cm">
          <text:list text:style-name="L2">
            <text:list-header>
              <text:p text:style-name="P3"><text:span text:style-name="T6">0111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5" draw:text-style-name="P21" xml:id="id93" draw:id="id93" draw:layer="layout" svg:width="2.999cm" svg:height="0.373cm" svg:x="9cm" svg:y="3.751cm">
          <text:list text:style-name="L2">
            <text:list-header>
              <text:p text:style-name="P3"><text:span text:style-name="T4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2" presentation:class="page"/>
          <draw:frame presentation:style-name="pr5" draw:text-style-name="P7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3" draw:style-name="dp3" draw:master-page-name="Predeterminado">
        <draw:custom-shape draw:style-name="gr274" draw:text-style-name="P10" xml:id="id32" draw:id="id32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5" draw:text-style-name="P10" xml:id="id31" draw:id="id31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6" draw:text-style-name="P10" xml:id="id29" draw:id="id29" draw:layer="layout" svg:width="15.998cm" svg:height="7.5cm" svg:x="5.001cm" svg:y="7.8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7" draw:text-style-name="P11" xml:id="id30" draw:id="id30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278" draw:text-style-name="P11" draw:layer="layout" svg:x1="5.001cm" svg:y1="11.625cm" svg:x2="0.392cm" svg:y2="15.372cm" draw:start-shape="id29" draw:start-glue-point="5" draw:end-shape="id30" draw:end-glue-point="4" svg:d="M5001 11625h-2304v3747h-2305" svg:viewBox="0 0 4610 3748">
          <text:p/>
        </draw:connector>
        <draw:connector draw:style-name="gr278" draw:text-style-name="P11" draw:layer="layout" svg:x1="16.501cm" svg:y1="3.002cm" svg:x2="0.392cm" svg:y2="15.372cm" draw:start-shape="id31" draw:start-glue-point="5" draw:end-shape="id30" draw:end-glue-point="5" svg:d="M16501 3002h-8054v12370h-8055" svg:viewBox="0 0 16110 12371">
          <text:p/>
        </draw:connector>
        <draw:connector draw:style-name="gr278" draw:text-style-name="P11" draw:layer="layout" svg:x1="2.002cm" svg:y1="2.999cm" svg:x2="0.365cm" svg:y2="7.277cm" draw:start-shape="id32" draw:start-glue-point="5" svg:d="M2002 2999h-1140v4278h-497" svg:viewBox="0 0 1638 4279">
          <text:p/>
        </draw:connector>
        <draw:line draw:style-name="gr277" draw:text-style-name="P11" draw:layer="layout" svg:x1="2.002cm" svg:y1="5.999cm" svg:x2="27.001cm" svg:y2="6.003cm">
          <text:p/>
        </draw:line>
        <draw:line draw:style-name="gr277" draw:text-style-name="P11" draw:layer="layout" svg:x1="2.002cm" svg:y1="6.75cm" svg:x2="27.001cm" svg:y2="6.754cm">
          <text:p/>
        </draw:line>
        <draw:custom-shape draw:style-name="gr279" draw:text-style-name="P10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0" draw:text-style-name="P10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0" draw:text-style-name="P10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6" draw:text-style-name="P12" draw:layer="layout" svg:width="1.5cm" svg:height="0.373cm" svg:x="2.5cm" svg:y="2.249cm">
          <text:list text:style-name="L2">
            <text:list-header>
              <text:p text:style-name="P3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7" draw:text-style-name="P12" draw:layer="layout" svg:width="2.5cm" svg:height="1.875cm" svg:x="4.498cm" svg:y="1.501cm">
          <text:list text:style-name="L2">
            <text:list-header>
              <text:p text:style-name="P3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8" draw:text-style-name="P12" draw:layer="layout" svg:width="2.999cm" svg:height="0.373cm" svg:x="7.501cm" svg:y="1.501cm">
          <text:list text:style-name="L2">
            <text:list-header>
              <text:p text:style-name="P3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9" draw:text-style-name="P12" draw:layer="layout" svg:width="2.5cm" svg:height="0.374cm" svg:x="7.501cm" svg:y="2.626cm">
          <text:list text:style-name="L2">
            <text:list-header>
              <text:p text:style-name="P3"><text:span text:style-name="T6">0101 </text:span><text:span text:style-name="T8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0" draw:text-style-name="P12" draw:layer="layout" svg:width="2.999cm" svg:height="0.373cm" svg:x="9cm" svg:y="3.751cm">
          <text:list text:style-name="L2">
            <text:list-header>
              <text:p text:style-name="P3"><text:span text:style-name="T4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1" draw:text-style-name="P4" draw:layer="layout" svg:width="2.999cm" svg:height="0.374cm" svg:x="16.999cm" svg:y="1.124cm">
          <text:list text:style-name="L2">
            <text:list-header>
              <text:p text:style-name="P3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2" draw:text-style-name="P12" draw:layer="layout" svg:width="2.999cm" svg:height="0.373cm" svg:x="16.999cm" svg:y="3cm">
          <text:list text:style-name="L2">
            <text:list-header>
              <text:p text:style-name="P3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3" draw:text-style-name="P4" draw:layer="layout" svg:width="1.499cm" svg:height="0.003cm" svg:x="19.998cm" svg:y="4.874cm">
          <text:list text:style-name="L2">
            <text:list-header>
              <text:p text:style-name="P3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9" draw:text-style-name="P13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4" draw:text-style-name="P12" draw:layer="layout" svg:width="3.501cm" svg:height="2.25cm" svg:x="20.999cm" svg:y="1.124cm">
          <text:list text:style-name="L2">
            <text:list-header>
              <text:p text:style-name="P3"><text:span text:style-name="T5">Circuito </text:span></text:p>
              <text:p text:style-name="P3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1" draw:text-style-name="P13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2" draw:text-style-name="P13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3" draw:text-style-name="P13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4" draw:text-style-name="P13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5" draw:text-style-name="P13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5" draw:text-style-name="P12" draw:layer="layout" svg:width="3.501cm" svg:height="0.373cm" svg:x="1.001cm" svg:y="5.626cm">
          <text:list text:style-name="L2">
            <text:list-header>
              <text:p text:style-name="P3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6" draw:text-style-name="P12" draw:layer="layout" svg:width="3.502cm" svg:height="0.374cm" svg:x="22.498cm" svg:y="6.376cm">
          <text:list text:style-name="L2">
            <text:list-header>
              <text:p text:style-name="P3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7" draw:text-style-name="P12" draw:layer="layout" svg:width="2.999cm" svg:height="0.75cm" svg:x="0.498cm" svg:y="13.127cm">
          <text:list text:style-name="L2">
            <text:list-header>
              <text:p text:style-name="P3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8" draw:text-style-name="P12" draw:layer="layout" svg:width="2.5cm" svg:height="0.374cm" svg:x="8.502cm" svg:y="7.501cm">
          <text:list text:style-name="L2">
            <text:list-header>
              <text:p text:style-name="P3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9" draw:text-style-name="P12" draw:layer="layout" svg:width="3.501cm" svg:height="0.374cm" svg:x="4.498cm" svg:y="0.75cm">
          <text:list text:style-name="L2">
            <text:list-header>
              <text:p text:style-name="P3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0" draw:text-style-name="P12" draw:layer="layout" svg:width="3.502cm" svg:height="0.374cm" svg:x="19.001cm" svg:y="0.373cm">
          <text:list text:style-name="L2">
            <text:list-header>
              <text:p text:style-name="P3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1" draw:text-style-name="P12" draw:layer="layout" svg:width="5.499cm" svg:height="0.373cm" svg:x="6.002cm" svg:y="8.248cm">
          <text:list text:style-name="L2">
            <text:list-header>
              <text:p text:style-name="P3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2" draw:text-style-name="P12" draw:layer="layout" svg:width="6.002cm" svg:height="0.373cm" svg:x="14.499cm" svg:y="8.248cm">
          <text:list text:style-name="L2">
            <text:list-header>
              <text:p text:style-name="P3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3" draw:text-style-name="P12" draw:layer="layout" svg:width="5.499cm" svg:height="0.373cm" svg:x="6.002cm" svg:y="8.999cm">
          <text:list text:style-name="L2">
            <text:list-header>
              <text:p text:style-name="P3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4" draw:text-style-name="P12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5" draw:text-style-name="P12" draw:layer="layout" svg:width="2.5cm" svg:height="0.373cm" svg:x="6.002cm" svg:y="10.501cm">
          <text:list text:style-name="L2">
            <text:list-header>
              <text:p text:style-name="P3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7" draw:text-style-name="P13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6" draw:text-style-name="P12" draw:layer="layout" svg:width="3.501cm" svg:height="0.374cm" svg:x="11.501cm" svg:y="9.75cm">
          <text:list text:style-name="L2">
            <text:list-header>
              <text:p text:style-name="P3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7" draw:text-style-name="P12" draw:layer="layout" svg:width="3.501cm" svg:height="0.373cm" svg:x="11.501cm" svg:y="10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8" draw:text-style-name="P12" draw:layer="layout" svg:width="3.501cm" svg:height="0.373cm" svg:x="11.501cm" svg:y="11.2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9" draw:text-style-name="P12" draw:layer="layout" svg:width="3.501cm" svg:height="0.373cm" svg:x="11.501cm" svg:y="10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13" draw:layer="layout" svg:width="3.501cm" svg:height="0.374cm" svg:x="11.501cm" svg:y="14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0" draw:text-style-name="P12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1" draw:text-style-name="P12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3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13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2" draw:text-style-name="P4" draw:layer="layout" svg:width="2.002cm" svg:height="0.374cm" svg:x="9.499cm" svg:y="10.5cm">
          <text:list text:style-name="L2">
            <text:list-header>
              <text:p text:style-name="P3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3" draw:text-style-name="P4" draw:layer="layout" svg:width="2.002cm" svg:height="0.373cm" svg:x="9.499cm" svg:y="10.874cm">
          <text:list text:style-name="L2">
            <text:list-header>
              <text:p text:style-name="P3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4" draw:text-style-name="P4" draw:layer="layout" svg:width="2.002cm" svg:height="0.373cm" svg:x="9.499cm" svg:y="11.251cm">
          <text:list text:style-name="L2">
            <text:list-header>
              <text:p text:style-name="P3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5" draw:text-style-name="P4" draw:layer="layout" svg:width="2.002cm" svg:height="0.374cm" svg:x="9.499cm" svg:y="11.625cm">
          <text:list text:style-name="L2">
            <text:list-header>
              <text:p text:style-name="P3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6" draw:text-style-name="P4" draw:layer="layout" svg:width="2.002cm" svg:height="0.374cm" svg:x="9.499cm" svg:y="11.998cm">
          <text:list text:style-name="L2">
            <text:list-header>
              <text:p text:style-name="P3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7" draw:text-style-name="P4" draw:layer="layout" svg:width="2.002cm" svg:height="0.374cm" svg:x="9.499cm" svg:y="13.126cm">
          <text:list text:style-name="L2">
            <text:list-header>
              <text:p text:style-name="P3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8" draw:text-style-name="P4" draw:layer="layout" svg:width="2.002cm" svg:height="0.374cm" svg:x="9.499cm" svg:y="13.5cm">
          <text:list text:style-name="L2">
            <text:list-header>
              <text:p text:style-name="P3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9" draw:text-style-name="P4" draw:layer="layout" svg:width="2.002cm" svg:height="0.373cm" svg:x="9.499cm" svg:y="13.874cm">
          <text:list text:style-name="L2">
            <text:list-header>
              <text:p text:style-name="P3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0" draw:text-style-name="P4" draw:layer="layout" svg:width="2.002cm" svg:height="0.374cm" svg:x="9.499cm" svg:y="14.251cm">
          <text:list text:style-name="L2">
            <text:list-header>
              <text:p text:style-name="P3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1" draw:text-style-name="P4" draw:layer="layout" svg:width="2.002cm" svg:height="0.373cm" svg:x="9.499cm" svg:y="14.625cm">
          <text:list text:style-name="L2">
            <text:list-header>
              <text:p text:style-name="P3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2" draw:text-style-name="P4" draw:layer="layout" svg:width="2.5cm" svg:height="0.004cm" svg:x="11.999cm" svg:y="12.749cm">
          <text:list text:style-name="L2">
            <text:list-header>
              <text:p text:style-name="P3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3" draw:text-style-name="P4" draw:layer="layout" svg:width="2.501cm" svg:height="0.373cm" svg:x="9cm" svg:y="10.123cm">
          <text:list text:style-name="L2">
            <text:list-header>
              <text:p text:style-name="P3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4" draw:text-style-name="P4" draw:layer="layout" svg:width="2.5cm" svg:height="0.373cm" svg:x="11.999cm" svg:y="10.123cm">
          <text:list text:style-name="L2">
            <text:list-header>
              <text:p text:style-name="P3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9" draw:text-style-name="P10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30" draw:text-style-name="P11" draw:layer="layout" svg:x1="5.001cm" svg:y1="3.373cm" svg:x2="5.005cm" svg:y2="4.124cm">
          <text:p/>
        </draw:line>
        <draw:line draw:style-name="gr330" draw:text-style-name="P11" draw:layer="layout" svg:x1="5.499cm" svg:y1="3.373cm" svg:x2="5.503cm" svg:y2="4.124cm">
          <text:p/>
        </draw:line>
        <draw:line draw:style-name="gr330" draw:text-style-name="P11" draw:layer="layout" svg:x1="6.002cm" svg:y1="3.373cm" svg:x2="6.006cm" svg:y2="4.124cm">
          <text:p/>
        </draw:line>
        <draw:line draw:style-name="gr330" draw:text-style-name="P11" draw:layer="layout" svg:x1="6.5cm" svg:y1="3.373cm" svg:x2="6.504cm" svg:y2="4.124cm">
          <text:p/>
        </draw:line>
        <draw:custom-shape draw:style-name="gr435" draw:text-style-name="P4" draw:layer="layout" svg:width="2.5cm" svg:height="0.374cm" svg:x="4.498cm" svg:y="4.2cm">
          <text:list text:style-name="L2">
            <text:list-header>
              <text:p text:style-name="P3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2" draw:text-style-name="P13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6" draw:text-style-name="P12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7" draw:text-style-name="P4" draw:layer="layout" svg:width="1.001cm" svg:height="0.003cm" svg:x="23.001cm" svg:y="4.875cm">
          <text:list text:style-name="L2">
            <text:list-header>
              <text:p text:style-name="P3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8" draw:text-style-name="P4" draw:layer="layout" svg:width="2.5cm" svg:height="0.373cm" svg:x="7.501cm" svg:y="2.249cm">
          <text:list text:style-name="L2">
            <text:list-header>
              <text:p text:style-name="P3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9" draw:text-style-name="P4" draw:layer="layout" svg:width="4cm" svg:height="0.374cm" svg:x="8.502cm" svg:y="3.373cm">
          <text:list text:style-name="L2">
            <text:list-header>
              <text:p text:style-name="P3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0" draw:text-style-name="P12" draw:layer="layout" svg:width="5.499cm" svg:height="0.373cm" svg:x="6.002cm" svg:y="8.999cm">
          <text:list text:style-name="L2">
            <text:list-header>
              <text:p text:style-name="P3"><text:span text:style-name="T1">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3" draw:text-style-name="P10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1" draw:text-style-name="P12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7" draw:text-style-name="P14" xml:id="id94" draw:id="id94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4" draw:text-style-name="P14" xml:id="id95" draw:id="id95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2" draw:text-style-name="P15" xml:id="id96" draw:id="id96" draw:layer="layout" svg:width="5.499cm" svg:height="0.373cm" svg:x="6.002cm" svg:y="8.999cm">
          <text:list text:style-name="L2">
            <text:list-header>
              <text:p text:style-name="P3"><text:span text:style-name="T1">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9" draw:text-style-name="P14" xml:id="id97" draw:id="id97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3" draw:text-style-name="P14" xml:id="id98" draw:id="id98" draw:layer="layout" svg:width="2.002cm" svg:height="0.751cm" svg:x="6.998cm" svg:y="13.126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444" draw:text-style-name="P15" xml:id="id99" draw:id="id99" draw:layer="layout" svg:width="3.501cm" svg:height="0.374cm" svg:x="11.501cm" svg:y="14.251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5" draw:text-style-name="P14" xml:id="id100" draw:id="id100" draw:layer="layout" svg:width="1.501cm" svg:height="1.001cm" draw:transform="rotate (1.5707963267949) translate (16.501cm 13.874cm)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446" draw:text-style-name="P15" xml:id="id101" draw:id="id101" draw:layer="layout" svg:width="5.499cm" svg:height="0.373cm" svg:x="15.002cm" svg:y="8.999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3" presentation:class="page"/>
          <draw:frame presentation:style-name="pr5" draw:text-style-name="P7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4" draw:style-name="dp3" draw:master-page-name="Predeterminado">
        <draw:custom-shape draw:style-name="gr274" draw:text-style-name="P10" xml:id="id36" draw:id="id36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5" draw:text-style-name="P10" xml:id="id35" draw:id="id35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6" draw:text-style-name="P10" xml:id="id33" draw:id="id33" draw:layer="layout" svg:width="15.998cm" svg:height="7.5cm" svg:x="5.588cm" svg:y="7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7" draw:text-style-name="P11" xml:id="id34" draw:id="id34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278" draw:text-style-name="P11" draw:layer="layout" svg:x1="5.588cm" svg:y1="11.37cm" svg:x2="0.392cm" svg:y2="15.372cm" draw:start-shape="id33" draw:start-glue-point="5" draw:end-shape="id34" draw:end-glue-point="4" svg:d="M5588 11370h-2598v4002h-2598" svg:viewBox="0 0 5197 4003">
          <text:p/>
        </draw:connector>
        <draw:connector draw:style-name="gr278" draw:text-style-name="P11" draw:layer="layout" svg:x1="16.501cm" svg:y1="3.002cm" svg:x2="0.392cm" svg:y2="15.372cm" draw:start-shape="id35" draw:start-glue-point="5" draw:end-shape="id34" draw:end-glue-point="5" svg:d="M16501 3002h-8054v12370h-8055" svg:viewBox="0 0 16110 12371">
          <text:p/>
        </draw:connector>
        <draw:connector draw:style-name="gr278" draw:text-style-name="P11" draw:layer="layout" svg:x1="2.002cm" svg:y1="2.999cm" svg:x2="0.365cm" svg:y2="7.277cm" draw:start-shape="id36" draw:start-glue-point="5" svg:d="M2002 2999h-1140v4278h-497" svg:viewBox="0 0 1638 4279">
          <text:p/>
        </draw:connector>
        <draw:line draw:style-name="gr277" draw:text-style-name="P11" draw:layer="layout" svg:x1="2.002cm" svg:y1="5.999cm" svg:x2="27.001cm" svg:y2="6.003cm">
          <text:p/>
        </draw:line>
        <draw:line draw:style-name="gr277" draw:text-style-name="P11" draw:layer="layout" svg:x1="2.002cm" svg:y1="6.75cm" svg:x2="27.001cm" svg:y2="6.754cm">
          <text:p/>
        </draw:line>
        <draw:custom-shape draw:style-name="gr279" draw:text-style-name="P10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0" draw:text-style-name="P10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7" draw:text-style-name="P14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7" draw:text-style-name="P12" draw:layer="layout" svg:width="1.5cm" svg:height="0.373cm" svg:x="2.5cm" svg:y="2.249cm">
          <text:list text:style-name="L2">
            <text:list-header>
              <text:p text:style-name="P3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8" draw:text-style-name="P12" draw:layer="layout" svg:width="2.5cm" svg:height="1.875cm" svg:x="4.498cm" svg:y="1.501cm">
          <text:list text:style-name="L2">
            <text:list-header>
              <text:p text:style-name="P3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9" draw:text-style-name="P12" draw:layer="layout" svg:width="2.999cm" svg:height="0.373cm" svg:x="7.501cm" svg:y="1.501cm">
          <text:list text:style-name="L2">
            <text:list-header>
              <text:p text:style-name="P3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0" draw:text-style-name="P12" draw:layer="layout" svg:width="2.5cm" svg:height="0.374cm" svg:x="7.501cm" svg:y="2.626cm">
          <text:list text:style-name="L2">
            <text:list-header>
              <text:p text:style-name="P3"><text:span text:style-name="T6">0101 </text:span><text:span text:style-name="T8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1" draw:text-style-name="P12" draw:layer="layout" svg:width="2.999cm" svg:height="0.373cm" svg:x="9cm" svg:y="3.751cm">
          <text:list text:style-name="L2">
            <text:list-header>
              <text:p text:style-name="P3"><text:span text:style-name="T4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2" draw:text-style-name="P4" draw:layer="layout" svg:width="2.999cm" svg:height="0.374cm" svg:x="16.999cm" svg:y="1.124cm">
          <text:list text:style-name="L2">
            <text:list-header>
              <text:p text:style-name="P3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3" draw:text-style-name="P12" draw:layer="layout" svg:width="2.999cm" svg:height="0.373cm" svg:x="16.999cm" svg:y="3cm">
          <text:list text:style-name="L2">
            <text:list-header>
              <text:p text:style-name="P3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4" draw:text-style-name="P4" draw:layer="layout" svg:width="1.499cm" svg:height="0.003cm" svg:x="19.998cm" svg:y="4.874cm">
          <text:list text:style-name="L2">
            <text:list-header>
              <text:p text:style-name="P3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9" draw:text-style-name="P13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5" draw:text-style-name="P12" draw:layer="layout" svg:width="3.501cm" svg:height="2.25cm" svg:x="20.999cm" svg:y="1.124cm">
          <text:list text:style-name="L2">
            <text:list-header>
              <text:p text:style-name="P3"><text:span text:style-name="T5">Circuito </text:span></text:p>
              <text:p text:style-name="P3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1" draw:text-style-name="P13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2" draw:text-style-name="P13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3" draw:text-style-name="P13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4" draw:text-style-name="P13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5" draw:text-style-name="P13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6" draw:text-style-name="P12" draw:layer="layout" svg:width="3.501cm" svg:height="0.373cm" svg:x="1.001cm" svg:y="5.626cm">
          <text:list text:style-name="L2">
            <text:list-header>
              <text:p text:style-name="P3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7" draw:text-style-name="P12" draw:layer="layout" svg:width="3.502cm" svg:height="0.374cm" svg:x="22.498cm" svg:y="6.376cm">
          <text:list text:style-name="L2">
            <text:list-header>
              <text:p text:style-name="P3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8" draw:text-style-name="P12" draw:layer="layout" svg:width="2.999cm" svg:height="0.75cm" svg:x="0.498cm" svg:y="13.127cm">
          <text:list text:style-name="L2">
            <text:list-header>
              <text:p text:style-name="P3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9" draw:text-style-name="P12" draw:layer="layout" svg:width="2.5cm" svg:height="0.374cm" svg:x="8.502cm" svg:y="7.501cm">
          <text:list text:style-name="L2">
            <text:list-header>
              <text:p text:style-name="P3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0" draw:text-style-name="P12" draw:layer="layout" svg:width="3.501cm" svg:height="0.374cm" svg:x="4.498cm" svg:y="0.75cm">
          <text:list text:style-name="L2">
            <text:list-header>
              <text:p text:style-name="P3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1" draw:text-style-name="P12" draw:layer="layout" svg:width="3.502cm" svg:height="0.374cm" svg:x="19.001cm" svg:y="0.373cm">
          <text:list text:style-name="L2">
            <text:list-header>
              <text:p text:style-name="P3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2" draw:text-style-name="P12" draw:layer="layout" svg:width="5.499cm" svg:height="0.373cm" svg:x="6.002cm" svg:y="8.248cm">
          <text:list text:style-name="L2">
            <text:list-header>
              <text:p text:style-name="P3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3" draw:text-style-name="P12" draw:layer="layout" svg:width="6.002cm" svg:height="0.373cm" svg:x="14.499cm" svg:y="8.248cm">
          <text:list text:style-name="L2">
            <text:list-header>
              <text:p text:style-name="P3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4" draw:text-style-name="P12" draw:layer="layout" svg:width="5.499cm" svg:height="0.373cm" svg:x="6.002cm" svg:y="8.999cm">
          <text:list text:style-name="L2">
            <text:list-header>
              <text:p text:style-name="P3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5" draw:text-style-name="P12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6" draw:text-style-name="P12" draw:layer="layout" svg:width="2.5cm" svg:height="0.373cm" svg:x="6.002cm" svg:y="10.501cm">
          <text:list text:style-name="L2">
            <text:list-header>
              <text:p text:style-name="P3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7" draw:text-style-name="P13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7" draw:text-style-name="P12" draw:layer="layout" svg:width="3.501cm" svg:height="0.374cm" svg:x="11.501cm" svg:y="9.75cm">
          <text:list text:style-name="L2">
            <text:list-header>
              <text:p text:style-name="P3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8" draw:text-style-name="P12" draw:layer="layout" svg:width="3.501cm" svg:height="0.373cm" svg:x="11.501cm" svg:y="10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9" draw:text-style-name="P12" draw:layer="layout" svg:width="3.501cm" svg:height="0.373cm" svg:x="11.501cm" svg:y="11.2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0" draw:text-style-name="P12" draw:layer="layout" svg:width="3.501cm" svg:height="0.373cm" svg:x="11.501cm" svg:y="10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13" draw:layer="layout" svg:width="3.501cm" svg:height="0.374cm" svg:x="11.501cm" svg:y="14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1" draw:text-style-name="P12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2" draw:text-style-name="P12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3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13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3" draw:text-style-name="P4" draw:layer="layout" svg:width="2.002cm" svg:height="0.374cm" svg:x="9.499cm" svg:y="10.5cm">
          <text:list text:style-name="L2">
            <text:list-header>
              <text:p text:style-name="P3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4" draw:text-style-name="P4" draw:layer="layout" svg:width="2.002cm" svg:height="0.373cm" svg:x="9.499cm" svg:y="10.874cm">
          <text:list text:style-name="L2">
            <text:list-header>
              <text:p text:style-name="P3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5" draw:text-style-name="P4" draw:layer="layout" svg:width="2.002cm" svg:height="0.373cm" svg:x="9.499cm" svg:y="11.251cm">
          <text:list text:style-name="L2">
            <text:list-header>
              <text:p text:style-name="P3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6" draw:text-style-name="P4" draw:layer="layout" svg:width="2.002cm" svg:height="0.374cm" svg:x="9.499cm" svg:y="11.625cm">
          <text:list text:style-name="L2">
            <text:list-header>
              <text:p text:style-name="P3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7" draw:text-style-name="P4" draw:layer="layout" svg:width="2.002cm" svg:height="0.374cm" svg:x="9.499cm" svg:y="11.998cm">
          <text:list text:style-name="L2">
            <text:list-header>
              <text:p text:style-name="P3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8" draw:text-style-name="P4" draw:layer="layout" svg:width="2.002cm" svg:height="0.374cm" svg:x="9.499cm" svg:y="13.126cm">
          <text:list text:style-name="L2">
            <text:list-header>
              <text:p text:style-name="P3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9" draw:text-style-name="P4" draw:layer="layout" svg:width="2.002cm" svg:height="0.374cm" svg:x="9.499cm" svg:y="13.5cm">
          <text:list text:style-name="L2">
            <text:list-header>
              <text:p text:style-name="P3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0" draw:text-style-name="P4" draw:layer="layout" svg:width="2.002cm" svg:height="0.373cm" svg:x="9.499cm" svg:y="13.874cm">
          <text:list text:style-name="L2">
            <text:list-header>
              <text:p text:style-name="P3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1" draw:text-style-name="P4" draw:layer="layout" svg:width="2.002cm" svg:height="0.374cm" svg:x="9.499cm" svg:y="14.251cm">
          <text:list text:style-name="L2">
            <text:list-header>
              <text:p text:style-name="P3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2" draw:text-style-name="P4" draw:layer="layout" svg:width="2.002cm" svg:height="0.373cm" svg:x="9.499cm" svg:y="14.625cm">
          <text:list text:style-name="L2">
            <text:list-header>
              <text:p text:style-name="P3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3" draw:text-style-name="P4" draw:layer="layout" svg:width="2.5cm" svg:height="0.004cm" svg:x="11.999cm" svg:y="12.749cm">
          <text:list text:style-name="L2">
            <text:list-header>
              <text:p text:style-name="P3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4" draw:text-style-name="P4" draw:layer="layout" svg:width="2.501cm" svg:height="0.373cm" svg:x="9cm" svg:y="10.123cm">
          <text:list text:style-name="L2">
            <text:list-header>
              <text:p text:style-name="P3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5" draw:text-style-name="P4" draw:layer="layout" svg:width="2.5cm" svg:height="0.373cm" svg:x="11.999cm" svg:y="10.123cm">
          <text:list text:style-name="L2">
            <text:list-header>
              <text:p text:style-name="P3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9" draw:text-style-name="P10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6" draw:text-style-name="P14" xml:id="id102" draw:id="id102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30" draw:text-style-name="P11" draw:layer="layout" svg:x1="5.001cm" svg:y1="3.373cm" svg:x2="5.005cm" svg:y2="4.124cm">
          <text:p/>
        </draw:line>
        <draw:line draw:style-name="gr330" draw:text-style-name="P11" draw:layer="layout" svg:x1="5.499cm" svg:y1="3.373cm" svg:x2="5.503cm" svg:y2="4.124cm">
          <text:p/>
        </draw:line>
        <draw:line draw:style-name="gr330" draw:text-style-name="P11" draw:layer="layout" svg:x1="6.002cm" svg:y1="3.373cm" svg:x2="6.006cm" svg:y2="4.124cm">
          <text:p/>
        </draw:line>
        <draw:line draw:style-name="gr330" draw:text-style-name="P11" draw:layer="layout" svg:x1="6.5cm" svg:y1="3.373cm" svg:x2="6.504cm" svg:y2="4.124cm">
          <text:p/>
        </draw:line>
        <draw:custom-shape draw:style-name="gr487" draw:text-style-name="P4" draw:layer="layout" svg:width="2.5cm" svg:height="0.374cm" svg:x="4.498cm" svg:y="4.2cm">
          <text:list text:style-name="L2">
            <text:list-header>
              <text:p text:style-name="P3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2" draw:text-style-name="P13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8" draw:text-style-name="P12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9" draw:text-style-name="P4" draw:layer="layout" svg:width="1.001cm" svg:height="0.003cm" svg:x="23.001cm" svg:y="4.875cm">
          <text:list text:style-name="L2">
            <text:list-header>
              <text:p text:style-name="P3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0" draw:text-style-name="P4" draw:layer="layout" svg:width="2.5cm" svg:height="0.373cm" svg:x="7.501cm" svg:y="2.249cm">
          <text:list text:style-name="L2">
            <text:list-header>
              <text:p text:style-name="P3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1" draw:text-style-name="P4" draw:layer="layout" svg:width="4cm" svg:height="0.374cm" svg:x="8.502cm" svg:y="3.373cm">
          <text:list text:style-name="L2">
            <text:list-header>
              <text:p text:style-name="P3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2" draw:text-style-name="P12" draw:layer="layout" svg:width="5.499cm" svg:height="0.373cm" svg:x="6.002cm" svg:y="8.999cm">
          <text:list text:style-name="L2">
            <text:list-header>
              <text:p text:style-name="P3"><text:span text:style-name="T1">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3" draw:text-style-name="P10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3" draw:text-style-name="P12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4" draw:text-style-name="P15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5" draw:text-style-name="P15" xml:id="id103" draw:id="id103" draw:layer="layout" svg:width="2.501cm" svg:height="0.373cm" svg:x="22.498cm" svg:y="4.124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4" presentation:class="page"/>
          <draw:frame presentation:style-name="pr5" draw:text-style-name="P7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5" draw:style-name="dp3" draw:master-page-name="Predeterminado">
        <draw:custom-shape draw:style-name="gr274" draw:text-style-name="P10" xml:id="id40" draw:id="id40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5" draw:text-style-name="P10" xml:id="id39" draw:id="id39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6" draw:text-style-name="P10" xml:id="id37" draw:id="id37" draw:layer="layout" svg:width="15.998cm" svg:height="7.5cm" svg:x="5.084cm" svg:y="7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7" draw:text-style-name="P11" xml:id="id38" draw:id="id38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278" draw:text-style-name="P11" draw:layer="layout" svg:x1="5.084cm" svg:y1="11.37cm" svg:x2="0.392cm" svg:y2="15.372cm" draw:start-shape="id37" draw:start-glue-point="5" draw:end-shape="id38" draw:end-glue-point="4" svg:d="M5084 11370h-2346v4002h-2346" svg:viewBox="0 0 4693 4003">
          <text:p/>
        </draw:connector>
        <draw:connector draw:style-name="gr278" draw:text-style-name="P11" draw:layer="layout" svg:x1="16.501cm" svg:y1="3.002cm" svg:x2="0.392cm" svg:y2="15.372cm" draw:start-shape="id39" draw:start-glue-point="5" draw:end-shape="id38" draw:end-glue-point="5" svg:d="M16501 3002h-8054v12370h-8055" svg:viewBox="0 0 16110 12371">
          <text:p/>
        </draw:connector>
        <draw:connector draw:style-name="gr278" draw:text-style-name="P11" draw:layer="layout" svg:x1="2.002cm" svg:y1="2.999cm" svg:x2="0.365cm" svg:y2="7.277cm" draw:start-shape="id40" draw:start-glue-point="5" svg:d="M2002 2999h-1140v4278h-497" svg:viewBox="0 0 1638 4279">
          <text:p/>
        </draw:connector>
        <draw:line draw:style-name="gr277" draw:text-style-name="P11" draw:layer="layout" svg:x1="2.002cm" svg:y1="5.999cm" svg:x2="27.001cm" svg:y2="6.003cm">
          <text:p/>
        </draw:line>
        <draw:line draw:style-name="gr277" draw:text-style-name="P11" draw:layer="layout" svg:x1="2.002cm" svg:y1="6.75cm" svg:x2="27.001cm" svg:y2="6.754cm">
          <text:p/>
        </draw:line>
        <draw:custom-shape draw:style-name="gr279" draw:text-style-name="P10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0" draw:text-style-name="P10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0" draw:text-style-name="P10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6" draw:text-style-name="P12" draw:layer="layout" svg:width="1.5cm" svg:height="0.373cm" svg:x="2.5cm" svg:y="2.249cm">
          <text:list text:style-name="L2">
            <text:list-header>
              <text:p text:style-name="P3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7" draw:text-style-name="P12" draw:layer="layout" svg:width="2.5cm" svg:height="1.875cm" svg:x="4.498cm" svg:y="1.501cm">
          <text:list text:style-name="L2">
            <text:list-header>
              <text:p text:style-name="P3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8" draw:text-style-name="P12" draw:layer="layout" svg:width="2.999cm" svg:height="0.373cm" svg:x="7.501cm" svg:y="1.501cm">
          <text:list text:style-name="L2">
            <text:list-header>
              <text:p text:style-name="P3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9" draw:text-style-name="P12" draw:layer="layout" svg:width="2.5cm" svg:height="0.374cm" svg:x="7.501cm" svg:y="2.626cm">
          <text:list text:style-name="L2">
            <text:list-header>
              <text:p text:style-name="P3"><text:span text:style-name="T6">0101 </text:span><text:span text:style-name="T8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0" draw:text-style-name="P15" draw:layer="layout" svg:width="2.999cm" svg:height="0.373cm" svg:x="9cm" svg:y="3.751cm">
          <text:list text:style-name="L2">
            <text:list-header>
              <text:p text:style-name="P3"><text:span text:style-name="T4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1" draw:text-style-name="P4" draw:layer="layout" svg:width="2.999cm" svg:height="0.374cm" svg:x="16.999cm" svg:y="1.124cm">
          <text:list text:style-name="L2">
            <text:list-header>
              <text:p text:style-name="P3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2" draw:text-style-name="P12" draw:layer="layout" svg:width="2.999cm" svg:height="0.373cm" svg:x="16.999cm" svg:y="3cm">
          <text:list text:style-name="L2">
            <text:list-header>
              <text:p text:style-name="P3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3" draw:text-style-name="P4" draw:layer="layout" svg:width="1.499cm" svg:height="0.003cm" svg:x="19.998cm" svg:y="4.874cm">
          <text:list text:style-name="L2">
            <text:list-header>
              <text:p text:style-name="P3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9" draw:text-style-name="P13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4" draw:text-style-name="P12" draw:layer="layout" svg:width="3.501cm" svg:height="2.25cm" svg:x="20.999cm" svg:y="1.124cm">
          <text:list text:style-name="L2">
            <text:list-header>
              <text:p text:style-name="P3"><text:span text:style-name="T5">Circuito </text:span></text:p>
              <text:p text:style-name="P3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1" draw:text-style-name="P13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2" draw:text-style-name="P13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3" draw:text-style-name="P13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4" draw:text-style-name="P13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5" draw:text-style-name="P13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5" draw:text-style-name="P12" draw:layer="layout" svg:width="3.501cm" svg:height="0.373cm" svg:x="1.001cm" svg:y="5.626cm">
          <text:list text:style-name="L2">
            <text:list-header>
              <text:p text:style-name="P3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6" draw:text-style-name="P12" draw:layer="layout" svg:width="3.502cm" svg:height="0.374cm" svg:x="22.498cm" svg:y="6.376cm">
          <text:list text:style-name="L2">
            <text:list-header>
              <text:p text:style-name="P3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7" draw:text-style-name="P12" draw:layer="layout" svg:width="2.999cm" svg:height="0.75cm" svg:x="0.498cm" svg:y="13.127cm">
          <text:list text:style-name="L2">
            <text:list-header>
              <text:p text:style-name="P3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8" draw:text-style-name="P12" draw:layer="layout" svg:width="2.5cm" svg:height="0.374cm" svg:x="8.502cm" svg:y="7.501cm">
          <text:list text:style-name="L2">
            <text:list-header>
              <text:p text:style-name="P3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9" draw:text-style-name="P12" draw:layer="layout" svg:width="3.501cm" svg:height="0.374cm" svg:x="4.498cm" svg:y="0.75cm">
          <text:list text:style-name="L2">
            <text:list-header>
              <text:p text:style-name="P3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0" draw:text-style-name="P12" draw:layer="layout" svg:width="3.502cm" svg:height="0.374cm" svg:x="19.001cm" svg:y="0.373cm">
          <text:list text:style-name="L2">
            <text:list-header>
              <text:p text:style-name="P3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1" draw:text-style-name="P12" draw:layer="layout" svg:width="5.499cm" svg:height="0.373cm" svg:x="6.002cm" svg:y="8.248cm">
          <text:list text:style-name="L2">
            <text:list-header>
              <text:p text:style-name="P3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2" draw:text-style-name="P12" draw:layer="layout" svg:width="6.002cm" svg:height="0.373cm" svg:x="14.499cm" svg:y="8.248cm">
          <text:list text:style-name="L2">
            <text:list-header>
              <text:p text:style-name="P3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3" draw:text-style-name="P12" draw:layer="layout" svg:width="5.499cm" svg:height="0.373cm" svg:x="6.002cm" svg:y="8.999cm">
          <text:list text:style-name="L2">
            <text:list-header>
              <text:p text:style-name="P3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4" draw:text-style-name="P12" draw:layer="layout" svg:width="5.499cm" svg:height="0.373cm" svg:x="15.002cm" svg:y="8.999cm">
          <text:list text:style-name="L2">
            <text:list-header>
              <text:p text:style-name="P3"><text:span text:style-name="T6">0111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5" draw:text-style-name="P12" draw:layer="layout" svg:width="2.5cm" svg:height="0.373cm" svg:x="6.002cm" svg:y="10.501cm">
          <text:list text:style-name="L2">
            <text:list-header>
              <text:p text:style-name="P3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7" draw:text-style-name="P13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6" draw:text-style-name="P12" draw:layer="layout" svg:width="3.501cm" svg:height="0.374cm" svg:x="11.501cm" svg:y="9.75cm">
          <text:list text:style-name="L2">
            <text:list-header>
              <text:p text:style-name="P3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7" draw:text-style-name="P12" draw:layer="layout" svg:width="3.501cm" svg:height="0.373cm" svg:x="11.501cm" svg:y="10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8" draw:text-style-name="P12" draw:layer="layout" svg:width="3.501cm" svg:height="0.373cm" svg:x="11.501cm" svg:y="11.2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9" draw:text-style-name="P12" draw:layer="layout" svg:width="3.501cm" svg:height="0.373cm" svg:x="11.501cm" svg:y="10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13" draw:layer="layout" svg:width="3.501cm" svg:height="0.374cm" svg:x="11.501cm" svg:y="14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0" draw:text-style-name="P12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1" draw:text-style-name="P12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3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13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2" draw:text-style-name="P4" draw:layer="layout" svg:width="2.002cm" svg:height="0.374cm" svg:x="9.499cm" svg:y="10.5cm">
          <text:list text:style-name="L2">
            <text:list-header>
              <text:p text:style-name="P3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3" draw:text-style-name="P4" draw:layer="layout" svg:width="2.002cm" svg:height="0.373cm" svg:x="9.499cm" svg:y="10.874cm">
          <text:list text:style-name="L2">
            <text:list-header>
              <text:p text:style-name="P3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4" draw:text-style-name="P4" draw:layer="layout" svg:width="2.002cm" svg:height="0.373cm" svg:x="9.499cm" svg:y="11.251cm">
          <text:list text:style-name="L2">
            <text:list-header>
              <text:p text:style-name="P3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5" draw:text-style-name="P4" draw:layer="layout" svg:width="2.002cm" svg:height="0.374cm" svg:x="9.499cm" svg:y="11.625cm">
          <text:list text:style-name="L2">
            <text:list-header>
              <text:p text:style-name="P3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6" draw:text-style-name="P4" draw:layer="layout" svg:width="2.002cm" svg:height="0.374cm" svg:x="9.499cm" svg:y="11.998cm">
          <text:list text:style-name="L2">
            <text:list-header>
              <text:p text:style-name="P3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7" draw:text-style-name="P4" draw:layer="layout" svg:width="2.002cm" svg:height="0.374cm" svg:x="9.499cm" svg:y="13.126cm">
          <text:list text:style-name="L2">
            <text:list-header>
              <text:p text:style-name="P3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8" draw:text-style-name="P4" draw:layer="layout" svg:width="2.002cm" svg:height="0.374cm" svg:x="9.499cm" svg:y="13.5cm">
          <text:list text:style-name="L2">
            <text:list-header>
              <text:p text:style-name="P3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9" draw:text-style-name="P4" draw:layer="layout" svg:width="2.002cm" svg:height="0.373cm" svg:x="9.499cm" svg:y="13.874cm">
          <text:list text:style-name="L2">
            <text:list-header>
              <text:p text:style-name="P3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0" draw:text-style-name="P4" draw:layer="layout" svg:width="2.002cm" svg:height="0.374cm" svg:x="9.499cm" svg:y="14.251cm">
          <text:list text:style-name="L2">
            <text:list-header>
              <text:p text:style-name="P3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1" draw:text-style-name="P4" draw:layer="layout" svg:width="2.002cm" svg:height="0.373cm" svg:x="9.499cm" svg:y="14.625cm">
          <text:list text:style-name="L2">
            <text:list-header>
              <text:p text:style-name="P3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2" draw:text-style-name="P4" draw:layer="layout" svg:width="2.5cm" svg:height="0.004cm" svg:x="11.999cm" svg:y="12.749cm">
          <text:list text:style-name="L2">
            <text:list-header>
              <text:p text:style-name="P3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3" draw:text-style-name="P4" draw:layer="layout" svg:width="2.501cm" svg:height="0.373cm" svg:x="9cm" svg:y="10.123cm">
          <text:list text:style-name="L2">
            <text:list-header>
              <text:p text:style-name="P3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4" draw:text-style-name="P4" draw:layer="layout" svg:width="2.5cm" svg:height="0.373cm" svg:x="11.999cm" svg:y="10.123cm">
          <text:list text:style-name="L2">
            <text:list-header>
              <text:p text:style-name="P3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9" draw:text-style-name="P10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30" draw:text-style-name="P11" draw:layer="layout" svg:x1="5.001cm" svg:y1="3.373cm" svg:x2="5.005cm" svg:y2="4.124cm">
          <text:p/>
        </draw:line>
        <draw:line draw:style-name="gr330" draw:text-style-name="P11" draw:layer="layout" svg:x1="5.499cm" svg:y1="3.373cm" svg:x2="5.503cm" svg:y2="4.124cm">
          <text:p/>
        </draw:line>
        <draw:line draw:style-name="gr330" draw:text-style-name="P11" draw:layer="layout" svg:x1="6.002cm" svg:y1="3.373cm" svg:x2="6.006cm" svg:y2="4.124cm">
          <text:p/>
        </draw:line>
        <draw:line draw:style-name="gr330" draw:text-style-name="P11" draw:layer="layout" svg:x1="6.5cm" svg:y1="3.373cm" svg:x2="6.504cm" svg:y2="4.124cm">
          <text:p/>
        </draw:line>
        <draw:custom-shape draw:style-name="gr535" draw:text-style-name="P4" draw:layer="layout" svg:width="2.5cm" svg:height="0.374cm" svg:x="4.498cm" svg:y="4.2cm">
          <text:list text:style-name="L2">
            <text:list-header>
              <text:p text:style-name="P3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2" draw:text-style-name="P13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6" draw:text-style-name="P12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7" draw:text-style-name="P4" draw:layer="layout" svg:width="1.001cm" svg:height="0.003cm" svg:x="23.001cm" svg:y="4.875cm">
          <text:list text:style-name="L2">
            <text:list-header>
              <text:p text:style-name="P3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8" draw:text-style-name="P4" draw:layer="layout" svg:width="2.5cm" svg:height="0.373cm" svg:x="7.501cm" svg:y="2.249cm">
          <text:list text:style-name="L2">
            <text:list-header>
              <text:p text:style-name="P3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9" draw:text-style-name="P4" draw:layer="layout" svg:width="4cm" svg:height="0.374cm" svg:x="8.502cm" svg:y="3.373cm">
          <text:list text:style-name="L2">
            <text:list-header>
              <text:p text:style-name="P3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0" draw:text-style-name="P12" draw:layer="layout" svg:width="5.499cm" svg:height="0.373cm" svg:x="6.002cm" svg:y="8.999cm">
          <text:list text:style-name="L2">
            <text:list-header>
              <text:p text:style-name="P3"><text:span text:style-name="T1">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3" draw:text-style-name="P10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1" draw:text-style-name="P12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2" draw:text-style-name="P12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3" draw:text-style-name="P12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7" draw:text-style-name="P14" xml:id="id104" draw:id="id104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4" draw:text-style-name="P14" xml:id="id105" draw:id="id105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4" draw:text-style-name="P15" xml:id="id106" draw:id="id106" draw:layer="layout" svg:width="5.499cm" svg:height="0.373cm" svg:x="6.002cm" svg:y="8.999cm">
          <text:list text:style-name="L2">
            <text:list-header>
              <text:p text:style-name="P3"><text:span text:style-name="T1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9" draw:text-style-name="P14" xml:id="id107" draw:id="id107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5" draw:text-style-name="P14" xml:id="id108" draw:id="id108" draw:layer="layout" svg:width="2.002cm" svg:height="0.75cm" svg:x="6.998cm" svg:y="11.252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546" draw:text-style-name="P15" xml:id="id109" draw:id="id109" draw:layer="layout" svg:width="3.501cm" svg:height="0.373cm" svg:x="11.501cm" svg:y="11.252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1" draw:text-style-name="P14" xml:id="id110" draw:id="id110" draw:layer="layout" svg:width="1.502cm" svg:height="1.001cm" draw:transform="rotate (1.5707963267949) translate (16.999cm 11.625cm)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547" draw:text-style-name="P15" xml:id="id111" draw:id="id111" draw:layer="layout" svg:width="5.499cm" svg:height="0.373cm" svg:x="15.329cm" svg:y="9.533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5" presentation:class="page"/>
          <draw:frame presentation:style-name="pr5" draw:text-style-name="P7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6" draw:style-name="dp3" draw:master-page-name="Predeterminado">
        <draw:custom-shape draw:style-name="gr274" draw:text-style-name="P10" xml:id="id44" draw:id="id44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5" draw:text-style-name="P10" xml:id="id43" draw:id="id43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6" draw:text-style-name="P10" xml:id="id41" draw:id="id41" draw:layer="layout" svg:width="15.998cm" svg:height="7.5cm" svg:x="5.001cm" svg:y="7.8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7" draw:text-style-name="P11" xml:id="id42" draw:id="id42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278" draw:text-style-name="P11" draw:layer="layout" svg:x1="5.001cm" svg:y1="11.625cm" svg:x2="0.392cm" svg:y2="15.372cm" draw:start-shape="id41" draw:start-glue-point="5" draw:end-shape="id42" draw:end-glue-point="4" svg:d="M5001 11625h-2304v3747h-2305" svg:viewBox="0 0 4610 3748">
          <text:p/>
        </draw:connector>
        <draw:connector draw:style-name="gr278" draw:text-style-name="P11" draw:layer="layout" svg:x1="16.501cm" svg:y1="3.002cm" svg:x2="0.392cm" svg:y2="15.372cm" draw:start-shape="id43" draw:start-glue-point="5" draw:end-shape="id42" draw:end-glue-point="5" svg:d="M16501 3002h-8054v12370h-8055" svg:viewBox="0 0 16110 12371">
          <text:p/>
        </draw:connector>
        <draw:connector draw:style-name="gr278" draw:text-style-name="P11" draw:layer="layout" svg:x1="2.002cm" svg:y1="2.999cm" svg:x2="0.365cm" svg:y2="7.277cm" draw:start-shape="id44" draw:start-glue-point="5" svg:d="M2002 2999h-1140v4278h-497" svg:viewBox="0 0 1638 4279">
          <text:p/>
        </draw:connector>
        <draw:line draw:style-name="gr277" draw:text-style-name="P11" draw:layer="layout" svg:x1="2.002cm" svg:y1="5.999cm" svg:x2="27.001cm" svg:y2="6.003cm">
          <text:p/>
        </draw:line>
        <draw:line draw:style-name="gr277" draw:text-style-name="P11" draw:layer="layout" svg:x1="2.002cm" svg:y1="6.75cm" svg:x2="27.001cm" svg:y2="6.754cm">
          <text:p/>
        </draw:line>
        <draw:custom-shape draw:style-name="gr279" draw:text-style-name="P10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0" draw:text-style-name="P10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0" draw:text-style-name="P10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8" draw:text-style-name="P12" draw:layer="layout" svg:width="1.5cm" svg:height="0.373cm" svg:x="2.5cm" svg:y="2.249cm">
          <text:list text:style-name="L2">
            <text:list-header>
              <text:p text:style-name="P3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9" draw:text-style-name="P12" draw:layer="layout" svg:width="2.5cm" svg:height="1.875cm" svg:x="4.498cm" svg:y="1.501cm">
          <text:list text:style-name="L2">
            <text:list-header>
              <text:p text:style-name="P3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0" draw:text-style-name="P12" draw:layer="layout" svg:width="2.999cm" svg:height="0.373cm" svg:x="7.501cm" svg:y="1.501cm">
          <text:list text:style-name="L2">
            <text:list-header>
              <text:p text:style-name="P3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1" draw:text-style-name="P12" draw:layer="layout" svg:width="2.5cm" svg:height="0.374cm" svg:x="7.501cm" svg:y="2.626cm">
          <text:list text:style-name="L2">
            <text:list-header>
              <text:p text:style-name="P3"><text:span text:style-name="T6">0101 </text:span><text:span text:style-name="T8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2" draw:text-style-name="P12" draw:layer="layout" svg:width="2.999cm" svg:height="0.373cm" svg:x="9cm" svg:y="3.751cm">
          <text:list text:style-name="L2">
            <text:list-header>
              <text:p text:style-name="P3"><text:span text:style-name="T4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3" draw:text-style-name="P4" draw:layer="layout" svg:width="2.999cm" svg:height="0.374cm" svg:x="16.999cm" svg:y="1.124cm">
          <text:list text:style-name="L2">
            <text:list-header>
              <text:p text:style-name="P3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4" draw:text-style-name="P12" draw:layer="layout" svg:width="2.999cm" svg:height="0.373cm" svg:x="16.999cm" svg:y="3cm">
          <text:list text:style-name="L2">
            <text:list-header>
              <text:p text:style-name="P3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5" draw:text-style-name="P4" draw:layer="layout" svg:width="1.499cm" svg:height="0.003cm" svg:x="19.998cm" svg:y="4.874cm">
          <text:list text:style-name="L2">
            <text:list-header>
              <text:p text:style-name="P3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9" draw:text-style-name="P13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6" draw:text-style-name="P12" draw:layer="layout" svg:width="3.501cm" svg:height="2.25cm" svg:x="20.999cm" svg:y="1.124cm">
          <text:list text:style-name="L2">
            <text:list-header>
              <text:p text:style-name="P3"><text:span text:style-name="T5">Circuito </text:span></text:p>
              <text:p text:style-name="P3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1" draw:text-style-name="P13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2" draw:text-style-name="P13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3" draw:text-style-name="P13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4" draw:text-style-name="P13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5" draw:text-style-name="P13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7" draw:text-style-name="P12" draw:layer="layout" svg:width="3.501cm" svg:height="0.373cm" svg:x="1.001cm" svg:y="5.626cm">
          <text:list text:style-name="L2">
            <text:list-header>
              <text:p text:style-name="P3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8" draw:text-style-name="P12" draw:layer="layout" svg:width="3.502cm" svg:height="0.374cm" svg:x="22.498cm" svg:y="6.376cm">
          <text:list text:style-name="L2">
            <text:list-header>
              <text:p text:style-name="P3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9" draw:text-style-name="P12" draw:layer="layout" svg:width="2.999cm" svg:height="0.75cm" svg:x="0.498cm" svg:y="13.127cm">
          <text:list text:style-name="L2">
            <text:list-header>
              <text:p text:style-name="P3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0" draw:text-style-name="P12" draw:layer="layout" svg:width="2.5cm" svg:height="0.374cm" svg:x="8.502cm" svg:y="7.501cm">
          <text:list text:style-name="L2">
            <text:list-header>
              <text:p text:style-name="P3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1" draw:text-style-name="P12" draw:layer="layout" svg:width="3.501cm" svg:height="0.374cm" svg:x="4.498cm" svg:y="0.75cm">
          <text:list text:style-name="L2">
            <text:list-header>
              <text:p text:style-name="P3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2" draw:text-style-name="P12" draw:layer="layout" svg:width="3.502cm" svg:height="0.374cm" svg:x="19.001cm" svg:y="0.373cm">
          <text:list text:style-name="L2">
            <text:list-header>
              <text:p text:style-name="P3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3" draw:text-style-name="P12" draw:layer="layout" svg:width="5.499cm" svg:height="0.373cm" svg:x="6.002cm" svg:y="8.248cm">
          <text:list text:style-name="L2">
            <text:list-header>
              <text:p text:style-name="P3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4" draw:text-style-name="P12" draw:layer="layout" svg:width="6.002cm" svg:height="0.373cm" svg:x="14.499cm" svg:y="8.248cm">
          <text:list text:style-name="L2">
            <text:list-header>
              <text:p text:style-name="P3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5" draw:text-style-name="P12" draw:layer="layout" svg:width="5.499cm" svg:height="0.373cm" svg:x="6.002cm" svg:y="8.999cm">
          <text:list text:style-name="L2">
            <text:list-header>
              <text:p text:style-name="P3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6" draw:text-style-name="P12" draw:layer="layout" svg:width="5.499cm" svg:height="0.373cm" svg:x="15.002cm" svg:y="8.999cm">
          <text:list text:style-name="L2">
            <text:list-header>
              <text:p text:style-name="P3"><text:span text:style-name="T6">0111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7" draw:text-style-name="P12" draw:layer="layout" svg:width="2.5cm" svg:height="0.373cm" svg:x="6.002cm" svg:y="10.501cm">
          <text:list text:style-name="L2">
            <text:list-header>
              <text:p text:style-name="P3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7" draw:text-style-name="P13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8" draw:text-style-name="P12" draw:layer="layout" svg:width="3.501cm" svg:height="0.374cm" svg:x="11.501cm" svg:y="9.75cm">
          <text:list text:style-name="L2">
            <text:list-header>
              <text:p text:style-name="P3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9" draw:text-style-name="P12" draw:layer="layout" svg:width="3.501cm" svg:height="0.373cm" svg:x="11.501cm" svg:y="10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0" draw:text-style-name="P12" draw:layer="layout" svg:width="3.501cm" svg:height="0.373cm" svg:x="11.501cm" svg:y="11.2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1" draw:text-style-name="P12" draw:layer="layout" svg:width="3.501cm" svg:height="0.373cm" svg:x="11.501cm" svg:y="10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13" draw:layer="layout" svg:width="3.501cm" svg:height="0.374cm" svg:x="11.501cm" svg:y="14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2" draw:text-style-name="P12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3" draw:text-style-name="P12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3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13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4" draw:text-style-name="P4" draw:layer="layout" svg:width="2.002cm" svg:height="0.374cm" svg:x="9.499cm" svg:y="10.5cm">
          <text:list text:style-name="L2">
            <text:list-header>
              <text:p text:style-name="P3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5" draw:text-style-name="P4" draw:layer="layout" svg:width="2.002cm" svg:height="0.373cm" svg:x="9.499cm" svg:y="10.874cm">
          <text:list text:style-name="L2">
            <text:list-header>
              <text:p text:style-name="P3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6" draw:text-style-name="P4" draw:layer="layout" svg:width="2.002cm" svg:height="0.373cm" svg:x="9.499cm" svg:y="11.251cm">
          <text:list text:style-name="L2">
            <text:list-header>
              <text:p text:style-name="P3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7" draw:text-style-name="P4" draw:layer="layout" svg:width="2.002cm" svg:height="0.374cm" svg:x="9.499cm" svg:y="11.625cm">
          <text:list text:style-name="L2">
            <text:list-header>
              <text:p text:style-name="P3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8" draw:text-style-name="P4" draw:layer="layout" svg:width="2.002cm" svg:height="0.374cm" svg:x="9.499cm" svg:y="11.998cm">
          <text:list text:style-name="L2">
            <text:list-header>
              <text:p text:style-name="P3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9" draw:text-style-name="P4" draw:layer="layout" svg:width="2.002cm" svg:height="0.374cm" svg:x="9.499cm" svg:y="13.126cm">
          <text:list text:style-name="L2">
            <text:list-header>
              <text:p text:style-name="P3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0" draw:text-style-name="P4" draw:layer="layout" svg:width="2.002cm" svg:height="0.374cm" svg:x="9.499cm" svg:y="13.5cm">
          <text:list text:style-name="L2">
            <text:list-header>
              <text:p text:style-name="P3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1" draw:text-style-name="P4" draw:layer="layout" svg:width="2.002cm" svg:height="0.373cm" svg:x="9.499cm" svg:y="13.874cm">
          <text:list text:style-name="L2">
            <text:list-header>
              <text:p text:style-name="P3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2" draw:text-style-name="P4" draw:layer="layout" svg:width="2.002cm" svg:height="0.374cm" svg:x="9.499cm" svg:y="14.251cm">
          <text:list text:style-name="L2">
            <text:list-header>
              <text:p text:style-name="P3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3" draw:text-style-name="P4" draw:layer="layout" svg:width="2.002cm" svg:height="0.373cm" svg:x="9.499cm" svg:y="14.625cm">
          <text:list text:style-name="L2">
            <text:list-header>
              <text:p text:style-name="P3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4" draw:text-style-name="P4" draw:layer="layout" svg:width="2.5cm" svg:height="0.004cm" svg:x="11.999cm" svg:y="12.749cm">
          <text:list text:style-name="L2">
            <text:list-header>
              <text:p text:style-name="P3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5" draw:text-style-name="P4" draw:layer="layout" svg:width="2.501cm" svg:height="0.373cm" svg:x="9cm" svg:y="10.123cm">
          <text:list text:style-name="L2">
            <text:list-header>
              <text:p text:style-name="P3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6" draw:text-style-name="P4" draw:layer="layout" svg:width="2.5cm" svg:height="0.373cm" svg:x="11.999cm" svg:y="10.123cm">
          <text:list text:style-name="L2">
            <text:list-header>
              <text:p text:style-name="P3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9" draw:text-style-name="P10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30" draw:text-style-name="P11" draw:layer="layout" svg:x1="5.001cm" svg:y1="3.373cm" svg:x2="5.005cm" svg:y2="4.124cm">
          <text:p/>
        </draw:line>
        <draw:line draw:style-name="gr330" draw:text-style-name="P11" draw:layer="layout" svg:x1="5.499cm" svg:y1="3.373cm" svg:x2="5.503cm" svg:y2="4.124cm">
          <text:p/>
        </draw:line>
        <draw:line draw:style-name="gr330" draw:text-style-name="P11" draw:layer="layout" svg:x1="6.002cm" svg:y1="3.373cm" svg:x2="6.006cm" svg:y2="4.124cm">
          <text:p/>
        </draw:line>
        <draw:line draw:style-name="gr330" draw:text-style-name="P11" draw:layer="layout" svg:x1="6.5cm" svg:y1="3.373cm" svg:x2="6.504cm" svg:y2="4.124cm">
          <text:p/>
        </draw:line>
        <draw:custom-shape draw:style-name="gr587" draw:text-style-name="P4" draw:layer="layout" svg:width="2.5cm" svg:height="0.374cm" svg:x="4.498cm" svg:y="4.2cm">
          <text:list text:style-name="L2">
            <text:list-header>
              <text:p text:style-name="P3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2" draw:text-style-name="P13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8" draw:text-style-name="P12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9" draw:text-style-name="P4" draw:layer="layout" svg:width="1.001cm" svg:height="0.003cm" svg:x="23.001cm" svg:y="4.875cm">
          <text:list text:style-name="L2">
            <text:list-header>
              <text:p text:style-name="P3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0" draw:text-style-name="P4" draw:layer="layout" svg:width="2.5cm" svg:height="0.373cm" svg:x="7.501cm" svg:y="2.249cm">
          <text:list text:style-name="L2">
            <text:list-header>
              <text:p text:style-name="P3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1" draw:text-style-name="P4" draw:layer="layout" svg:width="4cm" svg:height="0.374cm" svg:x="8.502cm" svg:y="3.373cm">
          <text:list text:style-name="L2">
            <text:list-header>
              <text:p text:style-name="P3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2" draw:text-style-name="P12" draw:layer="layout" svg:width="5.499cm" svg:height="0.373cm" svg:x="6.002cm" svg:y="8.999cm">
          <text:list text:style-name="L2">
            <text:list-header>
              <text:p text:style-name="P3"><text:span text:style-name="T1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3" draw:text-style-name="P10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93" draw:text-style-name="P12" draw:layer="layout" svg:width="2.5cm" svg:height="0.374cm" svg:x="7.501cm" svg:y="2.626cm">
          <text:list text:style-name="L2">
            <text:list-header>
              <text:p text:style-name="P3"><text:span text:style-name="T6">0111 </text:span><text:span text:style-name="T8">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4" draw:text-style-name="P12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5" draw:text-style-name="P12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6" draw:text-style-name="P15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7" draw:text-style-name="P14" xml:id="id112" draw:id="id112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3" draw:text-style-name="P14" xml:id="id113" draw:id="id113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97" draw:text-style-name="P15" xml:id="id114" draw:id="id114" draw:layer="layout" svg:width="2.5cm" svg:height="0.374cm" svg:x="7.501cm" svg:y="2.626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8" draw:text-style-name="P15" xml:id="id115" draw:id="id115" draw:layer="layout" svg:width="2.999cm" svg:height="0.373cm" svg:x="9cm" svg:y="3.751cm">
          <text:list text:style-name="L2">
            <text:list-header>
              <text:p text:style-name="P3"><text:span text:style-name="T4">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6" presentation:class="page"/>
          <draw:frame presentation:style-name="pr5" draw:text-style-name="P7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7" draw:style-name="dp3" draw:master-page-name="Predeterminado">
        <draw:custom-shape draw:style-name="gr274" draw:text-style-name="P10" xml:id="id47" draw:id="id47" draw:layer="layout" svg:width="10.5cm" svg:height="3.75cm" svg:x="2.002cm" svg:y="1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5" draw:text-style-name="P10" xml:id="id46" draw:id="id46" draw:layer="layout" svg:width="9cm" svg:height="4.501cm" svg:x="16.501cm" svg:y="0.7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7" draw:text-style-name="P11" xml:id="id45" draw:id="id45" draw:layer="layout" svg:x1="0.388cm" svg:y1="0.373cm" svg:x2="0.392cm" svg:y2="15.372cm">
          <draw:glue-point draw:id="4" svg:x="8cm" svg:y="9.999cm"/>
          <draw:glue-point draw:id="5" svg:x="8cm" svg:y="9.999cm"/>
          <text:p/>
        </draw:line>
        <draw:connector draw:style-name="gr278" draw:text-style-name="P11" draw:layer="layout" svg:x1="5.592cm" svg:y1="10.728cm" svg:x2="0.392cm" svg:y2="15.372cm" draw:end-shape="id45" draw:end-glue-point="4" svg:d="M5592 10728h-2278v4644h-2922" svg:viewBox="0 0 5201 4645">
          <text:p/>
        </draw:connector>
        <draw:connector draw:style-name="gr278" draw:text-style-name="P11" draw:layer="layout" svg:x1="16.501cm" svg:y1="3.002cm" svg:x2="0.392cm" svg:y2="15.372cm" draw:start-shape="id46" draw:start-glue-point="5" draw:end-shape="id45" draw:end-glue-point="5" svg:d="M16501 3002h-8054v12370h-8055" svg:viewBox="0 0 16110 12371">
          <text:p/>
        </draw:connector>
        <draw:connector draw:style-name="gr278" draw:text-style-name="P11" draw:layer="layout" svg:x1="2.002cm" svg:y1="2.999cm" svg:x2="0.365cm" svg:y2="7.277cm" draw:start-shape="id47" draw:start-glue-point="5" svg:d="M2002 2999h-1140v4278h-497" svg:viewBox="0 0 1638 4279">
          <text:p/>
        </draw:connector>
        <draw:line draw:style-name="gr277" draw:text-style-name="P11" draw:layer="layout" svg:x1="2.002cm" svg:y1="5.999cm" svg:x2="27.001cm" svg:y2="6.003cm">
          <text:p/>
        </draw:line>
        <draw:line draw:style-name="gr277" draw:text-style-name="P11" draw:layer="layout" svg:x1="2.002cm" svg:y1="6.75cm" svg:x2="27.001cm" svg:y2="6.754cm">
          <text:p/>
        </draw:line>
        <draw:custom-shape draw:style-name="gr279" draw:text-style-name="P10" draw:layer="layout" svg:width="1.001cm" svg:height="1.124cm" svg:x="5.4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0" draw:text-style-name="P10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0" draw:text-style-name="P10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99" draw:text-style-name="P12" draw:layer="layout" svg:width="1.5cm" svg:height="0.373cm" svg:x="2.5cm" svg:y="2.249cm">
          <text:list text:style-name="L2">
            <text:list-header>
              <text:p text:style-name="P3"><text:span text:style-name="T4">Reloj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0" draw:text-style-name="P12" draw:layer="layout" svg:width="2.5cm" svg:height="1.875cm" svg:x="4.498cm" svg:y="1.501cm">
          <text:list text:style-name="L2">
            <text:list-header>
              <text:p text:style-name="P3"><text:span text:style-name="T4">Secuenci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1" draw:text-style-name="P12" draw:layer="layout" svg:width="2.999cm" svg:height="0.373cm" svg:x="7.501cm" svg:y="1.501cm">
          <text:list text:style-name="L2">
            <text:list-header>
              <text:p text:style-name="P3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2" draw:text-style-name="P12" draw:layer="layout" svg:width="2.5cm" svg:height="0.374cm" svg:x="7.501cm" svg:y="2.626cm">
          <text:list text:style-name="L2">
            <text:list-header>
              <text:p text:style-name="P3"><text:span text:style-name="T6">0101 </text:span><text:span text:style-name="T8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3" draw:text-style-name="P12" draw:layer="layout" svg:width="2.999cm" svg:height="0.373cm" svg:x="9cm" svg:y="3.751cm">
          <text:list text:style-name="L2">
            <text:list-header>
              <text:p text:style-name="P3"><text:span text:style-name="T4">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4" draw:text-style-name="P4" draw:layer="layout" svg:width="2.999cm" svg:height="0.374cm" svg:x="16.999cm" svg:y="1.124cm">
          <text:list text:style-name="L2">
            <text:list-header>
              <text:p text:style-name="P3"><text:span text:style-name="T4">Acumul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5" draw:text-style-name="P12" draw:layer="layout" svg:width="2.999cm" svg:height="0.373cm" svg:x="16.999cm" svg:y="3cm">
          <text:list text:style-name="L2">
            <text:list-header>
              <text:p text:style-name="P3"><text:span text:style-name="T4">R. Estad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6" draw:text-style-name="P4" draw:layer="layout" svg:width="1.499cm" svg:height="0.003cm" svg:x="19.998cm" svg:y="4.874cm">
          <text:list text:style-name="L2">
            <text:list-header>
              <text:p text:style-name="P3"><text:span text:style-name="T4">REN 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9" draw:text-style-name="P13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7" draw:text-style-name="P12" draw:layer="layout" svg:width="3.501cm" svg:height="2.25cm" svg:x="20.999cm" svg:y="1.124cm">
          <text:list text:style-name="L2">
            <text:list-header>
              <text:p text:style-name="P3"><text:span text:style-name="T5">Circuito </text:span></text:p>
              <text:p text:style-name="P3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1" draw:text-style-name="P13" draw:layer="layout" svg:width="0.498cm" svg:height="0.373cm" svg:x="23.001cm" svg:y="3.751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2" draw:text-style-name="P13" draw:layer="layout" svg:width="0.498cm" svg:height="0.751cm" svg:x="21.502cm" svg:y="3.373cm">
          <text:p/>
          <draw:enhanced-geometry svg:viewBox="0 0 21600 21600" draw:text-areas="?f0 ?f7 ?f2 21600" draw:type="up-arrow" draw:modifiers="11048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3" draw:text-style-name="P13" draw:layer="layout" svg:width="1.001cm" svg:height="0.373cm" svg:x="19.998cm" svg:y="1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4" draw:text-style-name="P13" draw:layer="layout" svg:width="1.499cm" svg:height="0.373cm" svg:x="19.998cm" svg:y="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5" draw:text-style-name="P13" draw:layer="layout" svg:width="0.498cm" svg:height="0.751cm" svg:x="23.001cm" svg:y="3.373cm">
          <text:p/>
          <draw:enhanced-geometry svg:viewBox="0 0 21600 21600" draw:text-areas="?f0 ?f7 ?f2 21600" draw:type="up-arrow" draw:modifiers="10249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8" draw:text-style-name="P12" draw:layer="layout" svg:width="3.501cm" svg:height="0.373cm" svg:x="1.001cm" svg:y="5.626cm">
          <text:list text:style-name="L2">
            <text:list-header>
              <text:p text:style-name="P3"><text:span text:style-name="T5">Bus de dato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9" draw:text-style-name="P12" draw:layer="layout" svg:width="3.502cm" svg:height="0.374cm" svg:x="22.498cm" svg:y="6.376cm">
          <text:list text:style-name="L2">
            <text:list-header>
              <text:p text:style-name="P3"><text:span text:style-name="T5">Bus de direccio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0" draw:text-style-name="P12" draw:layer="layout" svg:width="2.999cm" svg:height="0.75cm" svg:x="0.498cm" svg:y="13.127cm">
          <text:list text:style-name="L2">
            <text:list-header>
              <text:p text:style-name="P3"><text:span text:style-name="T5">Bus de contro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1" draw:text-style-name="P12" draw:layer="layout" svg:width="2.5cm" svg:height="0.374cm" svg:x="8.502cm" svg:y="7.501cm">
          <text:list text:style-name="L2">
            <text:list-header>
              <text:p text:style-name="P3"><text:span text:style-name="T6">M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2" draw:text-style-name="P12" draw:layer="layout" svg:width="3.501cm" svg:height="0.374cm" svg:x="4.498cm" svg:y="0.75cm">
          <text:list text:style-name="L2">
            <text:list-header>
              <text:p text:style-name="P3"><text:span text:style-name="T6">UC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3" draw:text-style-name="P12" draw:layer="layout" svg:width="3.502cm" svg:height="0.374cm" svg:x="19.001cm" svg:y="0.373cm">
          <text:list text:style-name="L2">
            <text:list-header>
              <text:p text:style-name="P3"><text:span text:style-name="T6">U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4" draw:text-style-name="P12" draw:layer="layout" svg:width="5.499cm" svg:height="0.373cm" svg:x="6.002cm" svg:y="8.248cm">
          <text:list text:style-name="L2">
            <text:list-header>
              <text:p text:style-name="P3"><text:span text:style-name="T5">Registro Direccion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5" draw:text-style-name="P12" draw:layer="layout" svg:width="6.002cm" svg:height="0.373cm" svg:x="14.499cm" svg:y="8.248cm">
          <text:list text:style-name="L2">
            <text:list-header>
              <text:p text:style-name="P3"><text:span text:style-name="T5">Registro Intercambio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6" draw:text-style-name="P12" draw:layer="layout" svg:width="5.499cm" svg:height="0.373cm" svg:x="6.002cm" svg:y="8.999cm">
          <text:list text:style-name="L2">
            <text:list-header>
              <text:p text:style-name="P3"><text:span text:style-name="T1">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7" draw:text-style-name="P12" draw:layer="layout" svg:width="5.499cm" svg:height="0.373cm" svg:x="15.002cm" svg:y="8.999cm">
          <text:list text:style-name="L2">
            <text:list-header>
              <text:p text:style-name="P3"><text:span text:style-name="T6">0111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8" draw:text-style-name="P12" draw:layer="layout" svg:width="2.5cm" svg:height="0.373cm" svg:x="6.002cm" svg:y="10.501cm">
          <text:list text:style-name="L2">
            <text:list-header>
              <text:p text:style-name="P3"><text:span text:style-name="T4">Select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7" draw:text-style-name="P13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9" draw:text-style-name="P12" draw:layer="layout" svg:width="3.501cm" svg:height="0.374cm" svg:x="11.501cm" svg:y="9.75cm">
          <text:list text:style-name="L2">
            <text:list-header>
              <text:p text:style-name="P3"><text:span text:style-name="T4">Memoria central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0" draw:text-style-name="P12" draw:layer="layout" svg:width="3.501cm" svg:height="0.373cm" svg:x="11.501cm" svg:y="10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1" draw:text-style-name="P12" draw:layer="layout" svg:width="3.501cm" svg:height="0.373cm" svg:x="11.501cm" svg:y="11.2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2" draw:text-style-name="P12" draw:layer="layout" svg:width="3.501cm" svg:height="0.373cm" svg:x="11.501cm" svg:y="10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1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13" draw:layer="layout" svg:width="3.501cm" svg:height="0.374cm" svg:x="11.501cm" svg:y="14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3" draw:text-style-name="P12" draw:layer="layout" svg:width="3.501cm" svg:height="0.373cm" svg:x="11.501cm" svg:y="13.1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4" draw:text-style-name="P12" draw:layer="layout" svg:width="3.501cm" svg:height="0.374cm" svg:x="11.501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3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1" draw:text-style-name="P13" draw:layer="layout" svg:width="3.501cm" svg:height="0.373cm" svg:x="11.501cm" svg:y="14.6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3" draw:text-style-name="P13" draw:layer="layout" svg:width="3.501cm" svg:height="0.374cm" svg:x="11.501cm" svg:y="1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5" draw:text-style-name="P4" draw:layer="layout" svg:width="2.002cm" svg:height="0.374cm" svg:x="9.499cm" svg:y="10.5cm">
          <text:list text:style-name="L2">
            <text:list-header>
              <text:p text:style-name="P3"><text:span text:style-name="T6">0 - 00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6" draw:text-style-name="P4" draw:layer="layout" svg:width="2.002cm" svg:height="0.373cm" svg:x="9.499cm" svg:y="10.874cm">
          <text:list text:style-name="L2">
            <text:list-header>
              <text:p text:style-name="P3"><text:span text:style-name="T6">1 - 00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7" draw:text-style-name="P4" draw:layer="layout" svg:width="2.002cm" svg:height="0.373cm" svg:x="9.499cm" svg:y="11.251cm">
          <text:list text:style-name="L2">
            <text:list-header>
              <text:p text:style-name="P3"><text:span text:style-name="T6">2 - 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8" draw:text-style-name="P4" draw:layer="layout" svg:width="2.002cm" svg:height="0.374cm" svg:x="9.499cm" svg:y="11.625cm">
          <text:list text:style-name="L2">
            <text:list-header>
              <text:p text:style-name="P3"><text:span text:style-name="T6">3 - 0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9" draw:text-style-name="P4" draw:layer="layout" svg:width="2.002cm" svg:height="0.374cm" svg:x="9.499cm" svg:y="11.998cm">
          <text:list text:style-name="L2">
            <text:list-header>
              <text:p text:style-name="P3"><text:span text:style-name="T6">4 - 0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0" draw:text-style-name="P4" draw:layer="layout" svg:width="2.002cm" svg:height="0.374cm" svg:x="9.499cm" svg:y="13.126cm">
          <text:list text:style-name="L2">
            <text:list-header>
              <text:p text:style-name="P3"><text:span text:style-name="T6">11 - 10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1" draw:text-style-name="P4" draw:layer="layout" svg:width="2.002cm" svg:height="0.374cm" svg:x="9.499cm" svg:y="13.5cm">
          <text:list text:style-name="L2">
            <text:list-header>
              <text:p text:style-name="P3"><text:span text:style-name="T6">12 - 110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2" draw:text-style-name="P4" draw:layer="layout" svg:width="2.002cm" svg:height="0.373cm" svg:x="9.499cm" svg:y="13.874cm">
          <text:list text:style-name="L2">
            <text:list-header>
              <text:p text:style-name="P3"><text:span text:style-name="T6">13 - 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3" draw:text-style-name="P4" draw:layer="layout" svg:width="2.002cm" svg:height="0.374cm" svg:x="9.499cm" svg:y="14.251cm">
          <text:list text:style-name="L2">
            <text:list-header>
              <text:p text:style-name="P3"><text:span text:style-name="T6">14 - 11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4" draw:text-style-name="P4" draw:layer="layout" svg:width="2.002cm" svg:height="0.373cm" svg:x="9.499cm" svg:y="14.625cm">
          <text:list text:style-name="L2">
            <text:list-header>
              <text:p text:style-name="P3"><text:span text:style-name="T6">15 - 111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5" draw:text-style-name="P4" draw:layer="layout" svg:width="2.5cm" svg:height="0.004cm" svg:x="11.999cm" svg:y="12.749cm">
          <text:list text:style-name="L2">
            <text:list-header>
              <text:p text:style-name="P3"><text:span text:style-name="T7">.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6" draw:text-style-name="P4" draw:layer="layout" svg:width="2.501cm" svg:height="0.373cm" svg:x="9cm" svg:y="10.123cm">
          <text:list text:style-name="L2">
            <text:list-header>
              <text:p text:style-name="P3"><text:span text:style-name="T4">Direccion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7" draw:text-style-name="P4" draw:layer="layout" svg:width="2.5cm" svg:height="0.373cm" svg:x="11.999cm" svg:y="10.123cm">
          <text:list text:style-name="L2">
            <text:list-header>
              <text:p text:style-name="P3"><text:span text:style-name="T4">Contenido celd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9" draw:text-style-name="P10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30" draw:text-style-name="P11" draw:layer="layout" svg:x1="5.001cm" svg:y1="3.373cm" svg:x2="5.005cm" svg:y2="4.124cm">
          <text:p/>
        </draw:line>
        <draw:line draw:style-name="gr330" draw:text-style-name="P11" draw:layer="layout" svg:x1="5.499cm" svg:y1="3.373cm" svg:x2="5.503cm" svg:y2="4.124cm">
          <text:p/>
        </draw:line>
        <draw:line draw:style-name="gr330" draw:text-style-name="P11" draw:layer="layout" svg:x1="6.002cm" svg:y1="3.373cm" svg:x2="6.006cm" svg:y2="4.124cm">
          <text:p/>
        </draw:line>
        <draw:line draw:style-name="gr330" draw:text-style-name="P11" draw:layer="layout" svg:x1="6.5cm" svg:y1="3.373cm" svg:x2="6.504cm" svg:y2="4.124cm">
          <text:p/>
        </draw:line>
        <draw:custom-shape draw:style-name="gr638" draw:text-style-name="P4" draw:layer="layout" svg:width="2.5cm" svg:height="0.374cm" svg:x="4.498cm" svg:y="4.2cm">
          <text:list text:style-name="L2">
            <text:list-header>
              <text:p text:style-name="P3"><text:span text:style-name="T4">Microorden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2" draw:text-style-name="P13" draw:layer="layout" svg:width="2.999cm" svg:height="0.373cm" svg:x="16.999cm" svg:y="1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9" draw:text-style-name="P12" draw:layer="layout" svg:width="2.5cm" svg:height="0.373cm" svg:x="19.5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0" draw:text-style-name="P4" draw:layer="layout" svg:width="1.001cm" svg:height="0.003cm" svg:x="23.001cm" svg:y="4.875cm">
          <text:list text:style-name="L2">
            <text:list-header>
              <text:p text:style-name="P3"><text:span text:style-name="T4">REN 2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1" draw:text-style-name="P4" draw:layer="layout" svg:width="2.5cm" svg:height="0.373cm" svg:x="7.501cm" svg:y="2.249cm">
          <text:list text:style-name="L2">
            <text:list-header>
              <text:p text:style-name="P3"><text:span text:style-name="T4">R. instrucció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2" draw:text-style-name="P4" draw:layer="layout" svg:width="4cm" svg:height="0.374cm" svg:x="8.502cm" svg:y="3.373cm">
          <text:list text:style-name="L2">
            <text:list-header>
              <text:p text:style-name="P3"><text:span text:style-name="T4">Contador de program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3" draw:text-style-name="P12" draw:layer="layout" svg:width="5.499cm" svg:height="0.373cm" svg:x="6.002cm" svg:y="8.999cm">
          <text:list text:style-name="L2">
            <text:list-header>
              <text:p text:style-name="P3"><text:span text:style-name="T1">0010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3" draw:text-style-name="P10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4" draw:text-style-name="P12" draw:layer="layout" svg:width="2.5cm" svg:height="0.374cm" svg:x="7.501cm" svg:y="2.62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5" draw:text-style-name="P12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6" draw:text-style-name="P12" draw:layer="layout" svg:width="2.501cm" svg:height="0.373cm" svg:x="22.498cm" svg:y="4.1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7" draw:text-style-name="P15" xml:id="id124" draw:id="id124" draw:layer="layout" svg:width="5.499cm" svg:height="0.373cm" svg:x="6.002cm" svg:y="8.999cm">
          <text:list text:style-name="L2">
            <text:list-header>
              <text:p text:style-name="P3"><text:span text:style-name="T1">110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9" draw:text-style-name="P14" xml:id="id125" draw:id="id125" draw:layer="layout" svg:width="0.499cm" svg:height="1.124cm" svg:x="6.998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5" draw:text-style-name="P14" xml:id="id126" draw:id="id126" draw:layer="layout" svg:width="2.002cm" svg:height="0.75cm" svg:x="6.998cm" svg:y="14.3cm">
          <text:p/>
          <draw:enhanced-geometry svg:viewBox="0 0 841 854" draw:type="non-primitive" draw:enhanced-path="M 517 247 L 517 415 264 415 264 0 0 0 0 680 517 680 517 854 841 547 517 247 Z N"/>
        </draw:custom-shape>
        <draw:custom-shape draw:style-name="gr648" draw:text-style-name="P15" draw:layer="layout" svg:width="5.499cm" svg:height="0.373cm" svg:x="15.002cm" svg:y="8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9" draw:text-style-name="P15" xml:id="id117" draw:id="id117" draw:layer="layout" svg:width="3.501cm" svg:height="2.25cm" svg:x="20.999cm" svg:y="1.124cm">
          <text:list text:style-name="L2">
            <text:list-header>
              <text:p text:style-name="P3"><text:span text:style-name="T5">Circuito </text:span></text:p>
              <text:p text:style-name="P3"><text:span text:style-name="T5">Operacional</text:span></text:p>
            </text:list-header>
          </text:list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650" draw:text-style-name="P15" xml:id="id118" draw:id="id118" draw:layer="layout" svg:width="2.999cm" svg:height="0.373cm" svg:x="16.999cm" svg:y="1.501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1" draw:text-style-name="P15" xml:id="id116" draw:id="id116" draw:layer="layout" svg:width="2.999cm" svg:height="0.373cm" svg:x="7.501cm" svg:y="1.501cm">
          <text:list text:style-name="L2">
            <text:list-header>
              <text:p text:style-name="P3"><text:span text:style-name="T4">Decodificador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6" draw:text-style-name="P14" xml:id="id119" draw:id="id119" draw:layer="layout" svg:width="1.001cm" svg:height="0.751cm" svg:x="19.5cm" svg:y="5.2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7" draw:text-style-name="P14" xml:id="id120" draw:id="id120" draw:layer="layout" svg:width="1.001cm" svg:height="1.875cm" svg:x="14.499cm" svg:y="5.9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2" draw:text-style-name="P22" xml:id="id121" draw:id="id121" draw:layer="layout" svg:width="5.499cm" svg:height="0.373cm" svg:x="15.002cm" svg:y="8.999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3" draw:text-style-name="P14" xml:id="id127" draw:id="id127" draw:layer="layout" svg:width="2.002cm" svg:height="1.501cm" svg:x="16.501cm" svg:y="13.739cm">
          <text:p/>
          <draw:enhanced-geometry svg:viewBox="0 0 841 854" draw:mirror-horizontal="true" draw:type="non-primitive" draw:enhanced-path="M 517 247 L 517 415 264 415 264 0 0 0 0 680 517 680 517 854 841 547 517 247 Z N"/>
        </draw:custom-shape>
        <draw:custom-shape draw:style-name="gr337" draw:text-style-name="P14" xml:id="id122" draw:id="id122" draw:layer="layout" svg:width="1.001cm" svg:height="1.875cm" svg:x="7.999cm" svg:y="4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4" draw:text-style-name="P14" xml:id="id123" draw:id="id123" draw:layer="layout" svg:width="1.001cm" svg:height="1.125cm" svg:x="11.999cm" svg:y="6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4" draw:text-style-name="P15" xml:id="id128" draw:id="id128" draw:layer="layout" svg:width="3.501cm" svg:height="0.373cm" svg:x="11.501cm" svg:y="14.625cm">
          <text:list text:style-name="L2">
            <text:list-header>
              <text:p text:style-name="P3"><text:span text:style-name="T6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4cm" svg:height="10.474cm" svg:x="3.16cm" svg:y="2.124cm" draw:page-number="17" presentation:class="page"/>
          <draw:frame presentation:style-name="pr5" draw:text-style-name="P7" draw:layer="layout" svg:width="17.273cm" svg:height="12.574cm" svg:x="2.156cm" svg:y="13.271cm" presentation:class="notes" presentation:placeholder="true">
            <draw:text-box/>
          </draw:frame>
        </presentation:notes>
      </draw:page>
      <draw:page draw:name="page18" draw:style-name="dp3" draw:master-page-name="Predeterminado">
        <draw:custom-shape draw:style-name="gr655" draw:text-style-name="P4" draw:layer="layout" svg:width="19.998cm" svg:height="2.625cm" svg:x="3.501cm" svg:y="1.502cm">
          <text:list text:style-name="L2">
            <text:list-header>
              <text:p text:style-name="P3"><text:span text:style-name="T1">Observa que en el ejemplo el tamaño del bus de datos es de 8 bits</text:span></text:p>
              <text:p text:style-name="P3"><text:span text:style-name="T1">y el tamaño de el bus de direcciones es de 4 bits.</text:span></text:p>
              <text:p text:style-name="P3"><text:span text:style-name="T1">4 bits = 16 celdas de memoria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6" draw:text-style-name="P4" draw:layer="layout" svg:width="24.002cm" svg:height="7.874cm" svg:x="1.499cm" svg:y="4.875cm">
          <text:list text:style-name="L2">
            <text:list-header>
              <text:p text:style-name="P3"><text:span text:style-name="T1">Actualmente, los lenguajes para hacer una suma utilizan</text:span></text:p>
              <text:p text:style-name="P3"><text:span text:style-name="T1">expresiones como :</text:span></text:p>
              <text:p text:style-name="P3"><text:span text:style-name="T1"/></text:p>
              <text:p text:style-name="P3"><text:span text:style-name="T1">A = B + C</text:span></text:p>
              <text:p text:style-name="P3"><text:span text:style-name="T1"/></text:p>
              <text:p text:style-name="P3"><text:span text:style-name="T1">Que significa, suma el contenido de la variable B y C </text:span></text:p>
              <text:p text:style-name="P3"><text:span text:style-name="T1">y guarda el contenido en la variable A</text:span></text:p>
              <text:p text:style-name="P3"><text:span text:style-name="T1"/></text:p>
              <text:p text:style-name="P3"><text:span text:style-name="T1">Esto es posible a que hay otros “programas” que traducen</text:span></text:p>
              <text:p text:style-name="P3"><text:span text:style-name="T1">esta instrucción a las necesarias para realizar la operación.</text:span></text:p>
              <text:p text:style-name="P3"><text:span text:style-name="T1">(Las instrucciones pueden tener varios operandos, con lo que la suma</text:span></text:p>
              <text:p text:style-name="P3"><text:span text:style-name="T1">anterior podría realizarse con menos instrucciones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5.264cm" svg:height="10.474cm" svg:x="3.16cm" svg:y="2.124cm" draw:page-number="18" presentation:class="page"/>
          <draw:frame presentation:style-name="pr4" draw:text-style-name="P7" draw:layer="layout" svg:width="17.273cm" svg:height="12.337cm" svg:x="2.156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1" svg:font-family="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Arial Unicode MS1" style:font-family-asian="'Arial Unicode MS'" style:font-pitch-asian="variable" style:font-size-asian="28pt" style:font-style-asian="normal" style:font-weight-asian="normal" style:font-name-complex="Arial Unicode MS1" style:font-family-complex="'Arial Unicode M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Arial Unicode MS1" style:font-family-asian="'Arial Unicode MS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0.3$Windows_X86_64 LibreOffice_project/8061b3e9204bef6b321a21033174034a5e2ea88e</meta:generator>
    <dc:date>2020-10-05T20:02:11.914000000</dc:date>
    <meta:editing-duration>PT43M39S</meta:editing-duration>
    <meta:editing-cycles>23</meta:editing-cycles>
    <meta:document-statistic meta:object-count="1166"/>
  </office:meta>
</office:document-meta>
</file>